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1e427d"/>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officeooo:paragraph-rsid="001e427d"/>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8119"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8ba2" officeooo:paragraph-rsid="001b8ba2"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6" style:family="paragraph" style:parent-style-name="Text_20_body">
      <style:paragraph-properties fo:margin-left="0in" fo:margin-right="0in" fo:text-align="end" style:justify-single-word="false" fo:text-indent="0.1965in" style:auto-text-indent="false"/>
    </style:style>
    <style:style style:name="P97"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9"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style>
    <style:style style:name="P102"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text-properties fo:language="ru" fo:country="RU"/>
    </style:style>
    <style:style style:name="P137"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8" style:family="paragraph" style:parent-style-name="Text_20_body">
      <style:paragraph-properties fo:text-align="center" style:justify-single-word="false"/>
    </style:style>
    <style:style style:name="P139" style:family="paragraph" style:parent-style-name="First_20_line_20_indent">
      <style:text-properties fo:language="ru" fo:country="RU"/>
    </style:style>
    <style:style style:name="P140" style:family="paragraph" style:parent-style-name="First_20_line_20_indent">
      <style:paragraph-properties fo:text-align="justify" style:justify-single-word="false"/>
      <style:text-properties fo:language="ru" fo:country="RU"/>
    </style:style>
    <style:style style:name="P141" style:family="paragraph" style:parent-style-name="First_20_line_20_indent">
      <style:text-properties fo:font-size="15pt" fo:language="ru" fo:country="RU" style:font-size-asian="15pt" style:font-size-complex="15pt"/>
    </style:style>
    <style:style style:name="P142" style:family="paragraph" style:parent-style-name="First_20_line_20_indent">
      <style:text-properties fo:font-size="12pt" fo:language="ru" fo:country="RU" style:font-size-asian="12pt" style:font-size-complex="12pt"/>
    </style:style>
    <style:style style:name="P143" style:family="paragraph" style:parent-style-name="First_20_line_20_indent">
      <style:text-properties fo:language="en" fo:country="US"/>
    </style:style>
    <style:style style:name="P144" style:family="paragraph" style:parent-style-name="First_20_line_20_indent">
      <style:paragraph-properties fo:text-align="justify" style:justify-single-word="false"/>
      <style:text-properties fo:language="en" fo:country="US"/>
    </style:style>
    <style:style style:name="P145" style:family="paragraph" style:parent-style-name="First_20_line_20_indent">
      <style:paragraph-properties fo:text-align="justify" style:justify-single-word="false"/>
    </style:style>
    <style:style style:name="P146" style:family="paragraph" style:parent-style-name="Text_20_body">
      <style:paragraph-properties fo:margin-left="0in" fo:margin-right="0in" fo:text-align="center" style:justify-single-word="false" fo:text-indent="0in" style:auto-text-indent="false"/>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in" style:auto-text-indent="false"/>
    </style:style>
    <style:style style:name="P150" style:family="paragraph" style:parent-style-name="Footnote">
      <style:text-properties fo:language="en" fo:country="US"/>
    </style:style>
    <style:style style:name="P151" style:family="paragraph" style:parent-style-name="Footnote">
      <style:text-properties fo:language="ru" fo:country="RU"/>
    </style:style>
    <style:style style:name="P152" style:family="paragraph" style:parent-style-name="Footnote">
      <style:text-properties style:use-window-font-color="true" fo:language="ru" fo:country="RU"/>
    </style:style>
    <style:style style:name="P153" style:family="paragraph" style:parent-style-name="Footnote">
      <style:text-properties fo:font-style="normal" style:font-style-asian="normal" style:font-style-complex="normal"/>
    </style:style>
    <style:style style:name="P154" style:family="paragraph" style:parent-style-name="Text_20_body">
      <style:paragraph-properties fo:margin-top="0in" fo:margin-bottom="0.0835in" loext:contextual-spacing="false" fo:text-align="justify" style:justify-single-word="false"/>
      <style:text-properties fo:language="en" fo:country="US"/>
    </style:style>
    <style:style style:name="P15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6" style:family="paragraph" style:parent-style-name="Standard">
      <style:text-properties fo:font-style="italic" style:font-style-asian="italic" style:font-style-complex="italic"/>
    </style:style>
    <style:style style:name="P15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officeooo:paragraph-rsid="003326cc" style:font-style-asian="normal" style:font-style-complex="normal"/>
    </style:style>
    <style:style style:name="P15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7912b"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7c91"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64" style:family="paragraph" style:parent-style-name="Text_20_body">
      <style:paragraph-properties fo:margin-left="0in" fo:margin-right="0in" fo:text-align="justify" style:justify-single-word="false" fo:text-indent="0.1965in" style:auto-text-indent="false"/>
    </style:style>
    <style:style style:name="P165" style:family="paragraph" style:parent-style-name="Text_20_body">
      <style:paragraph-properties fo:margin-left="0in" fo:margin-right="0in" fo:text-align="justify" style:justify-single-word="false" fo:text-indent="0.1965in" style:auto-text-indent="false"/>
      <style:text-properties officeooo:paragraph-rsid="00372eb1"/>
    </style:style>
    <style:style style:name="P16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7" style:family="paragraph" style:parent-style-name="Heading_20_1">
      <style:paragraph-properties fo:margin-left="0in" fo:margin-right="0in" fo:text-align="center" style:justify-single-word="false" fo:text-indent="0.1965in" style:auto-text-indent="false"/>
    </style:style>
    <style:style style:name="P168" style:family="paragraph" style:parent-style-name="Heading_20_2">
      <style:text-properties fo:language="en" fo:country="US"/>
    </style:style>
    <style:style style:name="P169" style:family="paragraph" style:parent-style-name="Heading_20_2">
      <style:paragraph-properties fo:text-align="justify" style:justify-single-word="false"/>
    </style:style>
    <style:style style:name="P17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c3ed1"/>
    </style:style>
    <style:style style:name="T12" style:family="text">
      <style:text-properties fo:language="ru" fo:country="RU" officeooo:rsid="001cf9fc"/>
    </style:style>
    <style:style style:name="T13" style:family="text">
      <style:text-properties fo:language="ru" fo:country="RU" officeooo:rsid="001e427d"/>
    </style:style>
    <style:style style:name="T14" style:family="text">
      <style:text-properties fo:language="ru" fo:country="RU" officeooo:rsid="0021206c"/>
    </style:style>
    <style:style style:name="T15" style:family="text">
      <style:text-properties fo:language="ru" fo:country="RU" officeooo:rsid="00359007"/>
    </style:style>
    <style:style style:name="T16" style:family="text">
      <style:text-properties fo:language="ru" fo:country="RU" officeooo:rsid="00372eb1"/>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fo:font-weight="bold" style:font-style-asian="italic" style:font-weight-asian="bold" style:font-style-complex="italic" style:font-weight-complex="bold"/>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fo:background-color="transparent" loext:char-shading-value="0" style:font-weight-asian="normal" style:font-weight-complex="normal"/>
    </style:style>
    <style:style style:name="T24" style:family="text">
      <style:text-properties fo:language="en" fo:country="US" fo:background-color="transparent" loext:char-shading-value="0"/>
    </style:style>
    <style:style style:name="T25" style:family="text">
      <style:text-properties fo:language="en" fo:country="US" officeooo:rsid="001cf9fc"/>
    </style:style>
    <style:style style:name="T26" style:family="text">
      <style:text-properties fo:language="en" fo:country="US" officeooo:rsid="001e427d"/>
    </style:style>
    <style:style style:name="T27" style:family="text">
      <style:text-properties fo:color="#ff3333" fo:background-color="transparent" loext:char-shading-value="0"/>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officeooo:rsid="00227c91"/>
    </style:style>
    <style:style style:name="T33" style:family="text">
      <style:text-properties fo:color="#800000" fo:language="en" fo:country="US"/>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ru" fo:country="RU" officeooo:rsid="00372eb1"/>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officeooo:rsid="002daac7" style:font-style-asian="normal" style:font-style-complex="normal"/>
    </style:style>
    <style:style style:name="T54" style:family="text">
      <style:text-properties style:use-window-font-color="true" fo:font-style="normal" officeooo:rsid="00315a1e"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normal" style:text-underline-style="none" style:font-style-asian="normal" style:font-style-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font-style="italic" style:font-style-asian="italic" style:font-style-complex="italic"/>
    </style:style>
    <style:style style:name="T59" style:family="text">
      <style:text-properties style:use-window-font-color="true" fo:background-color="transparent" loext:char-shading-value="0"/>
    </style:style>
    <style:style style:name="T60" style:family="text">
      <style:text-properties style:use-window-font-color="true" fo:language="uk" fo:country="UA" fo:font-style="normal" fo:font-weight="normal" style:font-style-asian="normal" style:font-weight-asian="normal" style:font-style-complex="normal" style:font-weight-complex="normal"/>
    </style:style>
    <style:style style:name="T61" style:family="text">
      <style:text-properties style:use-window-font-color="true" fo:font-weight="normal" style:font-weight-asian="normal" style:font-weight-complex="normal"/>
    </style:style>
    <style:style style:name="T62" style:family="text">
      <style:text-properties style:use-window-font-color="true" fo:font-size="12pt" fo:language="en" fo:country="US" fo:font-style="normal" style:font-size-asian="12pt" style:font-style-asian="normal" style:font-size-complex="12pt" style:font-style-complex="normal"/>
    </style:style>
    <style:style style:name="T63" style:family="text">
      <style:text-properties style:use-window-font-color="true" fo:font-size="12pt" fo:language="en" fo:country="US" style:font-size-asian="12pt" style:font-size-complex="12pt"/>
    </style:style>
    <style:style style:name="T64" style:family="text">
      <style:text-properties fo:background-color="transparent" loext:char-shading-value="0"/>
    </style:style>
    <style:style style:name="T65" style:family="text">
      <style:text-properties style:text-position="super 58%"/>
    </style:style>
    <style:style style:name="T66" style:family="text">
      <style:text-properties fo:language="fr" fo:country="FR"/>
    </style:style>
    <style:style style:name="T67" style:family="text">
      <style:text-properties fo:font-style="normal"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fo:background-color="transparent" loext:char-shading-value="0" style:font-style-asian="normal" style:font-weight-asian="normal" style:font-style-complex="normal" style:font-weight-complex="normal"/>
    </style:style>
    <style:style style:name="T70" style:family="text">
      <style:text-properties fo:font-style="normal" style:text-underline-style="none" style:font-style-asian="normal" style:font-style-complex="normal"/>
    </style:style>
    <style:style style:name="T71" style:family="text">
      <style:text-properties fo:font-weight="normal"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font-size="14pt" fo:language="en" fo:country="US" fo:font-weight="bold" style:font-size-asian="14pt" style:font-weight-asian="bold" style:font-size-complex="14pt" style:font-weight-complex="bold"/>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9pt" style:font-size-asian="9pt" style:font-size-complex="9pt"/>
    </style:style>
    <style:style style:name="T88" style:family="text">
      <style:text-properties fo:font-size="12pt" style:font-size-asian="12pt" style:font-size-complex="12pt"/>
    </style:style>
    <style:style style:name="T89" style:family="text">
      <style:text-properties fo:font-size="10pt" style:font-size-asian="10pt" style:font-size-complex="10pt"/>
    </style:style>
    <style:style style:name="T90" style:family="text">
      <style:text-properties fo:font-size="8pt" style:font-size-asian="8pt" style:font-size-complex="8pt"/>
    </style:style>
    <style:style style:name="T91" style:family="text">
      <style:text-properties officeooo:rsid="00133232"/>
    </style:style>
    <style:style style:name="T92" style:family="text">
      <style:text-properties officeooo:rsid="0014e788"/>
    </style:style>
    <style:style style:name="T93" style:family="text">
      <style:text-properties officeooo:rsid="0016c59a"/>
    </style:style>
    <style:style style:name="T94" style:family="text">
      <style:text-properties officeooo:rsid="00185892"/>
    </style:style>
    <style:style style:name="T95" style:family="text">
      <style:text-properties officeooo:rsid="00188119"/>
    </style:style>
    <style:style style:name="T96" style:family="text">
      <style:text-properties officeooo:rsid="001a24e1"/>
    </style:style>
    <style:style style:name="T97" style:family="text">
      <style:text-properties officeooo:rsid="001b8ba2"/>
    </style:style>
    <style:style style:name="T98" style:family="text">
      <style:text-properties officeooo:rsid="00213167"/>
    </style:style>
    <style:style style:name="T99" style:family="text">
      <style:text-properties officeooo:rsid="00217093"/>
    </style:style>
    <style:style style:name="T100" style:family="text">
      <style:text-properties officeooo:rsid="00242adc"/>
    </style:style>
    <style:style style:name="T101" style:family="text">
      <style:text-properties officeooo:rsid="0025f651"/>
    </style:style>
    <style:style style:name="T102" style:family="text">
      <style:text-properties officeooo:rsid="0027912b"/>
    </style:style>
    <style:style style:name="T103" style:family="text">
      <style:text-properties officeooo:rsid="002aa67b"/>
    </style:style>
    <style:style style:name="T104" style:family="text">
      <style:text-properties officeooo:rsid="002b17a1"/>
    </style:style>
    <style:style style:name="T105" style:family="text">
      <style:text-properties officeooo:rsid="002cb0d7"/>
    </style:style>
    <style:style style:name="T106" style:family="text">
      <style:text-properties officeooo:rsid="002daac7"/>
    </style:style>
    <style:style style:name="T107" style:family="text">
      <style:text-properties officeooo:rsid="002f6fb1"/>
    </style:style>
    <style:style style:name="T108" style:family="text">
      <style:text-properties officeooo:rsid="003326cc"/>
    </style:style>
    <style:style style:name="T109" style:family="text">
      <style:text-properties officeooo:rsid="00359007"/>
    </style:style>
    <style:style style:name="T110" style:family="text">
      <style:text-properties officeooo:rsid="0037f6c8"/>
    </style:style>
    <style:style style:name="T111" style:family="text">
      <style:text-properties officeooo:rsid="0039d1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Последний фанфик</text:h>
      <text:p text:style-name="P57"/>
      <text:h text:style-name="P168" text:outline-level="2">1. Терра</text:h>
      <text:p text:style-name="P26"/>
      <text:p text:style-name="P3">***</text:p>
      <text:p text:style-name="P3"/>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4">Я прислонился к стойке с коньяком и закрыл глаза.</text:p>
      <text:p text:style-name="P4"/>
      <text:p text:style-name="P6">Блядь, как хочется послать его нахуй!</text:p>
      <text:p text:style-name="P6"/>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7"> скрывая дрожь в голосе.</text:span></text:p>
      <text:p text:style-name="P70"/>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Анон, не беспокойся, охрана уже в курсе. Тебе выдадут временный.</text:p>
      <text:p text:style-name="P7">–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5"><text:note text:id="ftn1" text:note-class="footnote"><text:note-citation>1</text:note-citation><text:note-body><text:p text:style-name="P15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7"/>
      <text:p text:style-name="P6">Блядь!</text:p>
      <text:p text:style-name="P6"/>
      <text:p text:style-name="P4">– Ладно, <text:span text:style-name="T17">уболтал</text:span>. В последний раз. Загляну на огонёк, но ничего не обещаю. Честно говоря, мне плевать.</text:p>
      <text:p text:style-name="P4">Шум супермаркета не смог скрыть выдох на той стороне трубки.</text:p>
      <text:p text:style-name="P4"><text:soft-page-break/>– Спасибо, Анон. Я знал, что на тебя можно рассчитывать. Оплата, как договорились.</text:p>
      <text:p text:style-name="P4"/>
      <text:p text:style-name="P23"><text:span text:style-name="T1">Пиздец! Мало того, что последний год жил на работе без выходных и отпусков, так и теперь от них не спрячешься!</text:span><text:span text:style-name="T17"> </text:span><text:span text:style-name="T1">Дача на сегодня, походу, отменяется.</text:span></text:p>
      <text:p text:style-name="P6"/>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
      <text:p text:style-name="P3">***</text:p>
      <text:p text:style-name="P3"/>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7">RnD-</text:span><text:span text:style-name="T1">зона</text:span><text:span text:style-name="T1"><text:note text:id="ftn3" text:note-class="footnote"><text:note-citation>3</text:note-citation><text:note-body><text:p text:style-name="P15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имус. Рад тебя видеть. Мне говорили, ты ушёл из проекта?</text:p>
      <text:p text:style-name="P8">–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5"><text:span text:style-name="T17">– Нэш, к</text:span>ак называется наш проект?</text:p>
      <text:p text:style-name="P83"><text:span text:style-name="T8">– </text:span><text:span text:style-name="T71">Дайсон.</text:span></text:p>
      <text:p text:style-name="P83"><text:span text:style-name="T8">– </text:span><text:span text:style-name="T71">Сколько тебе лет?</text:span></text:p>
      <text:p text:style-name="P83"><text:span text:style-name="T8">– </text:span><text:span text:style-name="T71">Два года с начала запуска кластера.</text:span></text:p>
      <text:p text:style-name="P83"><text:soft-page-break/><text:span text:style-name="T8">– </text:span><text:span text:style-name="T71">Какой сейчас год?</text:span></text:p>
      <text:p text:style-name="P83"><text:span text:style-name="T8">– </text:span><text:span text:style-name="T61">20</text:span><text:span text:style-name="T44">19</text:span><text:span text:style-name="T71">-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5"><text:span text:style-name="T1">– </text:span>Н<text:span text:style-name="T1">эш тестовая задача номер шестнадцать</text:span>. <text:span text:style-name="T1">Выполни при настройках по умолчанию.</text:span></text:p>
      <text:p text:style-name="P57">– Принял к исполнению.</text:p>
      <text:p text:style-name="P57"/>
      <text:p text:style-name="P93">«Выживание корпорации в условиях жёсткой конкуренции с ограниченными ресурсами. Случай 16».</text:p>
      <text:p text:style-name="P93">…</text:p>
      <text:p text:style-name="P93">…</text:p>
      <text:p text:style-name="P93">…</text:p>
      <text:p text:style-name="P93">Решение.</text:p>
      <text:p text:style-name="P93">…</text:p>
      <text:p text:style-name="P12"/>
      <text:p text:style-name="P12">Я вчитался в результат и присвистнул. Карандаш выпал у меня из руки и закатился под стол.</text:p>
      <text:p text:style-name="P12">–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2">– Решение принято в соответствии с текущими настройками, Анонимус.</text:p>
      <text:p text:style-name="P12"/>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8"/>
      <text:p text:style-name="P33"><text:span text:style-name="T5">–</text:span><text:span text:style-name="T6"> </text:span><text:span text:style-name="T5">Нэш</text:span><text:span text:style-name="T68">, </text:span><text:span text:style-name="T5">в некоем городе живёт брадобрей, который бреет всех людей, которые не бреются сами. Вопрос: кто бреет брадобрея</text:span><text:span text:style-name="T68">?</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4">incompatible interface Analytics v.0.93 beta</text:span>”</text:p>
      <text:p text:style-name="P33">Ага, уже теплее.</text:p>
      <text:p text:style-name="P33"/>
      <text:p text:style-name="P83"><text:span text:style-name="T8">– Нэш</text:span><text:span text:style-name="T71">,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7">–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7">–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н-сервере.</text:p>
      <text:p text:style-name="P9">–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7">.</text:span></text:p>
      <text:p text:style-name="P114">Бип-бип-бип.</text:p>
      <text:p text:style-name="P114"/>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6">***</text:p>
      <text:p text:style-name="P146"/>
      <text:p text:style-name="P4">На улице моросил дождь со снегом. Я шарил по карманам в поисках ключей от машины, когда по плечу похлопали.</text:p>
      <text:p text:style-name="P4"/>
      <text:p text:style-name="P4">Я обернулся. За спиной подслеповато щурясь, осклабился бородатый зачуханый мужик в рваных джинсах и свитере.</text:p>
      <text:p text:style-name="P4">– Слышь, бро, дай на опохмел? Сил нет, в глотке пересохло. Спать не могу, глюки всякие снятся.</text:p>
      <text:p text:style-name="P4"/>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
      <text:p text:style-name="P4">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4"/>
      <text:p text:style-name="P4">– Так чего, дашь на успокоение нервов? Не жлобись, мужик, будь другом? – повторный оклик нищего вернул меня к реальности.</text:p>
      <text:p text:style-name="P4"><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сунув нос в кулёк. – Ромчик! То, что надо! Спасибо, бро!</text:p>
      <text:p text:style-name="P4">Бродяга пошлёпал в дождь.</text:p>
      <text:p text:style-name="P4">Я смотрел ему вслед, пытаясь вспомнить детали видения,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7">100. </text:span>И жизнь вертится каруселью,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4"/>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4"/>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1">Валиум <text:span text:style-name="T6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
      <text:p text:style-name="P4">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3">***</text:p>
      <text:p text:style-name="P3"/>
      <text:p text:style-name="P1">Грохот улицы не достигал крыши <text:span text:style-name="T37">тридцатичетырёх</text:span><text:span text:style-name="T36">этажного </text:span><text:span text:style-name="T3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3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4"/>
      <text:p text:style-name="P1">Я вспомнил<text:span text:style-name="T36"> </text:span><text:span text:style-name="T37">Юджина</text:span><text:span text:style-name="T1">,</text:span> <text:span text:style-name="T3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4"/>
      <text:p text:style-name="P1"><text:span text:style-name="T1">Юджин</text:span> тогда совершил глупость, большую глупость. Я ему давно го<text:span text:style-name="T64">ворил </text:span><text:span text:style-name="T2">—</text:span><text:span text:style-name="T6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моральны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4">А у нас получается… </text:span><text:span text:style-name="T2">–</text:span><text:span text:style-name="T6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0">AI <text:span text:style-name="T2">– </text:span><text:span text:style-name="T6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6"/>
      <text:p text:style-name="P1">Остатками сознания почувствовал исчезновение опоры под спиной и начало падения.</text:p>
      <text:p text:style-name="P1"><text:span text:style-name="T36">Тридцать чет</text:span><text:span text:style-name="T37">ыре</text:span><text:span text:style-name="T36"> </text:span>этаж<text:span text:style-name="T1">а</text:span>! Пиздец <text:span text:style-name="T1">—</text:span> успел подумать я, <text:span text:style-name="T1">прежде чем </text:span>сознание выключилось.</text:p>
      <text:p text:style-name="P1"/>
      <text:h text:style-name="P168" text:outline-level="2">2. Пробуждение</text:h>
      <text:p text:style-name="P31"/>
      <text:p text:style-name="P1"><text:span text:style-name="T41">Сознание рестартовало после того, как я гребанулся </text:span><text:span text:style-name="T64">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4">ткрыл глаза, тщётно пытаясь вдохнуть. Образ, </text:span><text:span text:style-name="T2">который я </text:span><text:span text:style-name="T64">пару мгновений назад </text:span><text:span text:style-name="T2">видел на фоне </text:span><text:span text:style-name="T64">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64"> настороженные уши, нежный розов</text:span><text:span text:style-name="T2">атый</text:span><text:span text:style-name="T64"> нос, венчающая голову </text:span><text:span text:style-name="T2">высокая тиара</text:span><text:span text:style-name="T64">. И приковывающая к себе внимание </text:span><text:soft-page-break/><text:span text:style-name="T64">звёздочка, та самая магическая искорка </text:span><text:span text:style-name="T24">—</text:span><text:span text:style-name="T64">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7">–</text:span> Она очнулась. Хвала небу, нам это удалось!</text:p>
      <text:p text:style-name="P33"/>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4">, </text:span><text:span text:style-name="T2">а от валиума таких глюков у меня ни разу не было. <text:s/>Да и не должно быть — это же не ЛСД какой-нибудь</text:span><text:span text:style-name="T6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4"/>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7">…</text:span><text:span text:style-name="T1"> Как ты живёшь со всем этим? – тихо произнесла она.</text:span></text:p>
      <text:p text:style-name="P4"/>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7">Короче, тот ещё бомжатник.</text:p>
      <text:p text:style-name="P17"/>
      <text:p text:style-name="P17">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4"/>
      <text:p text:style-name="P1"><text:span text:style-name="T1">–</text:span> Так это и есть наш П<text:span text:style-name="T47">роводник</text:span>??? А?!! <text:span text:style-name="T1">А-ха-ха-ха-ха-ха-ха</text:span>! <text:span text:style-name="T17">–</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4">Я даже начал было смотреть серии по собственной инициативе, но после самоубийства Юджина не смог к ним вернуться.</text:p>
      <text:p text:style-name="P4"/>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4">–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4">– Ей больно. Я сейчас слишком слаба и не смогла надолго облегчить её страдания. Мне нужно восстановиться после заклинания.</text:p>
      <text:p text:style-name="P4">– Потерпи немного, в королевской больнице Кантерлота тебе помогут, дорогая, – обратилась Селестия ко мне.</text:p>
      <text:p text:style-name="P4">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7">!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4"/>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4">– Что за бред?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4"/>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4"><text:soft-page-break/>– А что, в Винг-Поинте вас не учили, что оставлять пост без приказа —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7">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4">–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4">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4"/>
      <text:p text:style-name="P4">–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4">– На себя посмотри! – огрызнулся Дискорд. – Призвала в Эквестрию какую-то полудохлую обезьяну вместо с<text:span text:style-name="T36">верх</text:span>…</text:p>
      <text:p text:style-name="P4">– Сестра, ты идёшь? – выглянула в зал Луна.</text:p>
      <text:p text:style-name="P4"/>
      <text:p text:style-name="P4">Тут м<text:span text:style-name="T17">еня, </text:span>наконец,<text:span text:style-name="T17"> стошнило. Буквально вывернуло наизнанку: из носа текло, в глазах стояли слёзы.</text:span></text:p>
      <text:p text:style-name="P4">Вот это по-нашему, Анон!</text:p>
      <text:p text:style-name="P4">Тёмная аликорница брезгливо поджала губы. <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66">Jack of Hearts</text:span><text:span text:style-name="T66"><text:note text:id="ftn7" text:note-class="footnote"><text:note-citation>7</text:note-citation><text:note-body><text:p text:style-name="Footnote"><text:bookmark text:name="result_box1"/><text:span text:style-name="T66">Jack of Hearts</text:span> <text:span text:style-name="T1">– Червовый валет (фр.)</text:span></text:p></text:note-body></text:note></text:span><text:span text:style-name="T66"> , </text:span><text:span text:style-name="T1">Сахарная Ватка</text:span><text:span text:style-name="T6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4"/>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7"><text:span text:style-name="T1">Вот дерьмо! </text:span>Я потянулся за платком.</text:p>
      <text:p text:style-name="P17">– Я это… Извиняюсь. Сейчас вытру.</text:p>
      <text:p text:style-name="P4"><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36">три </text:span>месяца. Восстановиться раньше и открыть коридор обратно в твой мир у меня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4">Ха! Непосредственность аликорницы вызвала у меня <text:span text:style-name="T17">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4"/>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гневно заржала она. – Некогда прохлаждаться!</text:p>
      <text:p text:style-name="P4"/>
      <text:p text:style-name="P4">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4">–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4">–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4">– Какого хера? Прекрати немедленно! Бля!</text:p>
      <text:p text:style-name="P4">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4"><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
      <text:p text:style-name="P4">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4"/>
      <text:p text:style-name="P4">Мне резко захотелось стать на ноги и пришпарить побыстрее. Фиг там, я по-прежнему болтался в воздухе, в ореоле левитационной магии!</text:p>
      <text:p text:style-name="P4"/>
      <text:p text:style-name="P4">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рукав» зелёной массы, выползающий из бокового прохода, как паста из тюбика.</text:p>
      <text:p text:style-name="P4"/>
      <text:p text:style-name="P4">Бац!</text:p>
      <text:p text:style-name="P4"/>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
      <text:p text:style-name="P4">Бац!</text:p>
      <text:p text:style-name="P4"/>
      <text:p text:style-name="P4">– Ай! Твою ж… Твоё высочество, блин!!!</text:p>
      <text:p text:style-name="P4">Селестия выпрямилась в струнку.</text:p>
      <text:p text:style-name="P4">– Закрой глаза! – скомандовала аликорница.</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3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4"><text:soft-page-break/></text:p>
      <text:p text:style-name="P4">Планка твоего уважения к аликорнице резко пошла вверх, Анон!</text:p>
      <text:p text:style-name="P4"/>
      <text:p text:style-name="P4">–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text:p text:style-name="P4">…</text:p>
      <text:p text:style-name="P4"/>
      <text:p text:style-name="P4">– Эй!.. Ты как? – я подошёл к Селестии и потыкал её носком ботинка в бок.</text:p>
      <text:p text:style-name="P4">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4"/>
      <text:p text:style-name="P4">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
      <text:p text:style-name="P4">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4"/>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4"/>
      <text:p text:style-name="P4">Ну, всё, можно вставлять в глаза монетки. Хороший бутерброд получился для глистоплюща!</text:p>
      <text:p text:style-name="P4"/>
      <text:p text:style-name="P4"><text:soft-page-break/><text:span text:style-name="T3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4">– Вставай, родная, вставай! Давай, я помогу тебе. Совсем немного осталось…</text:p>
      <text:p text:style-name="P4">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text:p text:style-name="P4">– Вот они!!!</text:p>
      <text:p text:style-name="P4">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4"/>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
      <text:p text:style-name="P4">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4"/>
      <text:p text:style-name="P4"><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1">Спи, Сестра моя родная,<text:line-break/>Спи. Усни.<text:line-break/>Крыльями тебя укрою,<text:line-break/>Спи. Усни.</text:p><text:p text:style-name="P151"><text:tab/>В чаще тёмной волки воют,<text:line-break/>Спи. Усни.</text:p><text:p text:style-name="P151"><text:tab/>В мрачном замке духи ноют,<text:line-break/>Спи. Усни.</text:p><text:p text:style-name="P151"><text:tab/>Сказки вечность нам читает,<text:line-break/>Спи. Усни.<text:line-break/>День осенний угасает,<text:line-break/>Спи. Усни.<text:line-break/>Помни только в сне глубоком,</text:p><text:p text:style-name="P15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4">–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
      <text:p text:style-name="P4">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4"/>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4"/>
      <text:p text:style-name="P4">–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4">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4">–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4">– Почему ты называешь замок домом?</text:p>
      <text:p text:style-name="P4">–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4">Тёмная аликорница поправила Селестии раскрывшееся крыло и продолжила.</text:p>
      <text:p text:style-name="P4">–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Я заметил:</text:p>
      <text:p text:style-name="P4">– Паршивое место вы с сестрой выбрали для замка, однако! Берег гнилого болота — не самое подходящее место для королевской резиденции.</text:p>
      <text:p text:style-name="P4">Тёмная аликорница смутилась.</text:p>
      <text:p text:style-name="P4">–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зыби, достаточно крупная.</text:p>
      <text:p text:style-name="P4">Луна проследила взглядом направление и вскочила на ноги.</text:p>
      <text:p text:style-name="P4">– Набирай высоту! Они настигают нас! – крикнула она Дискорду.</text:p>
      <text:p text:style-name="P4">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 Присмотри за ней, – обратилась она ко мне, кивнув на спящую сестру. Мне показалось, или в её <text:span text:style-name="T3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4">Снова хлопок — и снова разряд молнии из рога Луны обратил плеть плюща в россыпь искр. Запахло озоном.</text:p>
      <text:p text:style-name="P4"><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4"/>
      <text:p text:style-name="P4">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4"/>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6">надреснутым голосом.</text:span></text:p>
      <text:p text:style-name="P4">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4">Пегасы тем временем упорно маха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прямо возле меня и пол платформы выровнялся.</text:p>
      <text:p text:style-name="P4">– Кимеринн!!! <text:s/>– <text:s/>закричала Луна, выплюнув воротник моей куртки.</text:p>
      <text:p text:style-name="P4"><text:soft-page-break/></text:p>
      <text:p text:style-name="P4">Колесо с куском оси, намертво оплетенное лианой, догоняло стремительно уходящего вниз пегаса. Освобождённый экипаж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36">, опустив голову на пол.</text:span></text:p>
      <text:p text:style-name="P4">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4"/>
      <text:p text:style-name="P4">Откуда-то снизу послышался шорох и возня. Я лёг на пол и заглянул под платформу.</text:p>
      <text:p text:style-name="P4">Дискорд, ухватившись <text:span text:style-name="T3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7">–</text:span> Уфф! Выкарабкались. Почти без потерь, <text:span text:style-name="T17">–</text:span> заметил Дискорд, осматривая крыло. <text:span text:style-name="T17">–</text:span> Могло быть и хуже.</text:p>
      <text:p text:style-name="P4"><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4">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0"><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4"><text:span text:style-name="T17">–</text:span> ТЫ!!! ТЫ!..</text:p>
      <text:p text:style-name="P4"><text:span text:style-name="T17">–</text:span> Да, я!!! <text:span text:style-name="T17">–</text:span> Дискорд подбоченился и с вызовом посмотрел на разъярённую аликорницу. <text:span text:style-name="T17">–</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4">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1"/>
      <text:h text:style-name="P168" text:outline-level="2"><text:soft-page-break/>3. Норф</text:h>
      <text:p text:style-name="P86"/>
      <text:p text:style-name="P23">Глава IV. Пределы магии</text:p>
      <text:p text:style-name="P20"/>
      <text:p text:style-name="P23">Вашему покорному слуге известны четыре предела магии: </text:p>
      <text:p text:style-name="P23"/>
      <text:list xml:id="list1790682961038548654" text:style-name="L1">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 Сколько страниц сегодня нахреначили?</text:span></text:p><text:p text:style-name="P150">– <text:span text:style-name="T1">Восемь, учитель!</text:span></text:p><text:p text:style-name="P150">– Отлично. Надиктую ещё две и сбегаешь за кофе.</text:p></text:note-body></text:note></text:span></text:p>
        </text:list-item>
      </text:list>
      <text:p text:style-name="P6"/>
      <text:p text:style-name="P11">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7">. Выносить книги из читального зала запрещено”.</text:span></text:p>
      <text:p text:style-name="P8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4"/>
      <text:p text:style-name="P84"><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0"> </text:span>гор.</text:p>
      <text:p text:style-name="P84"/>
      <text:p text:style-name="P8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1">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1"/>
      <text:p text:style-name="P11">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1"/>
      <text:p text:style-name="P11">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1"/>
      <text:p text:style-name="P11">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1"/>
      <text:p text:style-name="P11">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1"/>
      <text:p text:style-name="P84"><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1">Но эти мечты хотя бы позволяют забыть сосущее чувство валиумного голодания…</text:p>
      <text:p text:style-name="P11"/>
      <text:p text:style-name="P8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4">Так, что тут у нас?</text:p>
      <text:p text:style-name="P84"/>
      <text:p text:style-name="P84">“<text:span text:style-name="T34">Новости двора: </text:span><text:span text:style-name="T9">состояние </text:span><text:span text:style-name="T34">здоровь</text:span><text:span text:style-name="T9">я</text:span><text:span text:style-name="T3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4">В Додж-Сити продолжаются исчезновения пони. Шериф подал в отставку…</text:span>”. “<text:span text:style-name="T34">Чужестранец-человек осваивается в Кантерлоте. Атмосфера столицы благотворно влияет на агрессивный нрав королевского гостя…</text:span>”</text:p>
      <text:p text:style-name="P84"/>
      <text:p text:style-name="P84">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4">Газета полетела в мусорное ведро.</text:p>
      <text:p text:style-name="P84"/>
      <text:p text:style-name="P84">Я потянулся. Хватит на сегодня чтения. Настало время ежедневной прогулки по городу. Тем более, что у меня есть деньги.</text:p>
      <text:p text:style-name="P8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4">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4">Так что даже на ремонт одежды и покупку необходимых в повседневной жизни мелочей у меня финансов не было. До недавнего времени.</text:p>
      <text:p text:style-name="P8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4"/>
      <text:p text:style-name="P84">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9"/>
      <text:p text:style-name="P84"><text:span text:style-name="T17">Ну, понятно, в элитном придворцовом квартале, который представляет из себя </text:span><text:span text:style-name="T1">верхний город</text:span><text:span text:style-name="T17">, цены кусаются. Топай вниз, Анон, на окраину!</text:span></text:p>
      <text:p text:style-name="P19">Но, блин, корявые пальцы внесли свою коррективу в шопинг-план!</text:p>
      <text:p text:style-name="P19"><text:soft-page-break/></text:p>
      <text:p text:style-name="P84"><text:span text:style-name="T17">Как раз </text:span><text:span text:style-name="T1">на мосту, </text:span><text:span text:style-name="T17">на спуске в нижний </text:span><text:span text:style-name="T1">город, </text:span><text:span text:style-name="T17">я выронил монетку. И, естественно, она не осталась лежать там, где упала, а начала катиться </text:span><text:span text:style-name="T1">по мостовой </text:span><text:span text:style-name="T17">— </text:span><text:span text:style-name="T1">чем дальше, тем быстрее</text:span><text:span text:style-name="T17">.</text:span></text:p>
      <text:p text:style-name="P11">Подобно олуху из дешёвой комедии, я припустил со всех ног за монеткой и в долгой погоне <text:span text:style-name="T17">за ней чуть не открыл лбом дубовые ворота — серебряшка прокатилась прямо под ними.</text:span></text:p>
      <text:p text:style-name="P19"/>
      <text:p text:style-name="P11"><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1"/>
      <text:p text:style-name="P19">–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9">– <text:span text:style-name="T1">Анонимус</text:span>. – <text:s/>отрекомендовался я. – <text:s/>Человек.</text:p>
      <text:p text:style-name="P19">–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1">Рядом с единорого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1"/>
      <text:p text:style-name="P19">–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9">– Вы говорили, что королевские <text:span text:style-name="T1">колесницы</text:span> делали три <text:span text:style-name="T1">двора</text:span>…</text:p>
      <text:p text:style-name="P19"><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9"/>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9"/>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
      <text:p text:style-name="P19">Норф пошёл к <text:span text:style-name="T1">небольшому деревянному гаражу</text:span>,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text:span text:style-name="T1">Норф</text:span> картинно вскинул копыто.</text:p>
      <text:p text:style-name="P19">– “Королева Лорен ”! Встречайте!</text:p>
      <text:p text:style-name="P19"/>
      <text:p text:style-name="P19"><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9"/>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1">Единорог по-старчески задремал, прислонившись к заднему колесу. Я упёрся рукой в лакированный корпус и осторожно пошатал его.</text:p>
      <text:p text:style-name="P19">Старик клюнул носом и встрепенулся. Потом он огляделся и заговорщицки подмигнул мне.</text:p>
      <text:p text:style-name="P19">– “Лорен” я сделал на базе парящей <text:span text:style-name="T3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1"/>
      <text:p text:style-name="P11"><text:soft-page-break/>Норф поправил сползший плед и высморкался.</text:p>
      <text:p text:style-name="P19">–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 наблюдая за нашими триумфами с трибуны.</text:span></text:p>
      <text:p text:style-name="P37"/>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
      <text:p text:style-name="P19">Я огляделся. <text:span text:style-name="T1">За ангаром расположилась круглая ухоженная клумба, рядом с которой блестел мой злосчастный грош.</text:span></text:p>
      <text:p text:style-name="P11">Попался, засранец!</text:p>
      <text:p text:style-name="P11"/>
      <text:p text:style-name="P19"><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8">Магдалена Фрискай-Каррус, </text:span><text:span text:style-name="T3">2088</text:span><text:span text:style-name="T58"> – </text:span><text:span text:style-name="T42">2135</text:span><text:span text:style-name="T58"> A.C.</text:span><text:span text:style-name="T37">»</text:span>. <text:span text:style-name="T1">Над</text:span> надписью было стилизованное изображение распростёршего крылья пегаса, тянущего колесницу.</text:p>
      <text:p text:style-name="P19"/>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7">4. </text:span><text:span text:style-name="T1">Заклинание Последнего Шанса</text:span></text:h>
      <text:p text:style-name="P19"/>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3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примеру, заклинание начального предела: “Ярету пхонг руул квами”, <text:span text:style-name="T1">—</text:span> что означает: “Переместить<text:span text:style-name="T36"> силу в нужное место</text:span>”.</text:p>
      <text:p text:style-name="P6">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Клянусь, дорогая, это в прошлом! И</text:span>,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7">За прошедшие дни я уже привык и к магии, и к разумным эквиноподобным и даже </text:span><text:span text:style-name="T1">к деревянным дирижаблям</text:span><text:span text:style-name="T17">.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0"/>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70">Экзоскелет, лишившись хозяйки, переключил цвет лампочки с зелёного на оранжевый. <text:span text:style-name="T17">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text:soft-page-break/>–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7">–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0">Аликорница нервно хохотнула.</text:p>
      <text:p text:style-name="P37">– А по-моему, ты не…</text:p>
      <text:p text:style-name="P35"><text:span text:style-name="T18">–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50">Селестия нахмурилась и угрожающе подняла крылья.</text:p>
      <text:p text:style-name="P50"><text:span text:style-name="T17">– </text:span>Не забывай, человек, я — могущественный маг и правитель Эквестрии. Ко мне нужно относиться с должным уважением!</text:p>
      <text:p text:style-name="P50"><text:span text:style-name="T17">– </text:span>А то что? Превратишь в жабу? Сошлёшь на луну? Убьёшь нахер?</text:p>
      <text:p text:style-name="P50">Аликорница сникла. Уши её опустились.</text:p>
      <text:p text:style-name="P50"><text:span text:style-name="T17">– Анонимус</text:span>, ну зачем так… Ты же знаешь, я этого не сделаю.</text:p>
      <text:p text:style-name="P50"><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
      <text:p text:style-name="P50">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50"><text:span text:style-name="T17">–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7"> штучки при общении со мной. А я постараюсь помочь тебе </text:span>— если это в моих силах, разумеется<text:span text:style-name="T17">.</text:span></text:p>
      <text:p text:style-name="P37"/>
      <text:p text:style-name="P50"><text:span text:style-name="T17">Аликорница уселась н</text:span>а пол <text:span text:style-name="T17">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oft-page-break/><text:span text:style-name="T17">– Лады! Вот видишь, со мной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37"/>
      <text:p text:style-name="P52">***</text:p>
      <text:p text:style-name="P52"/>
      <text:p text:style-name="P50"><text:span text:style-name="T17">Л</text:span>ампа<text:span text:style-name="T17"> отбрасывал</text:span>а<text:span text:style-name="T17"> мягкие тени на стену библиотеки. Селестия, расположи</text:span>вшись<text:span text:style-name="T17"> лёжа у моего кресл</text:span>а,<text:span text:style-name="T17">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
      <text:p text:style-name="P50"><text:span text:style-name="T17">– </text:span>Вот, читай отсюда, <text:span text:style-name="T17">– а</text:span>ликорница подчеркнула абзац копытом.</text:p>
      <text:p text:style-name="P50"/>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
      <text:p text:style-name="P63">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3"/>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
      <text:p text:style-name="P63">Но величайшая справедливость юниверсума заключается в том, что не существует безвыходных положений. Всегда есть надежда.</text:p>
      <text:p text:style-name="P63"/>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3"/>
      <text:p text:style-name="P63">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50"/>
      <text:p text:style-name="P37"><text:span text:style-name="T1">Аликорница</text:span>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
      <text:p text:style-name="P50">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
      <text:p text:style-name="P50">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
      <text:p text:style-name="P50">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50"/>
      <text:p text:style-name="P50">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50">–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0"/>
      <text:p text:style-name="P50">Я протянул руку, вытер ей слёзы и погладил по шее.</text:p>
      <text:p text:style-name="P50">– Не плачь, принцесса. Я не отказываюсь. Хотя, скорее всего, Стар Свирл что-то напутал в заклинании, потому что я человек, а не сверхаликорн.</text:p>
      <text:p text:style-name="P50"><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
      <text:p text:style-name="P50">Селестия успокоилась и смущённо потёрлась носом мне о плечо.</text:p>
      <text:p text:style-name="P50">– И я не читала твои мысли, Анонимус. У тебя на лице и так всё написано — ты не умеешь скрывать эмоции.</text:p>
      <text:p text:style-name="P50"/>
      <text:p text:style-name="P50">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74">Прижав </text:span>уши к голове, <text:span text:style-name="T74">она дала</text:span> задний ход <text:span text:style-name="T74">и </text:span>выкарабкалась обратно. Окинув библиотеку отчаянным взглядом, <text:span text:style-name="T74">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
      <text:p text:style-name="P50">В наступившей тишине аликорница прошептала мне убито:</text:p>
      <text:p text:style-name="P37">– <text:span text:style-name="T1">Что-то мне не хочется оборачиваться.</text:span></text:p>
      <text:p text:style-name="P50">– А придётся. Кстати, крылья можешь опустить. Всё равно видна табуретка и мои ноги.</text:p>
      <text:p text:style-name="P50"/>
      <text:p text:style-name="P50">Селестия со вздохом закрыла глаза и медленно обернулась к толпе.</text:p>
      <text:p text:style-name="P50">–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text:soft-page-break/></text:p>
      <text:h text:style-name="Heading_20_2" text:outline-level="2">5<text:span text:style-name="T1">.</text:span> Нерадивый ученик</text:h>
      <text:p text:style-name="P30"/>
      <text:p text:style-name="P50">– Это очень легк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 Растёшь, Анон, вакансия шута тебе уже обеспечена!</text:p>
      <text:p text:style-name="P50"/>
      <text:p text:style-name="P50">– Анонимус…</text:p>
      <text:p text:style-name="P50">С лёгким вздохом Селестия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0">– Не понимаю, куда ты так гонишь? Мы вполне можем заняться этим через пару недель, когда ты окрепнешь.</text:p>
      <text:p text:style-name="P50"/>
      <text:p text:style-name="P50">Селестия открыла глаза и нехотя оторвала голову от импровизированной подушки.</text:p>
      <text:p text:style-name="P50">– Нам нужно торопиться. У меня есть нехорошее предчувствие,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text:p text:style-name="P50">–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0">–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0"/>
      <text:p text:style-name="P50">Аликорница взглянула на меня со смущением.</text:p>
      <text:p text:style-name="P50">–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
      <text:p text:style-name="P50">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50"/>
      <text:p text:style-name="P50">–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0"/>
      <text:p text:style-name="P50">Я вздохнул. Чего не сделаешь ради этой чокнутой коняги!</text:p>
      <text:p text:style-name="P50">– Ну хорошо, хорошо, не волнуйся. Я готов. Только можно по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
      <text:p text:style-name="P50">«Она думает, я сейчас загадаю себе полцарства, корону и ванильное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Эх, пропало моё мороженное!</text:p>
      <text:p text:style-name="P50"/>
      <text:p text:style-name="P50">Аликорница воззрилась на меня с нечитаемым выражением на морде.</text:p>
      <text:p text:style-name="P50">– Я слишком многого прошу? – вздохнул я. – Ладно, забей. Но, хотя бы, будь поосторожнее. Не думаю, что я тебе понравлюсь в качестве овоща.</text:p>
      <text:p text:style-name="P50"/>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не бери в голову…</text:p>
      <text:p text:style-name="P50"/>
      <text:p text:style-name="P50">Селестия подняла голову и я увидел, что у неё из глаз текут слёзы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50"/>
      <text:p text:style-name="P50">–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50">Аликорница кивнула, соглашаясь.</text:p>
      <text:p text:style-name="P50">– Тогда позволь мне начать заклинание.</text:p>
      <text:p text:style-name="P50"/>
      <text:p text:style-name="P50">Селестия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 Не думать — это легко! Мне даже стараться не надо! – я зевнул.</text:p>
      <text:p text:style-name="P50"/>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0"/>
      <text:p text:style-name="P50">Моей?!! Э-э-э, позвольте-е-е-<text:span text:style-name="T89">и-и-и</text:span>-<text:span text:style-name="T90">а-а-а</text:span>…</text:p>
      <text:p text:style-name="P50"/>
      <text:p text:style-name="P50">…</text:p>
      <text:p text:style-name="P50"/>
      <text:p text:style-name="P63">Я открываю глаза.</text:p>
      <text:p text:style-name="P63">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3">Странно. Почему я не ощущаю его? Впрочем, неважно!</text:p>
      <text:p text:style-name="P63">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3">Я закрываю глаза.</text:p>
      <text:p text:style-name="P50"/>
      <text:p text:style-name="P50">…</text:p>
      <text:p text:style-name="P50"/>
      <text:p text:style-name="P50">– Анонимус!.. Анон!</text:p>
      <text:p text:style-name="P50">Тёплое дуновение растрепало волосы на лбу. Сознание с трудом возвращалось в оглушённое тело. Я расплющил глаза.</text:p>
      <text:p text:style-name="P50">– Как ты себя чувствуешь?</text:p>
      <text:p text:style-name="P50"/>
      <text:p text:style-name="P50">Аликорница смотрела на меня с тревогой. Я молча принял сидячее положение и стал массировать виски.</text:p>
      <text:p text:style-name="P50"><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50"/>
      <text:p text:style-name="P50">– Я старалась провести всё как можно быстрее. С тобой всё в порядке? – в голосе Селестии появились нотки паники.</text:p>
      <text:p text:style-name="P50">Я <text:s/>не глядя похлопал аликорницу по холке, стараясь унять дрожь руки.</text:p>
      <text:p text:style-name="P50">–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50"/>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72">сли бы я вспомнила вовремя, я бы предупредила тебя, чтобы ты смог сконцентрироваться и отстоять своё «я».</text:span></text:p>
      <text:p text:style-name="P57"/>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 Урок пропал зря — в том состоянии твоё сознание не могло воспринять мои знания.</text:p>
      <text:p text:style-name="P50"/>
      <text:p text:style-name="P50">Я помотал головой, вытряхивая остатки шока. Ну что же, Анон, не будем останавливаться на полпути? Наш девиз — «Слабоумие и отвага»!</text:p>
      <text:p text:style-name="P50"/>
      <text:p text:style-name="P50">– Надо повторить.</text:p>
      <text:p text:style-name="P50">– Что?</text:p>
      <text:p text:style-name="P50">– Надо повторить урок. Я уверен, что увою технику со второй попытки.</text:p>
      <text:p text:style-name="P50">Аликорница выглянула одним глазом из-под подушки.</text:p>
      <text:p text:style-name="P50">–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soft-page-break/></text:p>
      <text:p text:style-name="P50">…</text:p>
      <text:p text:style-name="P50"/>
      <text:p text:style-name="P63">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7">Тумбочка…</text:span> Листок… <text:span text:style-name="T87">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8">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8">Сила уходит бесконтрольно. Нужно прервать урок. Нет! Нет! О-О-О-О-О, НЕ-Е-Е-Е-Е-Т!!!</text:span></text:p>
      <text:p text:style-name="P78"/>
      <text:p text:style-name="P50">…</text:p>
      <text:p text:style-name="P50"/>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
      <text:p text:style-name="P50">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50"/>
      <text:p text:style-name="P50">Я бросился к постели и стал что есть силы тормошить бесчувственную аликорницу.</text:p>
      <text:p text:style-name="P50">– Вставай! Эй, вставай, твоё высочество! Жопа приближается! Там сейчас<text:span text:style-name="T17"> л</text:span>уна в солнце врежется!</text:p>
      <text:p text:style-name="P50"/>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
      <text:p text:style-name="P50">Проклятье! Эту кобылу можно разбудить только ведром воды!</text:p>
      <text:p text:style-name="P50">Вода! Я бросил взгляд на тумбочку. Нет, стакан пуст.</text:p>
      <text:p text:style-name="P78">Ох, нет! Нет-нет-нет!!!</text:p>
      <text:p text:style-name="P78"/>
      <text:p text:style-name="P78">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8">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8"><text:soft-page-break/></text:p>
      <text:p text:style-name="P50">Я бросился к окну, намереваясь позвать кого-нибудь на помощь. И замер с отвалившейся челюстью.</text:p>
      <text:p text:style-name="P50"/>
      <text:p text:style-name="P50">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0"/>
      <text:p text:style-name="P50">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
      <text:p text:style-name="P50">«С-Е-Л-Е-С-Т-И-Я … — … П-И-З-…» </text:p>
      <text:p text:style-name="P50"/>
      <text:p text:style-name="P50">–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 и прочистила горло.</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
      <text:p text:style-name="P50">«-ДА» — мельком прочитал я окончание текста, появившееся на спутнике.</text:p>
      <text:p text:style-name="P50"/>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0"/>
      <text:p text:style-name="P50">–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text:soft-page-break/></text:p>
      <text:p text:style-name="P50">Я, конечно, побаивался тёмной фурии, но её отношение ко мн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50"/>
      <text:p text:style-name="P50">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0"/>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
      <text:p text:style-name="P50">Ну охренеть! Я же ещё и виноват!</text:p>
      <text:p text:style-name="P50"/>
      <text:h text:style-name="P168"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0">Красота!</text:p>
      <text:p text:style-name="P50"/>
      <text:p text:style-name="P50"><text:span text:style-name="T1">– </text:span>А-а-апчхииии! – раздалось прямо у меня под ногами.</text:p>
      <text:p text:style-name="P50">–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0"/>
      <text:p text:style-name="P50"><text:soft-page-break/>–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хоже, ты встретился с Капитаном Очевидность, Анон! Поняв, что расспросами ничего не добьёшься, я предложил прямо:</text:p>
      <text:p text:style-name="P50">– Может, ты вылезешь? Меня можно не бояться. Я не страшный.</text:p>
      <text:p text:style-name="P50"/>
      <text:p text:style-name="P50">Под лавкой началась <text:s/>возня и сопение, потом наружу вылез жеребёнок-единорог насыщенного синего цвета.</text:p>
      <text:p text:style-name="P50">– А мну тебя вовсе и не боются. Вот ещё! Мну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ну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Поняв, что жеребёнок не настроен на беседу, я пожал плечами <text:s/>и повернулся было уходить.</text:p>
      <text:p text:style-name="P50"/>
      <text:p text:style-name="P50">– Эээ, гм-м…</text:p>
      <text:p text:style-name="P50">Я повернулся обратно.</text:p>
      <text:p text:style-name="P50">– Чег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у играть не с кем.</text:p>
      <text:p text:style-name="P50">– При случае спрошу. Если встречу.</text:p>
      <text:p text:style-name="P50">Малютка шмыгнула.</text:p>
      <text:p text:style-name="P50">– Встретишь, канешн! Скажи ей, что у мну сегодня день рождения, и мну здоровски обиделась, когда Шейла на него не пришла!</text:p>
      <text:p text:style-name="P50"/>
      <text:p text:style-name="P50"><text:s/>Такая уверенность маляв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text:p text:style-name="P50">Та-а-ак!</text:p>
      <text:p text:style-name="P50"/>
      <text:p text:style-name="P50">– Кто это «все»?</text:p>
      <text:p text:style-name="P50"><text:soft-page-break/>– Ну, прислуга, стража, мой па…</text:p>
      <text:p text:style-name="P50"/>
      <text:p text:style-name="P50">Ох! Во что же это такое ты вляпался, Анон? За кого тебя принимают эти чокнутые пони?</text:p>
      <text:p text:style-name="P50"/>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p text:style-name="P50">–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50">–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p text:style-name="P50">– 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50"/>
      <text:p text:style-name="P50">У меня в мозгах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 знаю его! Мы с Шейлой ходили к нему играть, пока она не пропала. У Норфа здоровски интересно!</text:p>
      <text:p text:style-name="P50"/>
      <text:p text:style-name="P50">Индиго открыла коробочку. Внутри на подстилке из опилок лежала крохотная модель гоночной колесницы в мельчайших подробностях.</text:p>
      <text:p text:style-name="P50">– Ух ты! – благоговейно прошептала Индиго. – Королева Лорен! Мну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50"/>
      <text:p text:style-name="P50">Я остался сидеть в полнейшем замешательстве.</text:p>
      <text:p text:style-name="P50"/>
      <text:p text:style-name="P52">***</text:p>
      <text:p text:style-name="P50"/>
      <text:p text:style-name="P63">…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50"/>
      <text:p text:style-name="P50">Я с подозрением посмотрел на Селестию. Когда-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
      <text:p text:style-name="P50">Я подёргал замок на накрупнике. Таки не врёт.</text:p>
      <text:p text:style-name="P50">– Убедился? Вообще-то, твоё недоверие меня оскорбляет. Ни один пони так бы себя не вёл со мной.</text:p>
      <text:p text:style-name="P50">Селестия улеглась возле кресла и надулась. Я усмехнулся.</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50">– Окей, как хочешь. Никаких больше высочеств.</text:p>
      <text:p text:style-name="P50">–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50"/>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p text:style-name="P50">Горело уже всё лицо. Ты не привык к такой раскрепощённости, Анон!</text:p>
      <text:p text:style-name="P50">–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Очень смешно! Ей говорят, что она подозревается в сексуальных извращениях, а она регочет! Мне-то пофиг, а тебе ещё править придётся!</text:p>
      <text:p text:style-name="P50">– И-и-и-зви-и-и-ни-и-и, Анон, не-мо-гу-у-у-у… Ох! Давненько я так не смеялась! Лет двести — так точно!</text:p>
      <text:p text:style-name="P50"/>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0">– Ты не видишь ничего странного в межвидовых спариваниях? – охренел я. – Куда я, блядь, попал???</text:p>
      <text:p text:style-name="P50">Селестия развернула моё кресло к себе и задумчиво посмотрела мне в глаза снизу вверх.</text:p>
      <text:p text:style-name="P50">– Очевидно, мне стоит рассказать тебе, Анонимус, откуда произошли пегасы и единороги.</text:p>
      <text:p text:style-name="P50"/>
      <text:p text:style-name="P50">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50"/>
      <text:p text:style-name="P50">–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50">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50">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50"/>
      <text:p text:style-name="P50">– А как выглядят сами истинные единороги? – спросил я.</text:p>
      <text:p text:style-name="P50">–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воскликнул я. – В моём мире они также известны. Правда, как несуществующий, сказочный вид.</text:p>
      <text:p text:style-name="P50"/>
      <text:p text:style-name="P50">Селестия задумалась.</text:p>
      <text:p text:style-name="P50">–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2">***</text:p>
      <text:p text:style-name="P50"/>
      <text:p text:style-name="P50">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50"/>
      <text:p text:style-name="P50">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
      <text:p text:style-name="P50">Обида и разочарование в голосе аликорницы были столь искренними, что я рассмеялся.</text:p>
      <text:p text:style-name="P50">–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
      <text:p text:style-name="P50">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0"/>
      <text:p text:style-name="P50">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0"/>
      <text:p text:style-name="P50">…</text:p>
      <text:p text:style-name="P50"/>
      <text:p text:style-name="P50">– Анонимус? Просыпайся же!</text:p>
      <text:p text:style-name="P50">Копыто энергично растирало мне грудь круговыми движениями. Селестия встревоженно склонилась ко мне.</text:p>
      <text:p text:style-name="P50">– Ты испугал меня, Анон! Твоя кожа по цвету сейчас не слишком отличается от моей шерсти — настолько ты бледный. Как ты себя чувствуешь?</text:p>
      <text:p text:style-name="P50"/>
      <text:p text:style-name="P50">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text:p text:style-name="P50">– Как?.. – я не мог отыскать подходящих слов, чтобы высказать обуревавшие меня чувства. Из глаз потекли слёзы радости.</text:p>
      <text:p text:style-name="P50"><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7">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50"/>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
      <text:p text:style-name="P50">Хм. Совпадение? Нет, вряд ли, мою попытку она видеть не могла, у неё же нет глаз на затылке.</text:p>
      <text:p text:style-name="P50"/>
      <text:p text:style-name="P50">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0"/>
      <text:p text:style-name="P50">Ах ты ж!!!</text:p>
      <text:p text:style-name="P50"/>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
      <text:p text:style-name="P50">И очень скоро передо мной начала вычерчиваться проблема. Очень хорошо так вычерчиваться.</text:p>
      <text:p text:style-name="P50"/>
      <text:p text:style-name="P50">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50"><text:soft-page-break/></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имус! Луна ждёт нас.</text:p>
      <text:p text:style-name="P50"/>
      <text:p text:style-name="P50">Луна? Вот уж с кем бы я хотел встречаться меньше всего!</text:p>
      <text:p text:style-name="P50"/>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50">–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50">Аликорны повернулись ко мне. Мне стало дико неуютно. Седалище возопило об опасности.</text:p>
      <text:p text:style-name="P50"/>
      <text:p text:style-name="P50">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50"/>
      <text:p text:style-name="P50">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0"/>
      <text:p text:style-name="P50">Разумеется, я сдался. Ох, Анон, почему ты такой лопух?</text:p>
      <text:p text:style-name="P50"/>
      <text:p text:style-name="P50">– Готов ли ты проследовать с Нами, Анонимус, и обучиться древнему искусству снопроходчества? – склонила голову в вопросе Луна.</text:p>
      <text:p text:style-name="P50">Я сглотнул и коротко кивнул.</text:p>
      <text:p text:style-name="P50">– Тогда следуй за Нами!</text:p>
      <text:p text:style-name="P50"/>
      <text:p text:style-name="P50">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50"/>
      <text:p text:style-name="P52">***</text:p>
      <text:p text:style-name="P50"/>
      <text:p text:style-name="P50">…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
      <text:p text:style-name="P50"><text:soft-page-break/>Луна остановилась.</text:p>
      <text:p text:style-name="P50">–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50"/>
      <text:p text:style-name="P50">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на дверь и уверенно шагнул в светящийся проём.</text:p>
      <text:p text:style-name="P50"/>
      <text:p text:style-name="P50">БЛЯ-А-А-А-А-А-А-А-А-А-А-А-А!!!</text:p>
      <text:p text:style-name="P50"/>
      <text:p text:style-name="P50">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Проклятье,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
      <text:p text:style-name="P50"/>
      <text:p text:style-name="P50">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
      <text:p text:style-name="P50"><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0">– Э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й сон попал? Это ты спишь в той пещере? Ну, знаешь, под заброшенными шахтами с вагонетками? Я, кажись, в неё влетел случайно.</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0"/>
      <text:p text:style-name="P50">Дракончик почесал лопаткой гребень на загривке.</text:p>
      <text:p text:style-name="P50">–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50">– Что за «Чёрный Экран»? – продолжил допытываться я.</text:p>
      <text:p text:style-name="P50"/>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
      <text:p text:style-name="P50">Кроха насупилась ещё больше.</text:p>
      <text:p text:style-name="P50">–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
      <text:p text:style-name="P50">А прямо подо мной, на выступе той же скалы, на которой стоял я, раскинулся Кантерлот…</text:p>
      <text:p text:style-name="P50">– <text:span text:style-name="T34">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34">И ТЫ ЖЕЛАЕШЬ, ЧТОБ ОТКРЫЛ ТЕБЕ Я ТАЙНУ ЧЁРНОГО ЭКРАНА? ТЕБЕ, ПРИЯТЕЛЮ НАДОЕДЛИВЫХ ПОНИ? ПРИЯТЕЛЮ ГНУСНОЙ ПРОВОЗВЕСТНИЦЫ СОЛНЦА?</text:span></text:p>
      <text:p text:style-name="P55">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3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9"/>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0">Я закрыл лицо руками и<text:span text:style-name="T74"> </text:span>выбрал единственный способ выиграть несколько секунд жизни — спрыгнул со скалы вниз, к Кантерлоту.</text:p>
      <text:p text:style-name="P50"/>
      <text:p text:style-name="P74">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text:p text:style-name="P50">–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0"/>
      <text:p text:style-name="P50">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50"/>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
      <text:p text:style-name="P50">Постояв ещё немного и не добившись от меня ни звука, Луна вздохнула.</text:p>
      <text:p text:style-name="P50">– Следуй за Нами, примат! Нам нужно вернуть тебя Сестре.</text:p>
      <text:p text:style-name="P50"/>
      <text:h text:style-name="Heading_20_2" text:outline-level="2"><text:soft-page-break/>7. Ж<text:span text:style-name="T1">аркий пикник</text:span></text:h>
      <text:p text:style-name="P50"/>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50"/>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виновато прижала уши к голове и отвернулась.</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0">–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50"/>
      <text:p text:style-name="P50">Охренеть! Ты участвовал в театре в качестве главного актёра, Анон!</text:p>
      <text:p text:style-name="P50"/>
      <text:p text:style-name="P50">–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50"/>
      <text:p text:style-name="P50">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50"/>
      <text:p text:style-name="P50">Аликорница уловила бушующие во мне эмоции и виновато отвернулась. Уши её опустились.</text:p>
      <text:p text:style-name="P50">–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50"/>
      <text:p text:style-name="P50">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50">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0"/>
      <text:p text:style-name="P50">Аликорница лежала вполоборота ко мне, чуть отстранив хвост, и я почувствовал возвращение вчерашней проблемы.</text:p>
      <text:p text:style-name="P50">Нет! Только не это!!! Проклятье! Воздух тут порченый, что ли? Я отдёрнул руку и стал вспоминать в уме таблицу умножения.</text:p>
      <text:p text:style-name="P50"/>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9">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50"/>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50">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0"/>
      <text:p text:style-name="P50">Я высунул голову из воды, отфыркиваясь по-собачьи. О-о-о-о-о! Так намного лучше! Холодная вода сохранит твои нравственные устои, Анон!</text:p>
      <text:p text:style-name="P50"/>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50"/>
      <text:p text:style-name="P50">–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50">Я нервно жевал бутерброд, стараясь не встречаться взглядом с аликорницей.</text:p>
      <text:p text:style-name="P50"/>
      <text:p text:style-name="P50"><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2">***</text:p>
      <text:p text:style-name="P28"/>
      <text:p text:style-name="P50">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50"/>
      <text:p text:style-name="P50">–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50"/>
      <text:p text:style-name="P50">–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text:p text:style-name="P50">Я расстелил скатерть напротив аликорницы и стал раскладывать чашки с печеньем.</text:p>
      <text:p text:style-name="P50">– А о чём ты грустила?</text:p>
      <text:p text:style-name="P50">Селестия вздохнула.</text:p>
      <text:p text:style-name="P50">–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50"/>
      <text:p text:style-name="P50">Я настороженно посмотрел на аликорницу.</text:p>
      <text:p text:style-name="P50">– Но ты не выглядишь сумасшедшей.</text:p>
      <text:p text:style-name="P50"><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0"/>
      <text:p text:style-name="P50">Селестия отпила из чашки и задумалась.</text:p>
      <text:p text:style-name="P50"/>
      <text:p text:style-name="P50">–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0">Селестия вытянула шею и положила голову на траву.</text:p>
      <text:p text:style-name="P50">–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4">любви</text:span> начинаешь понимать только тогда, когда <text:span text:style-name="T74">е</text:span>ё почти не остаётся.</text:p>
      <text:p text:style-name="P50"/>
      <text:p text:style-name="P50">Я уловил некоторую нестыковку в словах Селестии.</text:p>
      <text:p text:style-name="P50">–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0">Селестия задумалась, машинально ковыряя копытом ямку под валуном.</text:p>
      <text:p text:style-name="P50">–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
      <text:p text:style-name="P50">Селестия саркастически фыркнула.</text:p>
      <text:p text:style-name="P50">–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3">День 137344</text:p>
      <text:p text:style-name="P63"><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
      <text:p text:style-name="P50">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50">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0"/>
      <text:p text:style-name="P50">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50"/>
      <text:p text:style-name="P50">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50"><text:soft-page-break/></text:p>
      <text:p text:style-name="P50">Аликорница подпрыгнула, взбрыкнула и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text:p>
      <text:p text:style-name="P50">– Анонимус! Ты убрал муравьёв отнюдь не отовсюду! Некоторые участки ты обошёл.</text:p>
      <text:p text:style-name="P50"/>
      <text:p text:style-name="P50">Я застыл на месте.</text:p>
      <text:p text:style-name="P50">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50">– Принцесса… Я старался не наглеть. – пролепетал я чуть живой.</text:p>
      <text:p text:style-name="P50"/>
      <text:p text:style-name="P50">Селестия глубоко вздохнула и повернула ко мне голову.</text:p>
      <text:p text:style-name="P50">–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text:p text:style-name="P50">– Т-ты хочешь, чтобы я…</text:p>
      <text:p text:style-name="P50">– Да! – твёрдо сказала Селестия. – Прогони их и там, куда боишься касаться. Не останавливайся. Мне нужна твоя помощь.</text:p>
      <text:p text:style-name="P50">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0">Стараясь унять дрожь, я снова просунул руку под накрупник и коснулся святая-святых…</text:p>
      <text:p text:style-name="P50"/>
      <text:p text:style-name="P50">…</text:p>
      <text:p text:style-name="P50"/>
      <text:p text:style-name="P50">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50"/>
      <text:p text:style-name="P50"><text:soft-page-break/>О-о-о-о-о!</text:p>
      <text:p text:style-name="P50">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50">О, боги!</text:p>
      <text:p text:style-name="P50">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50">Надо бы почитать на эту тему литературу в королевской библиотеке, чтобы не попасть впросак. А сейчас терпи, Анон, терпи!</text:p>
      <text:p text:style-name="P50">О-о-о-ох!</text:p>
      <text:p text:style-name="P50">Надо принять холодный душ по возвращению! Два душа! Три душа! Мастурбируй до посинения, Анон, и будет тебе счастье!!!</text:p>
      <text:p text:style-name="P50"/>
      <text:p text:style-name="P50">–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
      <text:p text:style-name="P50">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50">Гм. Надо будет почитать про технику телепортации. Наверняка ты чего-то не учёл, Анон.</text:p>
      <text:p text:style-name="P50"/>
      <text:h text:style-name="P168" text:outline-level="2">8. Стыд</text:h>
      <text:p text:style-name="P147"/>
      <text:p text:style-name="P63">~~~ Завтра на семь в библиотеке. Селестия ~~~</text:p>
      <text:p text:style-name="P63"/>
      <text:p text:style-name="P50">–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50"><text:soft-page-break/></text:p>
      <text:p text:style-name="P50">Норф носился по мастерской, окрылённый новообретённым учеником.</text:p>
      <text:p text:style-name="P50">–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50">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0"/>
      <text:p text:style-name="P50">–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text:p text:style-name="P50">– На сегодня довольно. Я ж вижу, ты торопишься, – заметил Норф, просыпаясь.</text:p>
      <text:p text:style-name="P50">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
      <text:p text:style-name="P50">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50">– Завтра будешь? – спросил Норф. – Надо бы закончить заказ из <text:s/>Троттингема.</text:p>
      <text:p text:style-name="P50">– В полдень, как и всегда, – подтвердил я.</text:p>
      <text:p text:style-name="P50"/>
      <text:p text:style-name="P52">***</text:p>
      <text:p text:style-name="P52"/>
      <text:p text:style-name="P50">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50">Я чуть не упал, когда моя нога оказалась в цепких объятиях. Уши заложило от радостного визга.</text:p>
      <text:p text:style-name="P50"><text:soft-page-break/></text:p>
      <text:p text:style-name="P50">– Анон-Анон-Анон, привет-привет-привет!!!</text:p>
      <text:p text:style-name="P50">Индиго принялась прыгать вокруг меня, взбрыкивая от радости.</text:p>
      <text:p text:style-name="P50">– Во что мы будем играть сегодня?!!</text:p>
      <text:p text:style-name="P50">– Привет, Индиго. Сегодня мы не будем играть — мне надо встретиться кое с кем.</text:p>
      <text:p text:style-name="P50">– У-у-у… – разочарованно протянула единорожка. – Мну опечалена.</text:p>
      <text:p text:style-name="P50">– Зато я таки доделал змея. Держи, – я вручил воздушного змея Индиго. – Тебе осталось сделать ему хвост и можно будет запускать.</text:p>
      <text:p text:style-name="P50">– Угусь. Мну не интересно запускать его одной. Мну будет ждать тебя. В этом же месте.</text:p>
      <text:p text:style-name="P50">– В это же время. Завтра, – пообещал я.</text:p>
      <text:p text:style-name="P52"/>
      <text:p text:style-name="P52">***</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0"/>
      <text:p text:style-name="P50">– Здрасьте!</text:p>
      <text:p text:style-name="P50">Аликорница не ответила, всматриваясь в глобус.</text:p>
      <text:p text:style-name="P50">– Привет, говорю! – я подошёл вплотную и легонько постучал костяшками пальцев по шкафу.</text:p>
      <text:p text:style-name="P50"/>
      <text:p text:style-name="P50">– А, это ты, Анонимус? Рада тебя видеть. – аликорница рассеянно оторвалась от разноцветной сферы. – Как осваиваешься?</text:p>
      <text:p text:style-name="P50">– Нормально осваиваюсь. Работу себе нашёл. Вот, к Норфолку Каррусу в ученики записался.</text:p>
      <text:p text:style-name="P50">–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О, да, уже пять дней как. Так здорово снова чувствовать свои мышцы! Корсет был ужасен.</text:p>
      <text:p text:style-name="P50"/>
      <text:p text:style-name="P50">Аликорница прошлась передо мной с раскрытыми крыльями, демонстрируя восстановленную работоспособность.</text:p>
      <text:p text:style-name="P50">– Ну что же, рад за тебя, – я отвернулся, присел на край стола и стал изучать потолок. – Зачем вызывала?</text:p>
      <text:p text:style-name="P50"/>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50"/>
      <text:p text:style-name="P50">– Ты сердишься?</text:p>
      <text:p text:style-name="P50"><text:soft-page-break/>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ты станешь называть меня «Ваше Высочество»!</text:p>
      <text:p text:style-name="P50"/>
      <text:p text:style-name="P50">Меня прорвало.</text:p>
      <text:p text:style-name="P50">–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50">Я вытащил из заднего кармана брюк смятую записку с королевскими вензелями и бросил её под ноги Селестии.</text:p>
      <text:p text:style-name="P50"/>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
      <text:p text:style-name="P50">…</text:p>
      <text:p text:style-name="P50"/>
      <text:p text:style-name="P50">Селестия глубоко выдохнула <text:s/>и развернулась.</text:p>
      <text:p text:style-name="P50">–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50"/>
      <text:p text:style-name="P50">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50"/>
      <text:p text:style-name="P50">Я подошёл к аликорнице и прикоснулся к её шее.</text:p>
      <text:p text:style-name="P50">– Всё в порядке. Я тебя извиняю — и ценю твоё признание. Сам бы я ещё и не так себя повёл на твоём месте.</text:p>
      <text:p text:style-name="P50">– Да? А как бы ты себя повёл? – заинтересовалась Селестия.</text:p>
      <text:p text:style-name="P50">– Я бы не извинился. Огрызался и считал бы себя правым до последнего. Ещё и послал бы подальше.</text:p>
      <text:p text:style-name="P50"/>
      <text:p text:style-name="P50">Аликорница насмешливо покачала головой.</text:p>
      <text:p text:style-name="P50">–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
      <text:p text:style-name="P50">Я снова присел на столик, теперь уже лицом к аликорнице.</text:p>
      <text:p text:style-name="P50"><text:soft-page-break/>– Так что случилось? Куда ты пропадала? Рассказывай.</text:p>
      <text:p text:style-name="P50"/>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
      <text:p text:style-name="P50">Селестия с силой толкнула сферу по касательной. Континенты и океаны слились в серый фон во вращении. Аликорница повернулась ко мне.</text:p>
      <text:p text:style-name="P50">–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4">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50">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50">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50"/>
      <text:p text:style-name="P50">Аликорница потёрла висок и растерянно посмотрела на меня. От меня не укрылись мешки под её глазами.</text:p>
      <text:p text:style-name="P50">–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50"/>
      <text:p text:style-name="P50">Опять эти тревожные заморочки о конце света! Впрочем, ты уже привык к ним, Анон.</text:p>
      <text:p text:style-name="P50"/>
      <text:p text:style-name="P50">Я обнял аликорницу, успокаивая.</text:p>
      <text:p text:style-name="P50">–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50"/>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0">Она проследовала к выходу, кивком головы приглашая меня следовать за ней.</text:p>
      <text:p text:style-name="P50"/>
      <text:p text:style-name="P50">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50"/>
      <text:p text:style-name="P50">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0">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0"/>
      <text:p text:style-name="P50">–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50"><text:soft-page-break/>– Да так, ни о чём, – покраснел я, вернувшись на дорожку.</text:p>
      <text:p text:style-name="P50">Селестия всмотрелась в меня внимательно и всё поняла. После чего медленно покачала головой.</text:p>
      <text:p text:style-name="P50">– <text:s/>Нам не туда. Идём, Анон. Я хочу показать тебе Эквестрию, – тихо сказала она.</text:p>
      <text:p text:style-name="P50"/>
      <text:p text:style-name="P50">Аликорница продолжила прогулку. Я плёлся за ней, кляня себя последними словами. Мне хотелось провалиться под землю, желательно в самый адище.</text:p>
      <text:p text:style-name="P50">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50"/>
      <text:p text:style-name="P50"><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50"/>
      <text:p text:style-name="P50">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0"/>
      <text:p text:style-name="P50">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50"/>
      <text:p text:style-name="P50">Взобравшись на галерею по винтовой лестнице крохотной сторожевой башенки, мы остановились у края.</text:p>
      <text:p text:style-name="P50">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50"/>
      <text:p text:style-name="P50">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text:p text:style-name="P50">– Что ты чувствуешь? – спросила аликорница.</text:p>
      <text:p text:style-name="P50">– У меня нет слов. Ничего прекраснее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50">Аликорница присела на каменную поверхность и застыла, любуясь пейзажем.</text:p>
      <text:p text:style-name="P50"/>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0"/>
      <text:p text:style-name="P50">–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50">–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50">–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50"/>
      <text:p text:style-name="P50">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50"/>
      <text:p text:style-name="P50">Я с трудом оторвал взгляд от счастливой тройки.</text:p>
      <text:p text:style-name="P50">– Проблемы? Что за проблемы? Извини, я таки прослушал.</text:p>
      <text:p text:style-name="P50"/>
      <text:p text:style-name="P50">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0"/>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9</text:span>. Кошмары<text:span text:style-name="T1"> пегасов</text:span></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7">–</text:span> Постой, не торопись,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9"/>
      <text:p text:style-name="P1"><text:span text:style-name="T17">–</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7">–</text:span> Эмм… Они… м-м-м… не больны… в некотором смысле… <text:span text:style-name="T17">–</text:span> гонец изо всех сил ковырял копытом п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7">—</text:span> в возможности летать. Добровольно отказаться от полётов для него <text:span text:style-name="T17">—</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3">***</text:p>
      <text:p text:style-name="P3"/>
      <text:p text:style-name="P17">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7"/>
      <text:p text:style-name="P17">– Представьтесь вашей принцесс<text:span text:style-name="T1">е</text:span>! – шикнул на пегасов сопровождающий стражник.</text:p>
      <text:p text:style-name="P17">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7">—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7">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7"/>
      <text:p text:style-name="P1"><text:span text:style-name="T1">– </text:span><text:span text:style-name="T17">Видишь? Я хоть и не пегас, но тоже кое-что могу в плане погоды, </text:span><text:span text:style-name="T1">– прошептала я пегаске.</text:span></text:p>
      <text:p text:style-name="P4">Та несмело улыбнулась мне. Уши её чуть приподнялись.</text:p>
      <text:p text:style-name="P4">Я стала тихонько напевать ей.</text:p>
      <text:p text:style-name="P4"/>
      <text:p text:style-name="P6">Кто у нас такой красивый,</text:p>
      <text:p text:style-name="P6">Сильный, смелый, не плаксивый?</text:p>
      <text:p text:style-name="P6">Кто наш будущий герой?</text:p>
      <text:p text:style-name="P6"><text:soft-page-break/>Жеребёнок удалой?</text:p>
      <text:p text:style-name="P6"/>
      <text:p text:style-name="P6">Не грусти, моя малышка,</text:p>
      <text:p text:style-name="P6">Улыбнись, моя глупышка,</text:p>
      <text:p text:style-name="P6">Слёзки вытри, причешись,</text:p>
      <text:p text:style-name="P6">От испуга отряхнись.</text:p>
      <text:p text:style-name="P6"/>
      <text:p text:style-name="P6">Я не враг тебе, родная,</text:p>
      <text:p text:style-name="P6">Я стою на страже края,</text:p>
      <text:p text:style-name="P6">Выдай, что страшит тебя?</text:p>
      <text:p text:style-name="P6">Не пугайся же меня!</text:p>
      <text:p text:style-name="P17"/>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64">старший. </text:span><text:span text:style-name="T2">–</text:span><text:span text:style-name="T6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на прибыла через пятнадцать минут.</text:p>
      <text:p text:style-name="P4"><text:soft-page-break/></text:p>
      <text:p text:style-name="P4">–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text:p text:style-name="P4">– Извини, Лулу, дело срочное.</text:p>
      <text:p text:style-name="P4">– Надеюсь, оно стоит Наших прерванных грёз о Ночной Эквестрии!</text:p>
      <text:p text:style-name="P4">– О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
      <text:p text:style-name="P4">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4"/>
      <text:p text:style-name="P4">– Это… твои??? И ты скрывала от Нас всё это время??? Но кто??? Кто их отец?!! КТО ЭТОТ… !!!</text:p>
      <text:p text:style-name="P4">От волнения Луна перешла на грандэквестрийский. Мне пришлось закрыть ей крылом рот, чтобы не разбудить жеребят.</text:p>
      <text:p text:style-name="P4"/>
      <text:p text:style-name="P4">–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4">Луна умолкла и сосредоточилась. Постепенно её гнев сменился недоверием, а потом и ужасом.</text:p>
      <text:p text:style-name="P4">– Сто рогов Нам в круп! ЧТО ЭТО ЗА…</text:p>
      <text:p text:style-name="P4">От волнения Луна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
      <text:p text:style-name="P4">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4"/>
      <text:p text:style-name="P4">–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7">— и втайне немного завидовала этому</text:span>. Ах, если б только сестра умела управляться со своими эмоциями так же, как с магией <text:span text:style-name="T17">— </text:span>мне не пришлось бы терзаться раздумьями в поисках преемника!</text:p>
      <text:p text:style-name="P4"><text:soft-page-break/></text:p>
      <text:p text:style-name="P4">…</text:p>
      <text:p text:style-name="P4"/>
      <text:p text:style-name="P4">Луна опустилась на пол, выходя из транса. Магическая аура исчезла и сестра обессиленно упала на колени.</text:p>
      <text:p text:style-name="P4">– Проклятье! К такому Мы не были готовы!</text:p>
      <text:p text:style-name="P4">Луна подняла голову и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Лулу?</text:p>
      <text:p text:style-name="P4">Я не верила своим глазам. Страхи прошлого вернулись ко мне с новой силой.</text:p>
      <text:p text:style-name="P4">– Сел, эта гадость пришла не из нашего мира. В их снах Мы видели…</text:p>
      <text:p text:style-name="P4">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50">–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50"/>
      <text:p text:style-name="P50">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50"/>
      <text:p text:style-name="P50">Ну что же, основное искусство правления <text:span text:style-name="T17">—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2">***</text:p>
      <text:p text:style-name="P50"/>
      <text:p text:style-name="P50">– Так ты поручила Твайлайт Спаркл расследование кошмаров жеребят?</text:p>
      <text:p text:style-name="P50">– Да, их и других подобных, начавшихся с той поры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7"> Как правило, они засыпают, а на утро находят лишь примятую простыню в постели.</text:span></text:p>
      <text:p text:style-name="P50"><text:soft-page-break/>– А что стало с жеребятами? – спросил я. – Они перестали бояться экзаменов?</text:p>
      <text:p text:style-name="P50">Селестия вздохнула.</text:p>
      <text:p text:style-name="P50">–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50"/>
      <text:p text:style-name="P50">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
      <text:p text:style-name="P50">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0"/>
      <text:p text:style-name="P50">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50"/>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text:p text:style-name="P50">–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text:soft-page-break/>– Что <text:span text:style-name="T17">—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0">– Нет проблем, Селестия. Я всё понимаю.</text:p>
      <text:p text:style-name="P50"/>
      <text:p text:style-name="P50">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50"/>
      <text:p text:style-name="P50">– Анониму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 Если хочешь.</text:p>
      <text:p text:style-name="P50">– Хорошо. До встречи, Сел.</text:p>
      <text:p text:style-name="P50">– До встречи, Анон.</text:p>
      <text:p text:style-name="P50"/>
      <text:h text:style-name="Heading_20_2" text:outline-level="2"><text:span text:style-name="T17">10</text:span>. (40*<text:span text:style-name="T17">ctg(Pi/4)-6)/(ln(e)-sin(0))</text:span></text:h>
      <text:p text:style-name="P50"/>
      <text:p text:style-name="P63">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30"> </text:span>(быть может, к счастью). Всё, что я могу <text:span text:style-name="T17">— оставить тебе напутствие.</text:span></text:p>
      <text:p text:style-name="P44"/>
      <text:p text:style-name="P63"><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
      <text:p text:style-name="P63"><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text:span></text:p>
      <text:p text:style-name="P44">Брось. </text:p>
      <text:p text:style-name="P63"><text:span text:style-name="T17">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В этом его слабость <text:span text:style-name="T17">— </text:span>он может меняться и в плохую сторону. От тебя зависит, в какую.</text:p>
      <text:p text:style-name="P63"/>
      <text:p text:style-name="P63">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text:soft-page-break/>Удачи!</text:p>
      <text:p text:style-name="P63"/>
      <text:p text:style-name="P37">…</text:p>
      <text:p text:style-name="P37"/>
      <text:p text:style-name="P37">Я зевнул.</text:p>
      <text:p text:style-name="P50">Тоже мне, философ выискался, Диоген копытный! Вот не люблю, когда всякие "гуру" с глубокомысленным видом порют чушь. Эквестрия <text:span text:style-name="T19">—</text:span> чудесная страна, пони <text:span text:style-name="T19">— </text:span><text:span text:style-name="T17">прекрасные создания, хоть и малость не от мира сего! Чисто, культурно, вежливо. Дворецкий </text:span><text:span text:style-name="T19">—</text:span><text:span text:style-name="T17"> скопидом, конечно, но это работа у него такая. </text:span>Блин, м<text:span text:style-name="T17">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Анонимус.</text:p>
      <text:p text:style-name="P1">Я захлопнул трактат<text:span text:style-name="T17">.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7"/>
      <text:p text:style-name="P1"><text:span text:style-name="T17">–</text:span> Уже иду. Где я могу её найти?</text:p>
      <text:p text:style-name="P1"><text:span text:style-name="T17">–</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7">– А что, мой друг, э-э-э…</text:p>
      <text:p text:style-name="P17">– Калрус. Калрус Клодвэй. Не могу вспомнить день, когда мы подружились, – подчёркнуто вежливо ответил пегас.</text:p>
      <text:p text:style-name="P17">–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7">Я подмигнул пегасу.</text:p>
      <text:p text:style-name="P17"/>
      <text:p text:style-name="P17">Мужик мужика поймёт, Анон!</text:p>
      <text:p text:style-name="P17"/>
      <text:p text:style-name="P17">– О-о-о, вам повезло! – оживился пегас. – Я как раз знаю о таком местечке!</text:p>
      <text:p text:style-name="P17">Пегас вернул мне подмигивание.</text:p>
      <text:p text:style-name="P17">– Несомненно, вам будет там интересно! Там много двуногих… самок.</text:p>
      <text:p text:style-name="P17">Пегас причмокнул и завёл глаза.</text:p>
      <text:p text:style-name="P17"/>
      <text:p text:style-name="P17">Ты всегда знал, что мужская солидарность не подведёт, Анон! Надо выставить этому парню пиво.</text:p>
      <text:p text:style-name="P17"/>
      <text:p text:style-name="P17">– И где же это место? – я полез в карман за блокнотом.</text:p>
      <text:p text:style-name="P1"><text:soft-page-break/><text:span text:style-name="T18">– Не слишком далеко отсюда. Два дня пути на дирижабле </text:span><text:span text:style-name="T48">— и приют для престарелых минотавров </text:span><text:span text:style-name="T62">“</text:span><text:span text:style-name="T63">Поле Кровожадной Брани</text:span><text:span text:style-name="T62">”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9"/>
      <text:p text:style-name="P79">Я скосил глаз на стражника. Тот сжал губы, но надувшиеся щёки выдавали еле сдерживаемое ржание.</text:p>
      <text:p text:style-name="P79">Проклятье! Чёртов троллоло издевается надо мной! Лишь наше прибытие сдержало рвущиеся наружу ругательства.</text:p>
      <text:p text:style-name="P79"/>
      <text:p text:style-name="P1"><text:span text:style-name="T67">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8">— пускай спускается ко мне в парк или библиотеку</text:span><text:span text:style-name="T4">!</text:span></text:p>
      <text:p text:style-name="P11"/>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4"/>
      <text:p text:style-name="P4">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4">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8">— книжный шкаф и напольная подставка для чтения с </text:span><text:span text:style-name="T38">упором в виде </text:span><text:span text:style-name="T48">голов</text:span><text:span text:style-name="T38">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8">жаровни</text:span><text:span text:style-name="T48"> и фонтанчик</text:span><text:span text:style-name="T38">а</text:span><text:span text:style-name="T48">. </text:span><text:span text:style-name="T38">Каменный пол комнаты был покрыт розовым ковром с длиннейшим ворсом.</text:span><text:span text:style-name="T48"> </text:span><text:span text:style-name="T38">Его центр занимал высокий </text:span><text:span text:style-name="T48">кругл</text:span><text:span text:style-name="T38">ый</text:span><text:span text:style-name="T48"> </text:span><text:span text:style-name="T38">футон</text:span><text:span text:style-name="T48"> </text:span><text:span text:style-name="T38">с</text:span><text:span text:style-name="T48"> велик</text:span><text:span text:style-name="T38">им</text:span><text:span text:style-name="T48"> множество</text:span><text:span text:style-name="T38">м</text:span><text:span text:style-name="T48"> подушек. Среди них я с удивлением заметил плюшевую единорожку </text:span><text:span text:style-name="T38">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text:soft-page-break/>–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50">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
      <text:p text:style-name="P50">Держи себя в руках, Анон! Держи себя в руках!!! Вспоминай тригонометрию, если арифметика уже не помогает!</text:p>
      <text:p text:style-name="P50"/>
      <text:p text:style-name="P50">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50"/>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50">Аликорница вздохнула и закатила глаза.</text:p>
      <text:p text:style-name="P37"><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Селестия печально покачала головой и осторожно подула в камин. Язычки пламени весело затанцевали среди головешек.</text:p>
      <text:p text:style-name="P50">Я скептически хмыкнул.</text:p>
      <text:p text:style-name="P37"><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
      <text:p text:style-name="P50">Аликорница смутилась.</text:p>
      <text:p text:style-name="P50">– Да, ты прав. Всё немного не так, как представляется со стороны. Хотя Лулу действительно управляет луной, я не трогаю солнце <text:span text:style-name="T17">—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7">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50"/>
      <text:p text:style-name="P37">Селестия тяжко вздохнула.</text:p>
      <text:p text:style-name="P50">–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7">.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7">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50">– …<text:span text:style-name="T17">От которой они первые </text:span>и сбежали<text:span text:style-name="T17">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7">— </text:span>не давать им окрепнуть настолько, чтобы они могли посеять смуту.</text:p>
      <text:p text:style-name="P50"/>
      <text:p text:style-name="P50">Огонь в камине разгорелся. <text:span text:style-name="T17">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50">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50"/>
      <text:p text:style-name="P37"><text:soft-page-break/><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2">Мне печалиться не стоит</text:p><text:p text:style-name="P152">Жизнь прекрасна и полна</text:p><text:p text:style-name="P152">Телом молода, душою —</text:p><text:p text:style-name="P152">Как дракон морской мудра</text:p><text:p text:style-name="P152"/><text:p text:style-name="P152">Я видала взлёт империй,</text:p><text:p text:style-name="P152">Я жила среди легенд,</text:p><text:p text:style-name="P152">Древней магии мистерий</text:p><text:p text:style-name="P152">Я прилежнейший студент</text:p><text:p text:style-name="P152"/><text:p text:style-name="P152">Обожаема народом,</text:p><text:p text:style-name="P152">Уважаема врагом —</text:p><text:p text:style-name="P152">Но друзья остались в прошлом,</text:p><text:p text:style-name="P152">Пустота пришла в мой дом</text:p><text:p text:style-name="P152"/><text:p text:style-name="P152">Одинока и печальна,</text:p><text:p text:style-name="P152">Недоступна и строга,</text:p><text:p text:style-name="P152">Потеряла изначальный</text:p><text:p text:style-name="P152">Смысл жизни навсегда</text:p><text:p text:style-name="P152"/><text:p text:style-name="P152">Жизнь моя теперь публична,</text:p><text:p text:style-name="P152">Жизнь моя теперь для всех,</text:p><text:p text:style-name="P152">В этом — горе, в этом — счастье,</text:p><text:p text:style-name="P152">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50">Анон, тебе нужно напихать булыжников в карманы, чтобы не улететь под потолок от счастья!</text:p>
      <text:p text:style-name="P50"/>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50">Я сомкнул колени и сжал в замок руки на груди. Дьявол, я начал чувствовать <text:s/>себя не в своей тарелке. Это зашло слишком далеко. Одно дело <text:span text:style-name="T17">— </text:span>фантазировать на эротические темы с фантастическим уклоном, и совсем другое <text:span text:style-name="T17">— </text:span>принимать в них участие! Ты слишком консервативен для этого, Анон!</text:p>
      <text:p text:style-name="P50"/>
      <text:p text:style-name="P50">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0"/>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50"/>
      <text:p text:style-name="P50">Статью украшала фотография перебинтованной Селестии, пытающейся прикрыть меня крыльями в то время, как я копошился сзади на табуретке.</text:p>
      <text:p text:style-name="P50"/>
      <text:p text:style-name="P50"><text:soft-page-break/>– Примерно такие, – расхохоталась Селестия. <text:span text:style-name="T17">–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50">Селестия густо покраснела.</text:p>
      <text:p text:style-name="P50"/>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50"/>
      <text:p text:style-name="P50">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0"/>
      <text:p text:style-name="P50">Селестия фыркнула.</text:p>
      <text:p text:style-name="P50">–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37"/>
      <text:p text:style-name="P50"><text:soft-page-break/>Её ресницы щекотали мне щеку. Я повернулся к ней и буквально растворился в ласковом взгляде огромных фиалковых глаз.</text:p>
      <text:p text:style-name="P50">– Т-ты… предлагаешь мне заняться сексом? С т-тобой? Но… как?</text:p>
      <text:p text:style-name="P50"/>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
      <text:p text:style-name="P50">Селестия закатила глаза.</text:p>
      <text:p text:style-name="P50">–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
      <text:p text:style-name="P50">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50"/>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0"/>
      <text:p text:style-name="P50">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0"/>
      <text:p text:style-name="P50">НИ-ЧЕ-ГО!</text:p>
      <text:p text:style-name="P50"/>
      <text:p text:style-name="P50">Селестия осторожно высвободилась из-под меня и встала с постели.</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5"><text:soft-page-break/><text:span text:style-name="T17">–</text:span> Иногда хочется забыться, <text:span text:style-name="T17">–</text:span> перехватила мой взгляд аликорница, <text:span text:style-name="T17">–</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7">–</text:span> А <text:span text:style-name="T1">водку</text:span> у вас принято пить?</text:p>
      <text:p text:style-name="P35"><text:span text:style-name="T17">–</text:span> Некоторые употребляют. Но правительница Эквестрии, пьющая кальвадос <text:span text:style-name="T1">—</text:span> это уже черезчур, <text:span text:style-name="T17">–</text:span> Селестия засмеялась.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50">Достав из шкафчика заплесневевшую бутылку, Селестия что-то прикинула на глаз и наполнила её содержимым два бокала на полуметровых ножках.</text:p>
      <text:p text:style-name="P50">–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text:p text:style-name="P50">Она ещё спрашивает! Тебя сейчас можно использовать вместо половичка под её копытами, Анон!</text:p>
      <text:p text:style-name="P50"/>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
      <text:p text:style-name="P50">Селес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37"/>
      <text:p text:style-name="P50"><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text:span></text:p>
      <text:p text:style-name="P50">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0"/>
      <text:p text:style-name="P50">Наконец, я со вздохом отпрянул.</text:p>
      <text:p text:style-name="P50"><text:span text:style-name="T17">– Я несказанно рада, что, наконец-то, могу назвать тебя своим ближайшим другом, </text:span>– мурлыкнула Селестия. – <text:span text:style-name="T17">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
      <text:p text:style-name="P50"><text:span text:style-name="T17">– Это ты называешь </text:span>«<text:span text:style-name="T17">дружбой</text:span>»<text:span text:style-name="T17">? – с </text:span>улыбкой хмыкнул<text:span text:style-name="T17"> я. – </text:span>Мне нравится твоё чувство юмора.</text:p>
      <text:p text:style-name="P50">Аликорница в недоумении взглянула на меня.</text:p>
      <text:p text:style-name="P50"><text:span text:style-name="T17">– Анон, т</text:span>ебе не нравится моя дружба? Ты не принимаешь её? Ты чем-то недоволен?</text:p>
      <text:p text:style-name="P50"/>
      <text:p text:style-name="P50">Я расхохотался, <text:s/>чуть не поперхнулся водой, плескавшейся у подбородка.</text:p>
      <text:p text:style-name="P50"><text:span text:style-name="T17">– </text:span>Нет, что ты, Сел, не мели ерунды! Я всем доволен, я просто в восторге. Мне вообще кажется, что я попал в рай, прямо в храм любви,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поняла моих чувств к тебе. Я <text:span text:style-name="T17">— не друг, я — нечто большее. Я тебя </text:span>лю…</text:p>
      <text:p text:style-name="P50"/>
      <text:p text:style-name="P50">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11. <text:span text:style-name="T1">Прощание</text:span></text:h>
      <text:p text:style-name="P50"/>
      <text:p text:style-name="P37">– <text:span text:style-name="T1">Норф!.. Эй, Норф! Ты где?..</text:span></text:p>
      <text:p text:style-name="P50"/>
      <text:p text:style-name="P50">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0"/>
      <text:p text:style-name="P50">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2">***</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8">«</text:span>сказочной обезьяне из Вечнодикого леса<text:span text:style-name="T3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4"><text:soft-page-break/></text:p>
      <text:p text:style-name="P4">…</text:p>
      <text:p text:style-name="P4"/>
      <text:p text:style-name="P1"><text:span text:style-name="T48">– </text:span><text:span text:style-name="T38">Говорят, в Додж-сити почти не осталось жителей. В местном депо перестали обслуживать паровозы из-за нехватки рабочих. Старик </text:span><text:span text:style-name="T48">–</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48">– </text:span><text:span text:style-name="T52">А из Пинто Крик уже месяц нет новостей…</text:span></text:p>
      <text:p text:style-name="P4"><text:span text:style-name="T48">– </text:span><text:span text:style-name="T5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0"/>
      <text:p text:style-name="P50">…</text:p>
      <text:p text:style-name="P50"/>
      <text:p text:style-name="P17"><text:span text:style-name="T52">– </text:span>“<text:span text:style-name="T1">Что я могу сделать, чтобы вернуть всё назад?</text:span>”</text:p>
      <text:p text:style-name="P17"><text:span text:style-name="T52">– </text:span><text:span text:style-name="T38">Так и сказала?</text:span></text:p>
      <text:p text:style-name="P1"><text:span text:style-name="T48">–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52">– </text:span><text:span text:style-name="T38">Что бы это значило, Флёр?</text:span></text:p>
      <text:p text:style-name="P17"><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
      <text:p text:style-name="P50">…</text:p>
      <text:p text:style-name="P50"/>
      <text:p text:style-name="P70">–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
      <text:p text:style-name="P70">…</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0">– Леди и джентльпони! Приём окончен! Её Высочество принцесса Селестия будет рада видеть <text:s/>вас в следующую среду!</text:p>
      <text:p text:style-name="P70"/>
      <text:p text:style-name="P70">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0"/>
      <text:p text:style-name="P70"><text:soft-page-break/>… </text:p>
      <text:p text:style-name="P70"/>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7">–</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7">–</text:span> <text:span text:style-name="T1">Сорок девять</text:span>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7">–</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7">—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7">–</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34">— </text:span><text:span text:style-name="T71">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text:soft-page-break/>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7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74">Аликорница</text:span> и так выглядела неважно.</text:p>
      <text:p text:style-name="P37"/>
      <text:p text:style-name="P37">Поза <text:span text:style-name="T74">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74">и </text:span>у грифонов, <text:span text:style-name="T74">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50"/>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50"/>
      <text:p text:style-name="P37">–<text:span text:style-name="T1"> Отправляйся, Анон. Очень надеюсь на успех твоей миссии. Обязательно пиши!</text:span></text:p>
      <text:p text:style-name="P50">Селестия вышла из зала, подметая хвостом пол.</text:p>
      <text:p text:style-name="P37"/>
      <text:p text:style-name="P38">***</text:p>
      <text:p text:style-name="P37"/>
      <text:p text:style-name="P46"><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6"/>
      <text:p text:style-name="P55">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5"/>
      <text:p text:style-name="P55">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5">Но не сейчас.</text:p>
      <text:p text:style-name="P55"/>
      <text:p text:style-name="P55">Я встал, забросил сумку на плечо и двинулся к вокзалу.</text:p>
      <text:p text:style-name="P55"/>
      <text:p text:style-name="P42">***</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
      <text:p text:style-name="P44">–<text:span text:style-name="T1"> Но магия есть и сейчас, ма-ам!</text:span></text:p>
      <text:p text:style-name="P44"><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3"/>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олени, бизоны и многие другие.</text:p>
      <text:p text:style-name="P63"/>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
      <text:p text:style-name="P44">–<text:span text:style-name="T1"> Весь мир как Вечнодикий лес?</text:span></text:p>
      <text:p text:style-name="P63">–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63"/>
      <text:p text:style-name="P63">– Ма-ам, а со мной связан элементаль?</text:p>
      <text:p text:style-name="P63">– Конечно, Эйприл. В каждом из нас есть её бессмертная искорка.</text:p>
      <text:p text:style-name="P63"/>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
      <text:p text:style-name="P44"><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3">Так возникли аликорны.</text:p>
      <text:p text:style-name="P63"/>
      <text:p text:style-name="P63">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4">М</text:span>еняет <text:span text:style-name="T74">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3">Имя её было Селестия.</text:p>
      <text:p text:style-name="P63">За ней последовала и сестра её, <text:span text:style-name="T17">Луна</text:span>.</text:p>
      <text:p text:style-name="P63"/>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3">То есть, всегда.</text:p>
      <text:p text:style-name="P63"/>
      <text:p text:style-name="P63">Тут и сказке конец. А теперь, Эйприл, залазь на полку и закрывай глазки.</text:p>
      <text:p text:style-name="P63">– Ну ма-ам! Раскажи ещё что-нибудь! Про Сомбру! Или про Дискорда!</text:p>
      <text:p text:style-name="P63">–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4">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ам!</text:p>
      <text:p text:style-name="P63">– Конечно, моя хорошая…</text:p>
      <text:p text:style-name="P63"/>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8"><text:soft-page-break/></text:p>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0"/>
      <text:p text:style-name="P70">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0"/>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1">И это ты ещё не видел, что творится в других министерствах, Анонимус! За тысячу лет Нашего отсутствия Сестра превратила М<text:span text:style-name="T3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0"/>
      <text:p text:style-name="P49">***</text:p>
      <text:p text:style-name="P36"/>
      <text:p text:style-name="P36"><text:span text:style-name="T67">– </text:span><text:span text:style-name="T4">История Понивилля начинается с того благословенного дня, когда принцесса Селестия подарила семейству Эппл </text:span><text:span text:style-name="T67">— </text:span><text:span text:style-name="T4">тогда, правда, это ещё были Смиты </text:span><text:span text:style-name="T67">—</text:span><text:span text:style-name="T4"> землю у Вечнодикого леса под ферму…</text:span></text:p>
      <text:p text:style-name="P50">…</text:p>
      <text:p text:style-name="P50">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50">…</text:p>
      <text:p text:style-name="P50">– … Анонимус, вы меня слушаете? – мэр махала копытом у меня перед лицом.</text:p>
      <text:p text:style-name="P50">–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50">–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67">— </text:span><text:span text:style-name="T4">снять жильё в аренду.</text:span></text:p>
      <text:p text:style-name="P50">–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50"/>
      <text:p text:style-name="P50"><text:soft-page-break/>Душе было всё равно. Мой палец бесцельно блуждал по карте.</text:p>
      <text:p text:style-name="P50">–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50"/>
      <text:p text:style-name="P50">Ох, щит! Мой палец дёрнулся в угол карты.</text:p>
      <text:p text:style-name="P50"/>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7"/>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7"/>
      <text:p text:style-name="P17"><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4"><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8">–</text:span><text:span text:style-name="T38"> Эй, верзила, поосторожнее, лягать тя в пузо! Куда прёшься-то?</text:span></text:p>
      <text:p text:style-name="P50"/>
      <text:p text:style-name="P17">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7"/>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
      <text:p text:style-name="P37">Ага, вот!</text:p>
      <text:p text:style-name="P37"/>
      <text:p text:style-name="P37"><text:soft-page-break/>–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text:p text:style-name="P50">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Даже не так. </text:p>
      <text:p text:style-name="P37">Мы остановились перед ДЕРЕВОМ!</text:p>
      <text:p text:style-name="P37"/>
      <text:p text:style-name="P37"><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50"/>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50">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50"/>
      <text:p text:style-name="P50">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text:soft-page-break/>Твайлайт метнулась к лестнице в подвал.</text:p>
      <text:p text:style-name="P37"/>
      <text:p text:style-name="P1"><text:span text:style-name="T48">Я </text:span><text:span text:style-name="T38">присел на лавочку</text:span><text:span text:style-name="T48">. </text:span><text:span text:style-name="T3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4">“…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34">отнюдь не рекомендация</text:span><text:span text:style-name="T71">...</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50">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7">– Твай, ты цела?! – Спайк подскочил к единорожке и принялся тушить тлеющий халат.</text:p>
      <text:p text:style-name="P37"><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50"/>
      <text:p text:style-name="P50">У меня волосы на загривке встали дыбом — у заучки чуть ли не слюна изо рта капала!</text:p>
      <text:p text:style-name="P50">Я прочистил горло.</text:p>
      <text:p text:style-name="P50"/>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50">– Упс!</text:p>
      <text:p text:style-name="P50">Глаза единорожки забегали.</text:p>
      <text:p text:style-name="P50"/>
      <text:p text:style-name="P37">– <text:span text:style-name="T1">Эмм… М-м-м… Мда. А, точно, вспоминаю что-то такое.</text:span></text:p>
      <text:p text:style-name="P50">Твайлайт вздохнула. Уши её обвисли.</text:p>
      <text:p text:style-name="P50"/>
      <text:p text:style-name="P1"><text:span text:style-name="T38">– Ну что же…</text:span><text:span text:style-name="T48"> Почту за честь работать </text:span><text:span text:style-name="T38">под твоим руководством, Анон</text:span><text:span text:style-name="T48">. Погоди немного, я </text:span><text:span text:style-name="T38">приведу себя в порядок</text:span><text:span text:style-name="T48"> и расскажу тебе, насколько далеко смогла продвинуться. Быть может… </text:span><text:span text:style-name="T3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soft-page-break/>…</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50"/>
      <text:p text:style-name="P50">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0">– Хм. Странно. А я помню, как ты вертелась перед зеркалом и говорила: «Ну почему я не…»</text:p>
      <text:p text:style-name="P50">–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50"/>
      <text:p text:style-name="P38">***</text:p>
      <text:p text:style-name="P37"/>
      <text:p text:style-name="P147"><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7"/>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па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9">«…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9"/>
      <text:p text:style-name="P50"><text:soft-page-break/>– СПАЙК!!! Откуда ты взял этот листок?!! – Твайлайт покраснела, как варёный рак, и выхватила бумажку из моих рук.</text:p>
      <text:p text:style-name="P50">– У тебя в черновиках, разумеется. Ты сама сказала экономить бумагу, – пожал плечами дракончик.</text:p>
      <text:p text:style-name="P50"/>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Что-то я не помню, чтоб ты такое хотела!</text:p>
      <text:p text:style-name="P50">–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text:span>А<text:span text:style-name="T17"> что, если…”</text:span></text:p>
      <text:p text:style-name="P50"><text:span text:style-name="T17">–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50">–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text:span>ещё<text:span text:style-name="T17">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Рассказывай, – я устроился поудобнее. – Я тебя внимательно слушаю.</text:p>
      <text:p text:style-name="P50"/>
      <text:p text:style-name="P52">***</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3">– Ага, он был закладкой в четвёртом номере «PlayMare», в разделе «Тридцать две позы, которые удивят вашу френдпони».</text:p>
      <text:p text:style-name="P63"><text:soft-page-break/>– Спайк! Немедленно ложись спать!</text:p>
      <text:p text:style-name="P63">– Уже иду. Кукурузу только доем и иду.</text:p>
      <text:p text:style-name="P63">– Кстати, а что за безумие было у Стар Свирла?</text:p>
      <text:p text:style-name="P63">–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3">– <text:span text:style-name="T71">Надо же! Ты вторая пони в Эквестрии после Селестии, кто упоминает о людях. И то, Селестия отзывалась о нас, как о сказочных существах.</text:span></text:p>
      <text:p text:style-name="P63">–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3">– Гм-м. Как-нибудь потом.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text:p text:style-name="P50">–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0"/>
      <text:p text:style-name="P50">– То есть, эмм, мы должны сосредоточиться на том, что хотим увидеть?</text:p>
      <text:p text:style-name="P50">–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50"/>
      <text:p text:style-name="P50">–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50"><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7">— максимум двух пони, </text:span>после чего мне придётся восстанавливаться несколько месяцев<text:span text:style-name="T17">. С вами же я связана в круг Элементов Гармонии, что позволит мне вызвать магический резонанс и вовлечь в </text:span>«Прозрение» вас всех<text:span text:style-name="T17">. Поэтому я созвала вас и рассчитываю на вашу помощь.</text:span></text:p>
      <text:p text:style-name="P37"/>
      <text:p text:style-name="P50">–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50">–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0">– Эмм, если не опаснее радуги, это хорошо. Тогда я, пожалуй, не буду предупреждать Ангела…</text:p>
      <text:p text:style-name="P50"/>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поняши!</text:p>
      <text:p text:style-name="P50">– А кто ссорится-то, Твай? Рэрка думает, што никто не знает про её поникена-жеребца со вставным резиновым…</text:p>
      <text:p text:style-name="P50">– ЭППЛДЖЕК!!!</text:p>
      <text:p text:style-name="P50">– Я хотя б думать собираюсь об Эквестрии! И о том, што миру грозит опасность! Не то, што некоторые!</text:p>
      <text:p text:style-name="P50">–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37"/>
      <text:p text:style-name="P50">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6"/>
      <text:p text:style-name="P63">Дата: 12.04.2142 А.<text:span text:style-name="T17">C</text:span>.</text:p>
      <text:p text:style-name="P63">Эксперимент: заклинание Прозрения</text:p>
      <text:p text:style-name="P63"><text:soft-page-break/>Испытуемая: Эпплджек</text:p>
      <text:p text:style-name="P63">Синопсис: запись сна со слов испытуемой</text:p>
      <text:p text:style-name="P63">Замечания: после эксперимента в гриве у испытуемой появился седой локон.</text:p>
      <text:p text:style-name="P64"/>
      <text:p text:style-name="P64">~~~</text:p>
      <text:p text:style-name="P64"/>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4">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4"/>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4"/>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44">”</text:span></text:p>
      <text:p text:style-name="P66"/>
      <text:p text:style-name="P13">Я остановилась перед дверью. Четыре ярда брони отделяли меня от Эквестрии. Четыре ярда и двадцать пять лет.</text:p>
      <text:p text:style-name="P13"/>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4">ведь </text:span><text:span text:style-name="T51">я — одна из немногих, кто ещё видел тебя вживую. Пусть светит солнце, а уж найти Эпплснэка я смогу. Мне больше ничего не надо.”</text:span></text:p>
      <text:p text:style-name="P46"><text:soft-page-break/></text:p>
      <text:p text:style-name="P4">Я прошла сквозь дверь.</text:p>
      <text:p text:style-name="P4"/>
      <text:p text:style-name="P4">Снаружи вставало солнце. Размытое <text:span text:style-name="T3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4">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4">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9"> </text:span><text:span text:style-name="T45">Видения этих городов</text:span><text:span text:style-name="T59"> дрожали, <text:s/>пересекались </text:span><text:span text:style-name="T45">и постоянно множились</text:span><text:span text:style-name="T59">.</text:span></text:p>
      <text:p text:style-name="P48">У меня дико заболела голова, мне казалось, она вылезет из шляпы распухшим шаром. Я закрыла глаза.</text:p>
      <text:p text:style-name="P63"/>
      <text:p text:style-name="P63">Примечание: ПипБак? Стойло?</text:p>
      <text:p text:style-name="P1"/>
      <text:p text:style-name="P3">***</text:p>
      <text:p text:style-name="P1"/>
      <text:p text:style-name="P63">Дата: 12.04.<text:span text:style-name="T17">2142</text:span> А.С.</text:p>
      <text:p text:style-name="P63">Эксперимент: заклинание Прозрения</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21">—</text:span><text:span text:style-name="T22"> </text:span><text:span text:style-name="T71">всё, что удалось от неё добиться.</text:span></text:p>
      <text:p text:style-name="P1"/>
      <text:p text:style-name="P22">~~~</text:p>
      <text:p text:style-name="P22"/>
      <text:p text:style-name="P23"><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6">Примечание: человеки?</text:p>
      <text:p text:style-name="P6"/>
      <text:p text:style-name="P3">***</text:p>
      <text:p text:style-name="P50"/>
      <text:p text:style-name="P63">Дата: 12.04.<text:span text:style-name="T17">2142</text:span> А.С.</text:p>
      <text:p text:style-name="P63">Эксперимент: заклинание Прозрения</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45">~~~</text:p>
      <text:p text:style-name="P45"/>
      <text:p text:style-name="P1"><text:span text:style-name="T3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7">—</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4">Изображение начало таять в моих глазах.</text:p>
      <text:p text:style-name="P1"/>
      <text:p text:style-name="P23"><text:span text:style-name="T1">Примечание:</text:span> <text:span text:style-name="T51">чёрный экран?</text:span></text:p>
      <text:p text:style-name="P46"/>
      <text:p text:style-name="P52">***</text:p>
      <text:p text:style-name="P50"/>
      <text:p text:style-name="P63">Дата: 12.04.<text:span text:style-name="T17">2142</text:span> А.С.</text:p>
      <text:p text:style-name="P63">Эксперимент: заклинание Прозрения</text:p>
      <text:p text:style-name="P63">Испытуемая: Пинки Пай</text:p>
      <text:p text:style-name="P63">Синопсис: описание пробуждения испытуемой</text:p>
      <text:p text:style-name="P63"><text:soft-page-break/>Замечания: испытуемая отказалась дать описание сна.</text:p>
      <text:p text:style-name="P63"/>
      <text:p text:style-name="P45">~~~</text:p>
      <text:p text:style-name="P45"/>
      <text:p text:style-name="P63">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е: через месяц волосы испытуемой пришли в обычное состояние, хотя при встрече с Рэйнбоу Дэш она по прежнему прячет глаза.</text:p>
      <text:p text:style-name="P63"/>
      <text:p text:style-name="P64">***</text:p>
      <text:p text:style-name="P63"/>
      <text:p text:style-name="P63">Дата: 12.04.<text:span text:style-name="T17">2142</text:span> А.С.</text:p>
      <text:p text:style-name="P63">Эксперимент: заклинание Прозрения</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text:p>
      <text:p text:style-name="P63"/>
      <text:p text:style-name="P45">~~~</text:p>
      <text:p text:style-name="P45"/>
      <text:p text:style-name="P63">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е 1: при виде кексиков истерика случилась с Пинки Пай.</text:p>
      <text:p text:style-name="P63">Примечание 2: через месяц испытуемая избавилась от страха перед Рэйнбоу Дэш, хотя при виде радуги по-прежнему старается спрятаться.</text:p>
      <text:p text:style-name="P63"/>
      <text:p text:style-name="P3">***</text:p>
      <text:p text:style-name="P1"/>
      <text:p text:style-name="P23">Сим повелеваем прекратить дальнейшие эксперименты<text:span text:style-name="T36"> с использованием </text:span><text:span text:style-name="T3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6"/>
      <text:h text:style-name="Heading_20_2" text:outline-level="2"><text:soft-page-break/>14. <text:span text:style-name="T1">Конец времён</text:span></text:h>
      <text:h text:style-name="Heading_20_2" text:outline-level="2"/>
      <text:p text:style-name="P57">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7">Обмакнув перо в чернила, я начал письмо.</text:p>
      <text:p text:style-name="P63"/>
      <text:p text:style-name="P63">Привет, Сел (несмотря ни на что, мне всё же хочется называть тебя так. Ты же не против?).</text:p>
      <text:p text:style-name="P63">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22">—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0"/>
      <text:p text:style-name="P50">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3"/>
      <text:p text:style-name="P106">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22">— </text:span>эта дрянь таки жрёт пони!</text:p>
      <text:p text:style-name="P63">Похоже, Большое Откровение <text:span text:style-name="T22">—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6">Смысл снов остальных участников опыта для меня остаётся загадкой. Посылаю тебе дневник эксперимента, это лучше всяких словесных описаний.</text:p>
      <text:p text:style-name="P63">Я уже говорил, что Луна запретила Твайлайт дальнейшие изыскания в этой сфере? Это создало юридическую преграду для исследований.</text:p>
      <text:p text:style-name="P50"/>
      <text:p text:style-name="P50">…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0"/>
      <text:p text:style-name="P63">Кроме того, Твайлайт в научном рвении сожгла кучу оборудования, что обусловило невозможность дальнейших исследований физически.</text:p>
      <text:p text:style-name="P63"/>
      <text:p text:style-name="P50">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50"/>
      <text:p text:style-name="P50">Ась? Секунду назад там никого не было!</text:p>
      <text:p text:style-name="P50"><text:soft-page-break/>Я моргнул, но пегаска не исчезла.</text:p>
      <text:p text:style-name="P50"/>
      <text:p text:style-name="P50">–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0">Лёгкой хрипотцой и короткой гривой пегаска вызывала ассоциации с мальчишкой.</text:p>
      <text:p text:style-name="P50"/>
      <text:p text:style-name="P50">– А что такого с твоим домом? – поинтересовался я.</text:p>
      <text:p text:style-name="P50">Пегаска почесала задней ногой за ухом. На худеньком теле неожиданно проступили рельефные мышцы.</text:p>
      <text:p text:style-name="P50">– Он опускается, – нехотя ответила пегаска и спрыгнула с подоконника. – Ещё пару месяцев — и я буду жить на земле, как какая-нибудь земнопони!</text:p>
      <text:p text:style-name="P50">Пегаска подошла к столу, встала на задние ноги и положила передние на столешницу.</text:p>
      <text:p text:style-name="P50"/>
      <text:p text:style-name="P50">– Рэйнбоу Дэш! – представилась пегаска. – А ты Анон, точняк?</text:p>
      <text:p text:style-name="P50">Пегаска протянула мне копыто.</text:p>
      <text:p text:style-name="P50"/>
      <text:p text:style-name="P50">Я уже протянул было руку, но тут увидел нечто, после чего мне на глаза медленно опустилась красная пелена.</text:p>
      <text:p text:style-name="P50"/>
      <text:p text:style-name="P50">Бля-а-а!</text:p>
      <text:p text:style-name="P50">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50"/>
      <text:p text:style-name="P50">Час работы к чёрту.</text:p>
      <text:p text:style-name="P50">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50"/>
      <text:p text:style-name="P50">– Так это… Я могу чем-нибудь помочь?</text:p>
      <text:p text:style-name="P50">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0"/>
      <text:p text:style-name="P50">– Можешь! – наконец придумал я, как мне казалось, остроумный ответ. – Надо принести кое-чего.</text:p>
      <text:p text:style-name="P50">–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0">– Нет, так далеко не надо, – остановил я её с ухмылкой. – Сгоняй-ка за пивом. У меня как раз закончилось.</text:p>
      <text:p text:style-name="P50"/>
      <text:p text:style-name="P50">Пегаска застыла на месте, не веря услышанному.</text:p>
      <text:p text:style-name="P50"><text:soft-page-break/>– Ты посылаешь меня, лучшего летуна Эквестрии, без-пяти-минут Вондерболта, мегакрутую Рэйнбоу Дэш, ЗА ПИВОМ?!! Как какого-то несмышлёного жеребёнка? Пф-ф-ф!!!</text:p>
      <text:p text:style-name="P50"/>
      <text:p text:style-name="P50">Пегаска крутанулась на месте и молнией вылетела из комнаты — аж окно хлопнуло.</text:p>
      <text:p text:style-name="P50">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0"/>
      <text:p text:style-name="P63">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3"/>
      <text:p text:style-name="P50">БАЦ!</text:p>
      <text:p text:style-name="P50"/>
      <text:p text:style-name="P50">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0"/>
      <text:p text:style-name="P50">– Вот тебе твоё пиво, Анон! В жизни меня так не унижали!</text:p>
      <text:p text:style-name="P50">Пегаска смотрела на меня с вызовом и осуждением.</text:p>
      <text:p text:style-name="P50">– Извини, если пиво НЕ ТОЙ марки, но ты не удосужился назвать мне свою любимую! – съязвила Дэш.</text:p>
      <text:p text:style-name="P50"/>
      <text:p text:style-name="P50">Я набрал воздуха в грудь побольше, чтобы взорваться гневной отповедью, но, неожиданно для себя рассмеялся.</text:p>
      <text:p text:style-name="P50">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50"/>
      <text:p text:style-name="P50">Смех рвался наружу мощым потоком, я просто ухахатывался, упав под стол.</text:p>
      <text:p text:style-name="P50"/>
      <text:p text:style-name="P50">– Странный ты какой-то! – заявила пегаска, озадаченно потирая затылок. – Сначала даёшь дурацкие задания, а потом сам же с них смеёшься.</text:p>
      <text:p text:style-name="P50">Дэш сложила передние ноги на груди и продолжила.</text:p>
      <text:p text:style-name="P50">–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0"/>
      <text:p text:style-name="P50">Я отсмеялся, наклонился через стол и потрепал пегаску по чёлке. Та в ответ с готовностью подставила голову.</text:p>
      <text:p text:style-name="P50"/>
      <text:p text:style-name="P50">–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50">–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0">…</text:p>
      <text:p text:style-name="P50">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50"/>
      <text:p text:style-name="P50">– Спасибо, что напомнила. Буду тебе признателен, если покажешь завтра утром, где живёт Зекора.</text:p>
      <text:p text:style-name="P50">Пегаска отрицательно помотала головой.</text:p>
      <text:p text:style-name="P50">–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0"/>
      <text:p text:style-name="P50">Вот чёрт! Походу, сон на сегодня отменяется. Я спрятал письмо в стол, накинул на плечи куртку и пошёл к выходу.</text:p>
      <text:p text:style-name="P50">Пегаска по-прежнему стояла у стола, делая вид, что её это не касается.</text:p>
      <text:p text:style-name="P50"/>
      <text:p text:style-name="P50">– Эмм. Так мы идём к Зекоре, или нет? Я думал, ты хотела помочь.</text:p>
      <text:p text:style-name="P50">Пегаска скорчила недовольную мордочку.</text:p>
      <text:p text:style-name="P50">– Вы, человеки, все такие не клёвые?</text:p>
      <text:p text:style-name="P50">– ?</text:p>
      <text:p text:style-name="P50">Пегаска принялась загибать копыта.</text:p>
      <text:p text:style-name="P50">– Я тебе принесла пиво — это раз! Подала идею с Зекорой — это два! А где моё вознаграждение???</text:p>
      <text:p text:style-name="P50"/>
      <text:p text:style-name="P50">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0"/>
      <text:p text:style-name="P50">– Сколько ты хочешь за помощь, Рэйнбоу Дэш? – спросил я ровным голосом и звякнул монетами.</text:p>
      <text:p text:style-name="P50">Пегаска скривила губы и отодвинула от себя мешочек.</text:p>
      <text:p text:style-name="P50">– Какой ты глупый! А ещё из Кантерлота! Мне не нужны твои серебряшки!</text:p>
      <text:p text:style-name="P50">– Чего же ты хочешь? Золотяшек? – саркастически спросил я.</text:p>
      <text:p text:style-name="P50"/>
      <text:p text:style-name="P50">Пегаска уселась вплотную и поддела головой мою руку.</text:p>
      <text:p text:style-name="P50">– Почесушек! И не говори мне, что не умеешь! Ты только что делал это совершенно бесплатно!</text:p>
      <text:p text:style-name="P50"/>
      <text:p text:style-name="P50">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0">– Да. Да. Так. Гы. Ещё. Вот так. Кру-у-у-то-о-о!</text:p>
      <text:p text:style-name="P50"/>
      <text:p text:style-name="P50">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50"><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0"/>
      <text:p text:style-name="P50">…</text:p>
      <text:p text:style-name="P50"/>
      <text:p text:style-name="P50">–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0">Пегаска с хрустом потянулась.</text:p>
      <text:p text:style-name="P50">–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50">– И как там, в Кантерлоте? Прикольно? Давненько там не была.</text:p>
      <text:p text:style-name="P50">–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0">–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0">Пегаска мечтательно вздохнула.</text:p>
      <text:p text:style-name="P50">– Что за чувство? – я старался успевать за пегаской, для чего мне пришлось перейти на быстрый шаг.</text:p>
      <text:p text:style-name="P50">– Чувство абсолютной свободы. Когда тебя ничто не связывает и ты ничем не ограничен. Для пегаса это важно. Только в Клаудсдейле такое есть.</text:p>
      <text:p text:style-name="P50">Дэш вздохнула.</text:p>
      <text:p text:style-name="P50">– В жизни бы оттуда не слиняла, если бы не тёрки с некоторыми клаудсдейлскими идиотами.</text:p>
      <text:p text:style-name="P50"/>
      <text:p text:style-name="P50">Я не поверил своим ушам.</text:p>
      <text:p text:style-name="P50">– Тебе угрожали клаудсдейлские пегасы? Тебе пришлось бросить дом?</text:p>
      <text:p text:style-name="P50">Пегаска фыркнула.</text:p>
      <text:p text:style-name="P50">–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0"/>
      <text:p text:style-name="P50">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50"/>
      <text:p text:style-name="P50"><text:soft-page-break/>– Так и перестала бы с ними драться. В чём проблема?</text:p>
      <text:p text:style-name="P50">Я не мог различить выражения мордочки Дэш в полутьме, но сопение пегаски выдало её волнение.</text:p>
      <text:p text:style-name="P50">– Они задирали Флаттершай. Она не могла им ответить. Она же не я!</text:p>
      <text:p text:style-name="P50">– А ты хотела бы вернуться?</text:p>
      <text:p text:style-name="P50">– Нет! – пегаска остановилась перед выросшей из темноты палаткой. За открытым пологом стоял непроглядный мрак.</text:p>
      <text:p text:style-name="P50"/>
      <text:p text:style-name="P50">–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0">– А если она уже спит? – тоже шёпотом ответил я Дэш. – Как-то неудобно её будить.</text:p>
      <text:p text:style-name="P50"/>
      <text:p text:style-name="P50">– Входи, Тот-Кого-Нет, – раздался вдруг низкий голос в темноте. – И ты, маленькая пегаска, тоже не стой на пороге.</text:p>
      <text:p text:style-name="P50"/>
      <text:p text:style-name="P50">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50"/>
      <text:p text:style-name="P50">Я закашлялся. На табак это не похоже, зебра явно курила травку.</text:p>
      <text:p text:style-name="P50">– Добрый вечер! – начал я. – Мы не знакомы, но Рэйнбоу Дэш посоветовала мне обратиться к вам. Я ищу ответы на пару вопросов.</text:p>
      <text:p text:style-name="P50"/>
      <text:p text:style-name="P50">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50"/>
      <text:p text:style-name="P50">– Я ищу любую информацию про Великое Откровение и Чёрный Экран. Буду очень признателен, если…</text:p>
      <text:p text:style-name="P50">– Молчи! Ничего не говори! – перебила меня Зекора.</text:p>
      <text:p text:style-name="P50"/>
      <text:p text:style-name="P50">Заметив мой удивлённый взгляд, она объяснила:</text:p>
      <text:p text:style-name="P50">– Мало времени. Не у меня — у тебя. Другое Всё гонится за тобой и я не знаю, сколько тебе отмерено.</text:p>
      <text:p text:style-name="P50"/>
      <text:p text:style-name="P50">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50">С чокнутыми лучше не спорить, Анон!</text:p>
      <text:p text:style-name="P50"/>
      <text:p text:style-name="P50">– У нашего народа есть предание о том, кто придёт в конце времён. Значит, я чувствовала правильно. Конец действительно близок.</text:p>
      <text:p text:style-name="P50"><text:soft-page-break/>Зекора нашла нужную страницу и стала читать.</text:p>
      <text:p text:style-name="P63"/>
      <text:p text:style-name="P63">«…Старый Сенбе говорит вам, маленькие иго-го, и вам, взрослые воины Нзака, и вам <text:span text:style-name="T67">— </text:span>тем, кто будет читать слова глупого старика в конце времён.</text:p>
      <text:p text:style-name="P63">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3">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3">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3"/>
      <text:p text:style-name="P50">Зекора захлопнула книгу.</text:p>
      <text:p text:style-name="P50">– Это всё, что я могу сказать тебе, Тот-Кого-Нет.</text:p>
      <text:p text:style-name="P50"/>
      <text:p text:style-name="P50">Проклятье! И ради этого я тащился сюда посреди ночи?</text:p>
      <text:p text:style-name="P50"/>
      <text:p text:style-name="P50">–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50"/>
      <text:p text:style-name="P50">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50"/>
      <text:p text:style-name="P50">Я был готов к тому, что зебра разозлится и выставит меня из шатра. Но Зекора только фыркнула.</text:p>
      <text:p text:style-name="P50"/>
      <text:p text:style-name="P50">–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0"/>
      <text:p text:style-name="P50">Зебра усмехнулась. Я попытался пролепетать извинения, но зебра махнула копытом, показывая на выход и накинула тряпку на фонарь.</text:p>
      <text:p text:style-name="P50"/>
      <text:p text:style-name="P50">В наступившей темноте прозвучал голос Дэш:</text:p>
      <text:p text:style-name="P50">– Зекора, почему ты называешь Анона Тем-Кого-Нет?</text:p>
      <text:p text:style-name="P50">В темноте сверкнула белозубая улыбка зебры.</text:p>
      <text:p text:style-name="P50">– Потому что когда я смотрю на дорогого твоему сердцу Анона, я вижу Ничто.</text:p>
      <text:p text:style-name="P50"/>
      <text:p text:style-name="P50"><text:soft-page-break/>Мне стало нехорошо.</text:p>
      <text:p text:style-name="P50"/>
      <text:p text:style-name="P52">***</text:p>
      <text:p text:style-name="P50"/>
      <text:p text:style-name="P50">Мы возвращались по ночному лесу к железной дороге. Пегаска летела возле меня на высоте груди.</text:p>
      <text:p text:style-name="P50"/>
      <text:p text:style-name="P50">– Интересно, что Зекора имела в виду, когда говорила, что за тобой гонится Другое Всё? И как можно видеть Ничто?</text:p>
      <text:p text:style-name="P50">– Не обращай внимания. Когда курят траву, и не такое видят.</text:p>
      <text:p text:style-name="P50">–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0">Пегаска принялась боксировать воздух. Я расхохотался.</text:p>
      <text:p text:style-name="P50"/>
      <text:p text:style-name="P50">– Спасибо, Рэйнбоу Дэш! Я тронут.</text:p>
      <text:p text:style-name="P50">– Да ладно, Анон, чего уж там, – засмущалась пегаска. – Друзья иначе и не поступают. <text:span text:style-name="T71">И вот что. Зови меня Дэш! А то и мне придётся звать тебя полным именем, а я этого не выношу.</text:span></text:p>
      <text:p text:style-name="P50">Я кивнул и легонько хлопнул пегаску по крупу, принимая её предложение. Та скосила на меня вишнёвый глаз и фыркнула.</text:p>
      <text:p text:style-name="P50">–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50"/>
      <text:p text:style-name="P50">Я фейспалмнул.</text:p>
      <text:p text:style-name="P1"/>
      <text:h text:style-name="Heading_20_2" text:outline-level="2">15. День сурка</text:h>
      <text:p text:style-name="P17"/>
      <text:p text:style-name="P4">Метель била в лицо колючими хлопьями. Свет фонарика от мобильника выгрызал из студёной мглы клочок <text:span text:style-name="T93">тропы</text:span>. Я брёл через заснеженное поле, пригибаясь под ударами ветра. В руке изредка дзынькал кулёк с бутылками.</text:p>
      <text:p text:style-name="P4"/>
      <text:p text:style-name="P6">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text:span text:style-name="T93">Д</text:span>опился <text:span text:style-name="T93">ведь </text:span>до розовых поней <text:span text:style-name="T17">—</text:span> 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20"/>
      <text:p text:style-name="P11"><text:span text:style-name="T93">Тропинка</text:span> исчезла в снежном сугробе.</text:p>
      <text:p text:style-name="P11"/>
      <text:p text:style-name="P6"><text:soft-page-break/>Бля, что-т не пойму, куда я зашёл-то? Угораздило заблудиться в <text:span text:style-name="T94">своём</text:span> <text:span text:style-name="T94">районе</text:span>!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text:span text:style-name="T94">из</text:span> снег<text:span text:style-name="T94">а</text:span> <text:span text:style-name="T94">торчит</text:span> остов разбитого форда. Значит, скоро выйду на дорогу, а там через пару <text:span text:style-name="T94">кварталов</text:span> мой дом.</text:p>
      <text:p text:style-name="P6"/>
      <text:p text:style-name="P4">Дрожащий круг света наткнулся на очертания белой фигуры.</text:p>
      <text:p text:style-name="P50">– Здравствуй, Анон.</text:p>
      <text:p text:style-name="P50"/>
      <text:p text:style-name="P50">Я молча смотрел на неё, слегка пошатываясь. В голове воцарилась звенящая пустота.</text:p>
      <text:p text:style-name="P50"/>
      <text:p text:style-name="P50">Селестия шагнула мне навстречу.</text:p>
      <text:p text:style-name="P50">– Пожалуйста, прошу тебя, не думай так. Мы — <text:span text:style-name="T102">не фантазия</text:span>, мы — живые, мы — существуем! Когда ты так думаешь, я чувствую, как мир тает.</text:p>
      <text:p text:style-name="P50"/>
      <text:p text:style-name="P50">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50"/>
      <text:p text:style-name="P50">– <text:s/>Думаю как?</text:p>
      <text:p text:style-name="P50">– Думаешь, что мы — плод твоего воображения, отравленного наркотиком. Это не так. Прошу тебя…</text:p>
      <text:p text:style-name="P50">– А если вы — действительно мой бред? – съязвил я. – Вот сейчас протрезвею, и ты исчезнешь.</text:p>
      <text:p text:style-name="P50"/>
      <text:p text:style-name="P50">Порыв <text:span text:style-name="T102">вьюги</text:span> скрыл аликорницу в вихре снежинок. Её очертания расплылись <text:span text:style-name="T98">во мгле</text:span>.</text:p>
      <text:p text:style-name="P50"/>
      <text:p text:style-name="P50">– Эй, постой! Ты куда? Я пошутил! Погоди, не исчезай! Стой! Не оставляй меня здесь!!! Я пошутил!!!</text:p>
      <text:p text:style-name="P160">Я побежал <text:span text:style-name="T102">вперёд,</text:span> поскальзываясь и падая, всхлипывая и роняя бутылки в снег.</text:p>
      <text:p text:style-name="P160">Мобильник вы<text:span text:style-name="T95">скользнул</text:span> из руки и затерялся где-то позади светящимся пятнышком. Я бежал наугад в темноту неожиданно долго, как мне казалось, целую вечность.</text:p>
      <text:p text:style-name="P50">Меня покинула всякая надежда, я бежал, <text:span text:style-name="T103">куда глаза глядят</text:span>, <text:span text:style-name="T103">просто </text:span>чтобы не останавливаться. Я <text:span text:style-name="T103">знал</text:span>, что пока я бегу — я верю, что мне <text:span text:style-name="T103">всё </text:span>это не привиделось, что в моей жизни действительно была чудная белая лошадь с рогом и крыльями.</text:p>
      <text:p text:style-name="P28"/>
      <text:p text:style-name="P51"><text:span text:style-name="T104">С</text:span>толб света разделил тьму надвое, осветив белоснежную фигуру. <text:span text:style-name="T105">У</text:span>льтрамариновый <text:span text:style-name="T104">луч исходил из рога аликорницы,</text:span> прогна<text:span text:style-name="T105">в</text:span> прочь снег и метель. Добежав до аликорницы, я уткнулся лицом ей в шею.</text:p>
      <text:p text:style-name="P51"/>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50"/>
      <text:p text:style-name="P4"><text:soft-page-break/><text:span text:style-name="T52">Вьюга билась о границу освещённой зоны в яростном бессилии. Селестия коснулась меня своим </text:span><text:span text:style-name="T53">носом</text:span><text:span text:style-name="T52">. </text:span>Я почувствовал, как холод постепенно уходит. От аликорницы исходило тепло, мои руки и ноги вскоре согрелись, а тело перестал бить озноб.</text:p>
      <text:p text:style-name="P4"/>
      <text:p text:style-name="P50">– Знаешь, я всё думал над твоими словами тогда. <text:span text:style-name="T96">Н</text:span>у, ты помнишь… В бассейне. Они всё ещё в силе? Я могу быть хотя бы твоим другом?</text:p>
      <text:p text:style-name="P50"/>
      <text:p text:style-name="P50">Аликорница тихо засмеялась, защекотав мне ухо.</text:p>
      <text:p text:style-name="P50">– Мой глупый-глупый маленький человек! Ты им и был с самого начала, когда не <text:span text:style-name="T106">бросил</text:span> меня в руинах замка. Официальное объявление дружбы — всего лишь повод выпить вина после хорошей встречи.</text:p>
      <text:p text:style-name="P50">Я перестал чувствовать метель и стужу. Я обнимал аликорницу и мне было хорошо.</text:p>
      <text:p text:style-name="P50"/>
      <text:p text:style-name="P4">Где-то вдали, на пределе слышимости послышался стук.</text:p>
      <text:p text:style-name="P4"/>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text:p>
      <text:p text:style-name="P50"/>
      <text:p text:style-name="P4">Стук стал громче.</text:p>
      <text:p text:style-name="P4"/>
      <text:p text:style-name="P50">–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53">Я поднял голову.</text:p>
      <text:p text:style-name="P53"/>
      <text:p text:style-name="P50">При расставании в Кантерлоте у аликорницы глаза были красные, как от сильного недосыпа. Сейчас же <text:span text:style-name="T97">тонкие</text:span> жилки <text:span text:style-name="T91">в глазных яблоках </text:span>превратились в чёрные трещины, наполненные свернувшейся кровью. Я завороженно всматривался в этот ужас, пытаясь понять…</text:p>
      <text:p text:style-name="P50"/>
      <text:p text:style-name="P4">…</text:p>
      <text:p text:style-name="P4"/>
      <text:p text:style-name="P4">Тук-тук-тук.</text:p>
      <text:p text:style-name="P4"/>
      <text:p text:style-name="P4">Я заворочался в постели, стараясь удержать ускользающий сон. Потянувшись за одеялом, рукой упёрся во что-то тёплое.</text:p>
      <text:p text:style-name="P4"/>
      <text:p text:style-name="P4">Тук-тук-тук!</text:p>
      <text:p text:style-name="P4"/>
      <text:p text:style-name="P4">Я с удивлением обнаружил рядом с собой сопящую розовую пони, кудряшки гривы которой разметались по всей подушке.</text:p>
      <text:p text:style-name="P50"><text:soft-page-break/>–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50"/>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50"/>
      <text:p text:style-name="P4">ТУК-ТУК-ТУК!</text:p>
      <text:p text:style-name="P4"/>
      <text:p text:style-name="P50">– Что за ерунда? – Я схватился за голову, пытаясь не дать ей взорваться. Потом глянул вниз и схватился за другое. – Что за херня?!!</text:p>
      <text:p text:style-name="P50">Я вскочил в спешке <text:span text:style-name="T92">и принялся</text:span> одеваться.</text:p>
      <text:p text:style-name="P50"/>
      <text:p text:style-name="P50">БАЦ-БАЦ-БАЦ!!!</text:p>
      <text:p text:style-name="P50"/>
      <text:p text:style-name="P50">– Уже бегу!</text:p>
      <text:p text:style-name="P50">Одевая штаны, я попрыгал к двери на одной ноге. На пороге стояла серая пегаска с косящим взглядом.</text:p>
      <text:p text:style-name="P50"/>
      <text:p text:style-name="P50">– Привет, Анон.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0">***</text:p>
      <text:p text:style-name="P4"/>
      <text:p text:style-name="P2"><text:span text:style-name="T17">Солнечный лучик настойчиво пробивался сквозь плотно сомкнутые веки. Ветерок </text:span><text:span text:style-name="T1">щекотал уши и шуршал</text:span><text:span text:style-name="T17"> </text:span><text:span text:style-name="T1">занавесками </text:span><text:span text:style-name="T11">открытого окна</text:span><text:span text:style-name="T17">. Я раскрыл глаза, в который раз наслаждаясь ясной головой </text:span><text:span text:style-name="T48">—</text:span><text:span text:style-name="T17"> роскошью, недоступной мне </text:span><text:span text:style-name="T25">за </text:span><text:span text:style-name="T1">год</text:span><text:span text:style-name="T12">ы</text:span><text:span text:style-name="T17"> </text:span><text:span text:style-name="T25">недосыпа </text:span><text:span text:style-name="T26">в прошлой жизни</text:span><text:span text:style-name="T17">. Краем уха услышал тихое шушуканье в саду.</text:span></text:p>
      <text:p text:style-name="P2"><text:span text:style-name="T1">Нацепи</text:span><text:span text:style-name="T13">в на </text:span><text:span text:style-name="T1">ноги </text:span><text:span text:style-name="T14">сандалии</text:span><text:span text:style-name="T1">, </text:span><text:span text:style-name="T13">подошёл к окну. </text:span><text:span text:style-name="T14">Благоухание з</text:span><text:span text:style-name="T13">аброшенн</text:span><text:span text:style-name="T14">ого</text:span><text:span text:style-name="T13"> </text:span><text:span text:style-name="T14">цветника щекотало ноздри</text:span><text:span text:style-name="T13">. <text:s/></text:span><text:span text:style-name="T14">Потревоженная стрекоза сорвалась с подоконника.</text:span><text:span text:style-name="T13"> Я </text:span><text:span text:style-name="T1">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span></text:p>
      <text:p text:style-name="P5"/>
      <text:p text:style-name="P4">Дом, который я арендовал под жилье, был в прошлом жилищем путевого обходчика. <text:span text:style-name="T99">Небольшое добротное здание</text:span> расположил<text:span text:style-name="T99">о</text:span>с<text:span text:style-name="T99">ь</text:span>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4"/>
      <text:p text:style-name="P4">…</text:p>
      <text:p text:style-name="P4"><text:soft-page-break/></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text:span text:style-name="T99">только </text:span>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7">заклинание П</text:span>розрения<text:span text:style-name="T17">.</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50">– Так причём тут ускоритель, Ску?! Говорю ж, это для заклинания Прозрения…</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
      <text:p text:style-name="P50">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0">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text:soft-page-break/>– Ну, если продолжить аналогию с садовым шлангом <text:span text:style-name="T17">—</text:span> струя воды сметёт весь песок и может облить всех рядом присутствующих.</text:p>
      <text:p text:style-name="P50">– Правильно! – единорожка кивнула. – А ускоритель <text:span text:style-name="T17">—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0">– А ты неопытный маг? – парировал я.</text:p>
      <text:p text:style-name="P16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107">Неделю назад, в последнем эксперименте по делению м-частиц, </text:span>он выжег пещеру на <text:span text:style-name="T107">три </text:span>сотни футов в направлении фокусировки! И выжигал бы и дальше, но резонаторные рубины сгорели на <text:span text:style-name="T107">второй</text:span> секунде работы. И это не потому, что я не умею контролировать магию <text:span text:style-name="T17">— НЕТ!</text:span></text:p>
      <text:p text:style-name="P1"/>
      <text:p text:style-name="P1">Твайлайт начала в возбуждении ходить по читальному залу.</text:p>
      <text:p text:style-name="P1"><text:span text:style-name="T38">– У меня недостаточно сил для контроля столь мощной энергии. И мне НЕ СТЫДНО в этом признаться! Я всего лишь единорог, не то, что некоторые!</text:span><text:span text:style-name="T48"> </text:span><text:span text:style-name="T38">Мощнее ускорителя только магия аликорнов и Элементов Гармонии. Если бы я была…</text:span><text:span text:style-name="T17">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7">–</text:span> Элементы-шмелементы, <text:span text:style-name="T17">–</text:span> проворчал Спайк, выкарабкиваясь из-под Твайлайт, <text:span text:style-name="T17">–</text:span> доброе утро, <text:span text:style-name="T1">Анон</text:span>. Твай, ты не ушиблась?</text:p>
      <text:p text:style-name="P1"><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2"><text:span text:style-name="T48">– Я </text:span><text:span text:style-name="T52">всегда буду оставаться в тени. </text:span><text:span text:style-name="T48">– </text:span><text:span text:style-name="T52">хлюпала </text:span><text:span text:style-name="T54">книгоежка</text:span><text:span text:style-name="T52">. </text:span><text:span text:style-name="T48">–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157"><text:span text:style-name="T17">– </text:span>Ты?!</text:p>
      <text:p text:style-name="P104"><text:span text:style-name="T17">–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4"><text:span text:style-name="T17">– М</text:span>ожет, тогда ты скажешь, что в нём пошло не так? <text:span text:style-name="T108">Я так понимаю, вот в ту воронку, что стащила меня с крыши, должно было затянуть сверхаликорна?</text:span></text:p>
      <text:p text:style-name="P104"><text:span text:style-name="T17">– </text:span>Не скажу. Заклинания Стар Свирла Бородатого обычно если срабатывают, то без ошибок.</text:p>
      <text:p text:style-name="P50"><text:span text:style-name="T17">– Если </text:span>только <text:span text:style-name="T17">их правильно вызывают. – </text:span>пробурчал Спайк, возвращаясь в корзинку.</text:p>
      <text:p text:style-name="P50"/>
      <text:p text:style-name="P50">Я озадаченно взглянул на единорожку.</text:p>
      <text:p text:style-name="P35"><text:span text:style-name="T17">–</text:span> <text:span text:style-name="T1">Эмм. </text:span>Что он имел ввиду?</text:p>
      <text:p text:style-name="P35"><text:span text:style-name="T17">–</text:span> Ну, <text:span text:style-name="T17">–</text:span> Твайлайт смутилась, <text:span text:style-name="T17">–</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text:span text:style-name="T109">о</text:span>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text:soft-page-break/>силового узла. Через кантерлотский же замок же вообще не проходят силовые линии <text:span text:style-name="T1">—</text:span> он просто <text:span text:style-name="T1">расположен </text:span><text:span text:style-name="T15">над</text:span> мест<text:span text:style-name="T109">ом</text:span> пересечения крупнейш<text:span text:style-name="T1">их</text:span> торговых путей. И потому<text:span text:style-name="T77">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7">–</text:span> <text:span text:style-name="T1">е</text:span>динорожка опустила голову.</text:p>
      <text:p text:style-name="P35"><text:span text:style-name="T17">– </text:span><text:span text:style-name="T1">Да, завершилось всё препаршиво. </text:span><text:span text:style-name="T16">П</text:span><text:span text:style-name="T1">ринцесса Луна сказала, лучше бы её обратно на луну закинули.</text:span></text:p>
      <text:p text:style-name="P35"><text:span text:style-name="T1"/></text:p>
      <text:p text:style-name="P70">Единорожка с жаром закивала.</text:p>
      <text:p text:style-name="P35"><text:span text:style-name="T17">–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7">– </text:span><text:span text:style-name="T1">Хм. Нет.</text:span></text:p>
      <text:p text:style-name="P35"><text:span text:style-name="T17">– </text:span><text:span text:style-name="T1">А друзья?</text:span></text:p>
      <text:p text:style-name="P35"><text:span text:style-name="T17">– </text:span><text:span text:style-name="T1">У меня был друг. Погиб два месяца назад.</text:span></text:p>
      <text:p text:style-name="P70">Уши единорожки опустились в печали.</text:p>
      <text:p text:style-name="P1"><text:span text:style-name="T17">–</text:span> О, мои соболезнования! Друзей терять <text:span text:style-name="T1">тоже</text:span> тяжко.</text:p>
      <text:p text:style-name="P165"><text:span text:style-name="T17">–</text:span> Всё в порядке, Твайлайт.<text:span text:style-name="T17"> </text:span><text:span text:style-name="T1">Как бы то ни было,</text:span> <text:span text:style-name="T1">я готов рискнуть. Я должен. </text:span><text:span text:style-name="T16">Зекора сказала, что мне Великое Откровение не повредит </text:span><text:span text:style-name="T46">— и я ей верю.</text:span><text:span text:style-name="T1">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text:span text:style-name="T1"/></text:p>
      <text:p text:style-name="P1"><text:span text:style-name="T17">– Да, это вариант. – единорожка не выглядела обрадованной. – Потому что с принцессой Луной нам совсем не светит, а у Кэйденс магия очень… эмм… специфическая.</text:span></text:p>
      <text:p text:style-name="P17">Единорожка покраснела и пробормотала нечто вроде: <text:span text:style-name="T38">«кстати, это идея…»</text:span></text:p>
      <text:p text:style-name="P17"><text:span text:style-name="T38"/></text:p>
      <text:p text:style-name="P1"><text:span text:style-name="T17">–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38">.</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
      <text:p text:style-name="P50">«<text:span text:style-name="T34">Чужестранец-примат разбил сердце нашей обожаемой Селестии! Двор в отчаянии </text:span><text:span text:style-name="T21">—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
      <text:p text:style-name="P50">Папарацци хреновы!</text:p>
      <text:p text:style-name="P50"><text:soft-page-break/>У меня засосало под ложечкой. Понятно, что писаки преувеличивают. Но всё же… Всё же надо черкнуть коняге письмо. Спросить, всё ли в порядке?</text:p>
      <text:p text:style-name="P50"/>
      <text:p text:style-name="P50">Скупившись на рынке продуктами, я <text:span text:style-name="T110">повернулся</text:span> было возвращаться, когда заметил в боковом переулке знакомую <text:span text:style-name="T100">поняху</text:span>,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0"/>
      <text:p text:style-name="P50"><text:span text:style-name="T17">– </text:span>Привет, Эй-Джей! У тебя проблемы?</text:p>
      <text:p text:style-name="P50"><text:span text:style-name="T17">– </text:span>Привет, сахарок. <text:span text:style-name="T17">– </text:span>озабоченно поприветствовала меня фермерша. <text:span text:style-name="T17">– </text:span>Да, и ещё какие! Большой Мак, лягать его <text:span text:style-name="T100">тудыть</text:span>,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
      <text:p text:style-name="P50"><text:span text:style-name="T17">– </text:span>А ты, Большой Мак, вместо того, ш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50"/>
      <text:p text:style-name="P50">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50"/>
      <text:p text:style-name="P50"><text:span text:style-name="T17">– </text:span>Думаю, я могу починить телегу. Только больших нагрузок эта ось уже не выдержит. Но до фермы худо-бедно доедете.</text:p>
      <text:p text:style-name="P50"/>
      <text:p text:style-name="P50">Эпплджек с сомнением посмотрела на меня.</text:p>
      <text:p text:style-name="P50"><text:span text:style-name="T17">– </text:span>Хошь сказать, ты в Кантерлоте у Селестии под крылышком телеги чинил? Или Рэр сбрехала про Селестию?</text:p>
      <text:p text:style-name="P50"/>
      <text:p text:style-name="P50">Я мысленно ругнулся на языкатую единорожку и молча достал <text:span text:style-name="T111">из внутреннего кармана куртки </text:span>пенал с инструментами.</text:p>
      <text:p text:style-name="P50"/>
      <text:p text:style-name="P50">…</text:p>
      <text:p text:style-name="P50"/>
      <text:p text:style-name="P50">Собрав <text:span text:style-name="T111">пожитки</text:span>, я потолкал тележку назад-вперёд.</text:p>
      <text:p text:style-name="P50"><text:span text:style-name="T17">– Г</text:span>отово. Принимай работу, хозяйка!</text:p>
      <text:p text:style-name="P50"/>
      <text:p text:style-name="P50">Эпплджек присвистнула и стиснула меня в сокрушающих объятиях.</text:p>
      <text:p text:style-name="P50"><text:span text:style-name="T17">–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50">Кобылка строго посмотрела на брата.</text:p>
      <text:p text:style-name="P50"><text:soft-page-break/><text:span text:style-name="T17">– </text:span><text:s/>А перегруза не будет, половину товара Макинтош на себе дотащит.</text:p>
      <text:p text:style-name="P50"/>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
      <text:p text:style-name="P50"><text:span text:style-name="T17">– </text:span>Этой… Бери… Сам делал… Ток не говори никому, лады?</text:p>
      <text:p text:style-name="P50">Я кивнул и сунул флягу за пазуху. Биг Мак молниеносно накрыл дерюгой подсумок и через мгновение за телегу заглянула Эпплджек.</text:p>
      <text:p text:style-name="P50"/>
      <text:p text:style-name="P50"><text:span text:style-name="T17">–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0"><text:span text:style-name="T17">– </text:span>Бери, сахарок. Для тебя <text:span text:style-name="T17">— </text:span>самые <text:span text:style-name="T17">о</text:span>тборные. И помни: в «Сладком яблочке» тебе всегда будут рады!</text:p>
      <text:p text:style-name="P50"/>
      <text:p text:style-name="P50">Телега с яблоками укатилась по направлению к рынку. Я проводил её глазами, чувствуя голод и удовлетворение от сделанной работы <text:span text:style-name="T22">— </text:span><text:span text:style-name="T71">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2">— </text:span><text:span text:style-name="T71">объявляла вывеска.</text:span></text:p>
      <text:p text:style-name="P50"><text:span text:style-name="T71"/></text:p>
      <text:p text:style-name="P55">Ну что же, Анон, если тебе повезёт, ты найдёшь тут пару блюд без травы!</text:p>
      <text:p text:style-name="P55"/>
      <text:p text:style-name="P55">…</text:p>
      <text:p text:style-name="P55"/>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7">– </text:span>Свободно? <text:span text:style-name="T17">– </text:span>спросил я у единственной пони, сидящей за столиком.</text:p>
      <text:p text:style-name="P50"><text:span text:style-name="T17">– </text:span>Да-да, конечно. <text:span text:style-name="T17">–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7">– <text:s/></text:span>Пирог с грибами, яишницу и чизкейк<text:span text:style-name="T17"> – </text:span>сообщил я подошедшей официантке.</text:p>
      <text:p text:style-name="P50"><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ак подушка, к тому же.</text:p>
      <text:p text:style-name="P50"><text:span text:style-name="T17">– </text:span>И салат «по-кантерлотски». <text:span text:style-name="T17">– добавил я к заказу я, удивляясь, причём тут подушка?</text:span></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7">– </text:span>Вы, наверное, ждёте кого-то?</text:p>
      <text:p text:style-name="P54"><text:span text:style-name="T17">– </text:span>Неа.</text:p>
      <text:p text:style-name="P54"><text:soft-page-break/><text:span text:style-name="T17">– </text:span>Просто обедаете?</text:p>
      <text:p text:style-name="P54"><text:span text:style-name="T17">– </text:span>Неа.</text:p>
      <text:p text:style-name="P54"><text:span text:style-name="T17">– </text:span>Просто сидите и мрачно смотрите на меня?</text:p>
      <text:p text:style-name="P54"><text:span text:style-name="T17">– </text:span>Неа.</text:p>
      <text:p text:style-name="P54"/>
      <text:p text:style-name="P54">Хм, а эта пони не из разговорчивых. Ну ладно.</text:p>
      <text:p text:style-name="P43"/>
      <text:p text:style-name="P54"><text:span text:style-name="T17">– </text:span>А что же вы делаете?</text:p>
      <text:p text:style-name="P54"><text:span text:style-name="T17">– </text:span>Веселюсь. <text:span text:style-name="T17">– </text:span>мрачно заявила пони.</text:p>
      <text:p text:style-name="P54"><text:span text:style-name="T17">–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7">– </text:span>Привет, Нон-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
      <text:p text:style-name="P54"><text:span text:style-name="T17">– </text:span>Мы с вами раньше встречались?</text:p>
      <text:p text:style-name="P54"><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Нон-нон, и ты <text:span text:style-name="T100">айтишник</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text:span text:style-name="T100">что такое айтишник? И </text:span>кто такая ниссан-пикап? И куда ты её водишь? А меня туда с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7">– </text:span>Оставь, Салвер.<text:span text:style-name="T17"> </text:span>Ему за счёт заведения.</text:p>
      <text:p text:style-name="P50"><text:span text:style-name="T17">– </text:span>Ясно, мисс Пинки. <text:span text:style-name="T17">– </text:span>официантка кивнула и ушла.</text:p>
      <text:p text:style-name="P50"><text:span text:style-name="T17">– Ч</text:span>его-о-о?<text:span text:style-name="T17"> </text:span>Так это твой бар?</text:p>
      <text:p text:style-name="P50"><text:span text:style-name="T17">– </text:span>Агась. <text:span text:style-name="T17">– </text:span>поняха развела копыт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7">– </text:span>Пинки 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7">– </text:span>Тихо-тихо. <text:span text:style-name="T17">– </text:span>я оглянулся на посетителей. Поняху определённо надо было успокоить: шёпот Пинки, наверное, был слышен даже на улице. <text:span text:style-name="T17">– </text:span>Не вспоминай опять. Давай лучше выпьем на брудершафт. За знакомство.</text:p>
      <text:p text:style-name="P50"><text:span text:style-name="T17">– </text:span>Агась! <text:span text:style-name="T17">– согласно </text:span>кивнула пони, придвигая ко мне бутылку. <text:span text:style-name="T17">– </text:span>Хотя ты и так уже знаком со мной, глупенький Нон-нон,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oft-page-break/><text:span text:style-name="T17">– </text:span>У меня есть идея получше. <text:span text:style-name="T17">– </text:span>на свет показалась фляга Большого Макинтоша.</text:p>
      <text:p text:style-name="P50"><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7">– </text:span>Починил телегу. Только молчок про самогон, раз уж ты в курсе. <text:span text:style-name="T17">– </text:span>я разлил сидр по чашкам.</text:p>
      <text:p text:style-name="P50"><text:span text:style-name="T17">– </text:span>Да ты что?! Чтоб я раз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50"><text:s/>Сидр Биг Мака на вкус был безобидным, чуть забродившим яблочным соком. Я опорожнил свою чашку и заявил Пинки:</text:p>
      <text:p text:style-name="P50"><text:span text:style-name="T17">– </text:span>Эт-то ты наз-зваишь с-суфер-д-дуфер-с-сильн..?</text:p>
      <text:p text:style-name="P50">?!!</text:p>
      <text:p text:style-name="P50">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50"><text:span text:style-name="T17">– У </text:span>тебя такая смешная мордочка! <text:span text:style-name="T17">– </text:span>захихикали Пинки, покачиваясь. <text:span text:style-name="T17">– </text:span>Как будто ты <text:span text:style-name="T71">подкову </text:span>в пироге обнаружил. Ик! Или Селестию в ванной.</text:p>
      <text:p text:style-name="P50">Это сравнение пробудило во мне полузабытое воспоминание.</text:p>
      <text:p text:style-name="P50"><text:span text:style-name="T17">– </text:span>Эмм… Скажи-ка мне, мой друг П-п-пинки… Легенда про фаэри <text:span text:style-name="T22">— </text:span><text:span text:style-name="T71">эт правда?</text:span></text:p>
      <text:p text:style-name="P50"><text:span text:style-name="T22">– </text:span><text:span text:style-name="T71">Какая из? Их много, вообще-то. Ик!</text:span></text:p>
      <text:p text:style-name="P50"><text:span text:style-name="T22">– </text:span><text:span text:style-name="T71">Про принцесс. Про то, что они фаэри, спустившиеся с неба во плоти, чтоб помогать пони управлять Эквестрией?</text:span></text:p>
      <text:p text:style-name="P50"><text:span text:style-name="T22">– Н</text:span><text:span text:style-name="T71">он-нон, </text:span><text:span text:style-name="T22">– </text:span><text:span text:style-name="T71">захихикала Пинки, взъерошив копытами розовые кудряшки и попытавшись соорудить из них бороду, </text:span><text:span text:style-name="T22">–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50"><text:span text:style-name="T22">–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50"><text:span text:style-name="T22">– </text:span><text:span text:style-name="T71">Ты что-о-о! Нельзя любить фаэри! Она похитит твоё сердце, и ты будешь искать её, пока не… </text:span><text:span text:style-name="T22">– </text:span><text:span text:style-name="T71">Пинки погрузилась мордочкой в так и не съеденный салат «по-кантерлотски» и захрапела.</text:span></text:p>
      <text:p text:style-name="P50"><text:span text:style-name="T22">– </text:span><text:span text:style-name="T71">Пока не умру?</text:span></text:p>
      <text:p text:style-name="P50"><text:span text:style-name="T22">– </text:span><text:span text:style-name="T71">Нет, глупенький. </text:span><text:span text:style-name="T22">– </text:span><text:span text:style-name="T71">пробулькала Пинки из миски. </text:span><text:span text:style-name="T22">– </text:span><text:span text:style-name="T7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
      <text:p text:style-name="P55">Бля!</text:p>
      <text:p text:style-name="P55"><text:soft-page-break/></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7">–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
      <text:p text:style-name="P55">БАМММ!!!</text:p>
      <text:p text:style-name="P55"/>
      <text:p text:style-name="P55">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5"><text:span text:style-name="T17">– </text:span>Судя по тому, как ты стремительно сбежал от меня не попрощавшись, у тебя <text:span text:style-name="T100">от меня </text:span>проблемы. <text:span text:style-name="T17">– </text:span>заметила с укором кобылка. <text:span text:style-name="T17">– </text:span>Странно, мы, вроде, только сегодня познакомились.</text:p>
      <text:p text:style-name="P55"><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55"><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55"><text:span text:style-name="T17">–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text:span text:style-name="T101">и направляющей мачтой</text:span>. Бок <text:span text:style-name="T101">бочки</text:span>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text:span text:style-name="T101">от мачты </text:span>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5"><text:span text:style-name="T17">– </text:span>Сто-о-ой! <text:span text:style-name="T17">– </text:span>заорал я. <text:span text:style-name="T17">– </text:span>Выпрыгивай из бочки!!!</text:p>
      <text:p text:style-name="P55">Кобылка-пилот улыбнулась и постукала копытцем по шлему, показывая, что не слышит меня.</text:p>
      <text:p text:style-name="P55"><text:span text:style-name="T17">– </text:span>Выпрыгива-а-а… <text:span text:style-name="T17">–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text:span text:style-name="T101">выбрал мачту и поднялся </text:span>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text:soft-page-break/>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
      <text:p text:style-name="P55"><text:span text:style-name="T17">– </text:span>Э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7">– </text:span>Смотри, вот те и ответ на вопрос, куда деваются пони!</text:p>
      <text:p text:style-name="P55"><text:span text:style-name="T17">– </text:span>Где? <text:span text:style-name="T17">– </text:span>единорожка начала оглядываться.</text:p>
      <text:p text:style-name="P55"><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55"><text:span text:style-name="T17">– </text:span>И что? Я всё равно не пойму, куда деваются пони? И куда пропала Скуталу?</text:p>
      <text:p text:style-name="P55"><text:span text:style-name="T17">– Я </text:span>их ем. <text:span text:style-name="T17">– </text:span>зверски ухмыльнувшись, сообщил я кобылкам. <text:span text:style-name="T17">– </text:span>Мне нравятся пони. Особенно я люблю непослушных жеребят.</text:p>
      <text:p text:style-name="P55">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6"/>
      <text:p text:style-name="P6">Кому: Человеку Анонимусу, Понивилль.</text:p>
      <text:p text:style-name="P6">От кого: Кантерлот, Дворец, Королевский Секретариат Её Высочества, Дневной Главы Диархии, Принцессы Селестии.</text:p>
      <text:p text:style-name="P50"/>
      <text:p text:style-name="P65">Приветствую тебя, мой маленький человек!</text:p>
      <text:p text:style-name="P65">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5">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5">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7">— </text:span>место, из <text:soft-page-break/>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7">— </text:span>ключ к разгадке тайны исчезновения пони.</text:p>
      <text:p text:style-name="P65"><text:span text:style-name="T17">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Анон, мне крайне неудобно подгонять тебя.<text:span text:style-name="T1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7">P.S. Н</text:span>е гневите мироздание воровством! <text:span text:style-name="T34">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Анон! Крепко обнимаю <text:span text:style-name="T17">— </text:span>если ты уже не сердишься на меня <text:span text:style-name="T17">—</text:span> или просто кладу рог тебе на плечо в противном случае.</text:p>
      <text:p text:style-name="P65"/>
      <text:p text:style-name="P44">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6. Мэйнхэттен</text:h>
      <text:p text:style-name="P90"/>
      <text:p text:style-name="P55"><text:span text:style-name="T17">–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7">– </text:span>Не отсылается. Глюк какой-то.</text:p>
      <text:p text:style-name="P55">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 написать солнцем «<text:span text:style-name="T17">х#й</text:span>» на небе, чем заставить пони-чинушу поступиться хотя бы запятой в должностных инструкциях.</text:p>
      <text:p text:style-name="P55"><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55"><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5"/>
      <text:p text:style-name="P56"><text:soft-page-break/>***</text:p>
      <text:p text:style-name="P55"/>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5"><text:span text:style-name="T17">– </text:span>Это неправильно! <text:span text:style-name="T17">– </text:span>заявила Рэйнбоу Дэш, отвернувшись от окна.</text:p>
      <text:p text:style-name="P55"><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55"><text:span text:style-name="T17">– </text:span>Да я не про то! <text:span text:style-name="T17">– </text:span>отмахнулась пегаска. <text:span text:style-name="T17">– </text:span>Посмотри на поле.</text:p>
      <text:p text:style-name="P55"><text:span text:style-name="T17">– </text:span>И что? Поле как поле.</text:p>
      <text:p text:style-name="P55"><text:span text:style-name="T17">– </text:span>Оно не убрано. <text:span text:style-name="T17">– </text:span>мрачно ответила пегаска. <text:span text:style-name="T17">–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7">– </text:span>У самого посёлка поля убраны. Наверняка дойдёт дело и до остальных.</text:p>
      <text:p text:style-name="P55"><text:span text:style-name="T17">– </text:span>Не дойдёт. <text:span text:style-name="T17">– </text:span>Рэйнбоу 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5">Я выложил на платок горку сдобы от Пинки и предложил печеньку пегаске. Та покрутила носом.</text:p>
      <text:p text:style-name="P55"><text:span text:style-name="T17">– </text:span>Спасибо, но от пинкиных плюшек у меня фланки округляются.</text:p>
      <text:p text:style-name="P55"><text:span text:style-name="T17">– </text:span>Да ладно тебе, Дэш! От одной не округлятся.</text:p>
      <text:p text:style-name="P55"><text:span text:style-name="T17">– </text:span>От одной —<text:span text:style-name="T17"> </text:span>нет. Но я же на одной не остановлюсь. <text:span text:style-name="T17">– п</text:span>егаска взяла карту и нахмурилась. <text:span text:style-name="T17">–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7"> </text:span>Как будто…</text:p>
      <text:p text:style-name="P55"><text:span text:style-name="T17">– О</text:span>но и понятно, что поля не убраны. Откуда же им быть убранными, когда на двух работающих пони целая толпа бездельников!</text:p>
      <text:p text:style-name="P55">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7">– </text:span>Они паслись… Ты можешь себе представить? Анон!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
      <text:p text:style-name="P55">…</text:p>
      <text:p text:style-name="P55"/>
      <text:p text:style-name="P55">ВЖИИИИИИИИИ!!!</text:p>
      <text:p text:style-name="P55"/>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7">– </text:span>Что за…?</text:p>
      <text:p text:style-name="P135">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5"><text:soft-page-break/><text:span text:style-name="T17">– </text:span>Леди и джентльпони! Просьба не паниковать! Поезд дальше не идёт: впереди провал! <text:span text:style-name="T17">– </text:span>крикнул проводник.</text:p>
      <text:p text:style-name="P55"><text:span text:style-name="T17">– </text:span>Какой ещё, в дышло, провал? Я проезжал тут два дня назад!</text:p>
      <text:p text:style-name="P55"><text:span text:style-name="T17">– </text:span>Безобразие! Верните мне деньги за билет!</text:p>
      <text:p text:style-name="P55"><text:span text:style-name="T17">– </text:span>Как вы смеете! Я опоздаю в порт! Вы будете платить неустойку! <text:s/><text:span text:style-name="T17">–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5"/>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7">– </text:span>Эта дыра фиг знает на сколько длится! <text:span text:style-name="T17">– </text:span>заявила Дэш, выныривая из темноты. <text:span text:style-name="T17">–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7">– </text:span>Дэш, нам надо на ту сторону.</text:p>
      <text:p text:style-name="P55">Пегаска развела копытами.</text:p>
      <text:p text:style-name="P55"><text:span text:style-name="T17">– </text:span>Нет проблем. Я могу тебя перенести.</text:p>
      <text:p text:style-name="P55">Я с сомнением посмотрел на пегаску. Дэш в холке была мне по пояс.</text:p>
      <text:p text:style-name="P55"><text:span text:style-name="T17">–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55">Мля.</text:p>
      <text:p text:style-name="P55"><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55"><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7"> </text:span>я уже давно заметил, что пони, за исключением пегасов, по весу были не легче, а то и тяжелее меня. Я поплевал на руки и сбросил рюкзак.</text:p>
      <text:p text:style-name="P55"/>
      <text:p text:style-name="P55">…</text:p>
      <text:p text:style-name="P55"/>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5"/>
      <text:p text:style-name="P55">Разумеется, я посмотрел вниз.</text:p>
      <text:p text:style-name="P55"/>
      <text:p text:style-name="P55">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
      <text:p text:style-name="P55">…</text:p>
      <text:p text:style-name="P55"/>
      <text:p text:style-name="P55">Я валялся на насыпи и трясся как в лихорадке. От пережитого шока меня тошнило. Ёбаная Селестия!</text:p>
      <text:p text:style-name="P55"><text:span text:style-name="T17">– </text:span>Ты как, в порядке? Анон? <text:span text:style-name="T17">– п</text:span>егаска озабоченно потрогала меня за плечо. <text:span text:style-name="T17">–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7">– </text:span>Я чувствую, что только что упустил отличную возможность отлить на вселенную!</text:p>
      <text:p text:style-name="P55"/>
      <text:p text:style-name="P56">***</text:p>
      <text:p text:style-name="P4"/>
      <text:p text:style-name="P4"><text:soft-page-break/>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4">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55"/>
      <text:p text:style-name="P66">«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57">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5">прочитал охранник, близоруко щурясь.</text:span></text:p>
      <text:p text:style-name="P55"/>
      <text:p text:style-name="P55"><text:span text:style-name="T17">– </text:span>Удостоверение личности предъявлять? <text:span text:style-name="T17">– </text:span>осведомился я.</text:p>
      <text:p text:style-name="P55"><text:span text:style-name="T17">– </text:span>Ч-ч-человеку А-а-анонимусу? <text:span text:style-name="T17">–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7">– </text:span>Нет, ты видела? Он мне чуть пальцы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55">Дэш, ни слова не говоря, прислонила ухо к двери.</text:p>
      <text:p text:style-name="P55"><text:span text:style-name="T17">– </text:span>Будешь смеяться, но именно этим он и занят. Вызывает полицию по телефону. <text:span text:style-name="T17">– </text:span>сообщила пегаска.</text:p>
      <text:p text:style-name="P55"><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7">– </text:span>Оп-па! <text:span text:style-name="T17">– </text:span>пегаска оторвала ухо от двери. <text:span text:style-name="T17">– Анон</text:span>,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7">– </text:span>Сколько у нас времени?</text:p>
      <text:p text:style-name="P55">Дэш почесала в затылке.</text:p>
      <text:p text:style-name="P55"><text:span text:style-name="T17">–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7">– </text:span>двадцать пять минут у нас есть.</text:p>
      <text:p text:style-name="P55"><text:soft-page-break/>Я с наслаждением захреначил ногой в стеклянную дверь павильона. Осколки стекла брызнули во все стороны.</text:p>
      <text:p text:style-name="P55"><text:span text:style-name="T17">–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5"><text:span text:style-name="T17">– “</text:span>Портативный магоэнергетический ускоритель «<text:span text:style-name="T21">Psyntel Rari2+ DDR</text:span>»,<text:span text:style-name="T17"> </text:span>демо-прототип<text:span text:style-name="T17">” – </text:span>прочитал я на бирке. <text:span text:style-name="T17">– </text:span>Оно!</text:p>
      <text:p text:style-name="P55">Снаружи послышался вой сирены и цокот множества копыт.</text:p>
      <text:p text:style-name="P55"><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
      <text:p text:style-name="P55">Пиздец! Мы с Дэш переглянулись.</text:p>
      <text:p text:style-name="P55"><text:span text:style-name="T17">– </text:span>Это твои двадцать минут? <text:span text:style-name="T17">– </text:span>возмутился я. <text:span text:style-name="T17">– </text:span>Да ещё и десяти не прошло!</text:p>
      <text:p text:style-name="P55">Дэш вымучено скривилась.</text:p>
      <text:p text:style-name="P55"><text:span text:style-name="T17">– Человек</text:span> Анонимус, здание окружено! Мы знаем, что ты внутри! Выходи добровольно, или будешь взят силой! <text:span text:style-name="T17">– </text:span>загремел усиленный мегафоном голос.</text:p>
      <text:p text:style-name="P55">Я разбил топором стеклянные дверцы прибора и вытащил рубины.</text:p>
      <text:p text:style-name="P55"><text:span text:style-name="T17">–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5">Пегаска отрицательно помотала головой.</text:p>
      <text:p text:style-name="P55"><text:span text:style-name="T17">– </text:span>Ну уж фигушки. Я тебя тут не оставлю.</text:p>
      <text:p text:style-name="P55"><text:span text:style-name="T17">– </text:span>Дэш! <text:span text:style-name="T17">– </text:span>взмолился я. <text:span text:style-name="T17">–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7">– Н</text:span>е тупи! <text:span text:style-name="T17">– </text:span>упрямо мотнула головой пегаска. <text:span text:style-name="T17">–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7">– </text:span>Быстро за мной! <text:span text:style-name="T17">–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17">– Ю-</text:span>хууу<text:span text:style-name="T17">!!!</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7">–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7">– Анон</text:span>, подвинься!</text:p>
      <text:p text:style-name="P55">Пегаска оттеснила меня крупом и повернулась к двери задом.</text:p>
      <text:p text:style-name="P55"><text:span text:style-name="T17">–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7">– </text:span>Ты чего на меня так уставился? <text:span text:style-name="T17">– </text:span>подозрительно спросила пегаска.</text:p>
      <text:p text:style-name="P55"><text:span text:style-name="T17">– </text:span>Да так… Не ожидал, что ты такая…</text:p>
      <text:p text:style-name="P55"><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7">– </text:span>Ну вот, теперь действуй! — я положил рубины в кошелёк, повесил его пегаске на шею и вдруг, сам для себя неожиданно, обнял её худенькое тело. <text:span text:style-name="T17">–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7">– </text:span>Ты! Не! По! Нял! Те! Бе! Не! Льзя! Тут! Ос! Та! ВАТЬСЯ!!! <text:span text:style-name="T17">–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Таких ругательств, что раздались через мгновение, ты ещё в Эквестрии не слыхал, Анон!</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7">–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7">–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7">–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7">– </text:span>Так-так, посмотрим, что тут у нас. Ага. Гм. Это наверняка тот монстр-примат, о котором писали в газетах. Занятно.</text:p>
      <text:p text:style-name="P55">Я крутился в левитационном поле перед единорожкой как некий диковинный экспонат из шоу уродцев.</text:p>
      <text:p text:style-name="P55"><text:span text:style-name="T17">– </text:span>А это у нас кто? Гм-м. Пегаска. Вот так раз! Рэйнбоу Дэш! Какими судьбами?</text:p>
      <text:p text:style-name="P55"><text:span text:style-name="T17">– </text:span>ТРИКСИ! <text:span text:style-name="T17">– <text:s/></text:span>фейсхуфнула Дэш. <text:span text:style-name="T17">– </text:span>Во имя Селестии, ЧТО ты тут делаешь?!!</text:p>
      <text:p text:style-name="P55"><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55">Так как дипломатические таланты пегаски явно оставляли желать лучшего, я решил взять переговоры в свои руки.</text:p>
      <text:p text:style-name="P55"><text:span text:style-name="T17">– </text:span>Эээ. Гм. Я дико извиняюсь, мы не знали, что вы спите днём, а то бы ни за что не стали вас тревожить. Мы тут пролетали мимо, и я подумал…</text:p>
      <text:p text:style-name="P55"><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55"><text:span text:style-name="T17">– </text:span>Трикси! Не смей! У нас мегаважное задание! Нам нужно вернуться в Понивилль во что бы то ни стало! <text:span text:style-name="T17">– </text:span>пегаска извивалась изо всех сил, пытаясь выбраться из магического захвата.</text:p>
      <text:p text:style-name="P55"><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7">– </text:span>Ей ведь нельзя рассказывать, да?</text:p>
      <text:p text:style-name="P55"><text:soft-page-break/><text:span text:style-name="T17">– </text:span>Нельзя. <text:span text:style-name="T17">– </text:span>подтвердил я. <text:span text:style-name="T17">–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7">– </text:span>Трикси. Если ты нас не выдашь, я готова выступать. В твоих представлениях. Кем угодно. Целый месяц! После сопровождения Анона в Понивилль…</text:p>
      <text:p text:style-name="P55"><text:span text:style-name="T17">– </text:span>ОГО!</text:p>
      <text:p text:style-name="P55">Единорожка аж села на крыльцо от удивления.</text:p>
      <text:p text:style-name="P55"><text:span text:style-name="T17">– </text:span>Представлем себе, ЧТО вы скрываете, если ты готова на ТАКОЕ! Признаюсь, тебе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7">–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7">– </text:span>Мы приняли решение не выдавать вас полиции в обмен на то, что вы расскажете нам о вашей секретной миссии!</text:p>
      <text:p text:style-name="P55"><text:span text:style-name="T17">– </text:span>Не пойдёт! <text:span text:style-name="T17">– </text:span>заявил я. <text:span text:style-name="T17">– </text:span>Я уже сказал, что это тайна. Мне добавить нечего.</text:p>
      <text:p text:style-name="P55"><text:span text:style-name="T17">– </text:span>Да неужели? <text:span text:style-name="T17">– </text:span>захлопала ресницами Трикси. <text:span text:style-name="T17">–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дьявол!!!</text:p>
      <text:p text:style-name="P55"/>
      <text:p text:style-name="P55">…</text:p>
      <text:p text:style-name="P39"/>
      <text:p text:style-name="P55"><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нам, куда исчезла принцесса Селестия!</text:p>
      <text:p text:style-name="P55"><text:span text:style-name="T17">– </text:span>Так вот почему я не могу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Я едва не пропустил мимо ушей сказанное единорожкой.</text:p>
      <text:p text:style-name="P55"><text:span text:style-name="T17">– </text:span>Стой! Что ты там сказала о Селестии? Куда она исчезла?</text:p>
      <text:p text:style-name="P55">Трикси молча левитировала мне газеты с трюмо.</text:p>
      <text:p text:style-name="P55"/>
      <text:p text:style-name="P55">…</text:p>
      <text:p text:style-name="P55"/>
      <text:p text:style-name="P55">Ох, фак! Фак-фак-фак!!!</text:p>
      <text:p text:style-name="P55"><text:soft-page-break/></text:p>
      <text:p text:style-name="P55">«<text:span text:style-name="T34">Исчезновение дневной главы диархии: Эквестрия в панике!</text:span>» (статья двухдневной давности).</text:p>
      <text:p text:style-name="P55">«<text:span text:style-name="T3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5">«<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55">«<text:span text:style-name="T3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5">«<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
      <text:p text:style-name="P55">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39"><text:span text:style-name="T17">–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5"><text:span text:style-name="T17">– </text:span>Прикинь, а? <text:span text:style-name="T17">– </text:span>участливо ткнулась в меня носом Дэш. <text:span text:style-name="T17">– </text:span>Над моими приколами тоже одна я и смеюсь. У<text:span text:style-name="T17">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5">Я зажал голову в ладонях и застонал, покачиваясь из стороны в сторону.</text:p>
      <text:p text:style-name="P55"><text:span text:style-name="T17">– Анон</text:span>?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5">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text:soft-page-break/>–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2"><text:span text:style-name="T1">«…</text:span><text:span text:style-name="T3">А ускоритель </text:span><text:span text:style-name="T19">—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5"/>
      <text:p text:style-name="P55">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5">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9">–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5">Дэш в отчаянии стала трясти меня. При последних её словах у меня в мозгу зажглась лампочка.</text:p>
      <text:p text:style-name="P55">Флаттершай. Эпплджек. Рэрити. Пинки Пай. Твайлайт. Рэйнбоу Дэш. Бинго!</text:p>
      <text:p text:style-name="P55">МУ-ХА-ХА!</text:p>
      <text:p text:style-name="P55">Кажется, ты знаешь, как показать фак провидению, Анон! The <text:span text:style-name="T17">Show must go on!</text:span></text:p>
      <text:p text:style-name="P55">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5">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8"/>
      <text:h text:style-name="Heading_20_2" text:outline-level="2">17. <text:span text:style-name="T1">Деградация</text:span></text:h>
      <text:p text:style-name="P97"/>
      <text:p text:style-name="P55">– Ы! Ы! Ы! Ы! Ы!</text:p>
      <text:p text:style-name="P55">Дэш стучала лбом о сосну с такой силой, что на неё сверху падали иголки и шишки.</text:p>
      <text:p text:style-name="P55"><text:soft-page-break/>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Ещё лучше, чем почесушки!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ты очень неустойчиво сидишь! Не сердись!</text:p>
      <text:p text:style-name="P55">Я покровительно похлопал пегаску по шее.</text:p>
      <text:p text:style-name="P55">–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text:soft-page-break/>– Обнимашки-и-и!!! – и повалила меня на траву вторично.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7">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5">Наконец Дэш приземлилась, пропахав в дёрне борозды тормозного следа.</text:p>
      <text:p text:style-name="P55">– Ффух! Ещё бы немного, и я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Анон, залазь в фургон. Там впереди какой-то посёлок. Купим еды и узнаем новости.</text:p>
      <text:p text:style-name="P55"/>
      <text:p text:style-name="P56">***</text:p>
      <text:p text:style-name="P55"/>
      <text:p text:style-name="P55">День спустя…</text:p>
      <text:p text:style-name="P55"/>
      <text:p text:style-name="P55">«<text:span text:style-name="T34">Добро пожаловать в Груммингтон! Вам здесь рады!</text:span></text:p>
      <text:p text:style-name="P55"><text:span text:style-name="T34">Население города </text:span><text:span text:style-name="T73">302 пони</text:span><text:span text:style-name="T34">.</text:span></text:p>
      <text:p text:style-name="P55"><text:span text:style-name="T73">250 пони</text:span><text:span text:style-name="T34">.</text:span></text:p>
      <text:p text:style-name="P55"><text:span text:style-name="T73">125 поней</text:span><text:span text:style-name="T34">.</text:span></text:p>
      <text:p text:style-name="P55"><text:span text:style-name="T34">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5">Я вернулся за столик у окна и продолжил писать письмо.</text:p>
      <text:p text:style-name="P55"/>
      <text:p text:style-name="P55">«…<text:span text:style-name="T28">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6">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Не знаю, зачем я перед тобой оправдываюсь? Ладно.</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Анон. </text:span><text:span text:style-name="T28">Дружба </text:span><text:span text:style-name="T43">—</text:span><text:span text:style-name="T28"> </text:span><text:span text:style-name="T3">э</text:span><text:span text:style-name="T28">то, </text:span><text:span text:style-name="T75">так её </text:span><text:span text:style-name="T3">разэтак</text:span><text:span text:style-name="T75">,</text:span><text:span text:style-name="T28"> магия!</text:span></text:p>
      <text:p text:style-name="P156"/>
      <text:p text:style-name="Standard"><text:span text:style-name="T28">P.S. Мне тебя не хватает. Сильно.</text:span><text:span text:style-name="T67">»</text:span></text:p>
      <text:p text:style-name="P55"/>
      <text:p text:style-name="P55">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text:soft-page-break/>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5">Пегаска фейсхуфнула. Я прижал её к себе и успокаивающе гладил по гриве.</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 У меня есть одно соображение, хочу проверить.</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Ай! Вроде не сплю — боль чувствуется. Тогда какого сена я падаю?!!</text:p>
      <text:p text:style-name="P55">– Дэш. – мягко сказал я. – Пегасы держатся в воздухе, не в последнюю очередь, за счёт магии. Одних крыльев ведь недостаточно? Правильно?</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text:soft-page-break/>–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Ы-ы-ы…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Анон?</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вместе, что бы ни случилось. Обещаю тебе.</text:p>
      <text:p text:style-name="P55">Пегаска утешилась и замерла, глядя в огонь. Время от времени она горько всхлипывала, сотрясаясь всем телом.</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Анон? Расскажи какую-нибудь сказку на ночь? Что-то спать не хочется.</text:p>
      <text:p text:style-name="P55">Пегаска залезла на диван и похлопала по подушке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
      <text:p text:style-name="P55">…</text:p>
      <text:p text:style-name="P55"/>
      <text:p text:style-name="P55">– Вот тебе поучительная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text:soft-page-break/>–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пожалуйста-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5">Я пожал плечами, устроился поудобнее и укрылся одеялом.</text:p>
      <text:p text:style-name="P55"/>
      <text:p text:style-name="P55">…</text:p>
      <text:p text:style-name="P55"/>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размеренный 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5"><text:soft-page-break/>–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символы.</text:p>
      <text:p text:style-name="P55"/>
      <text:p text:style-name="P55">«<text:span text:style-name="T73">37 пни</text:span></text:p>
      <text:p text:style-name="P75">24пн</text:p>
      <text:p text:style-name="P75">15</text:p>
      <text:p text:style-name="P55"><text:span text:style-name="T34">1</text:span>»</text:p>
      <text:p text:style-name="P55"/>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5"/>
      <text:p text:style-name="P55">«<text:span text:style-name="T34">Добро пожаловать в Груммингтон! Вам здесь рады!</text:span></text:p>
      <text:p text:style-name="P55"><text:span text:style-name="T34">Население города </text:span><text:span text:style-name="T73">302 пони</text:span><text:span text:style-name="T34">.</text:span></text:p>
      <text:p text:style-name="P55"><text:span text:style-name="T73">250 пони</text:span><text:span text:style-name="T34">.</text:span></text:p>
      <text:p text:style-name="P55"><text:span text:style-name="T73">125 поней</text:span><text:span text:style-name="T34">.</text:span></text:p>
      <text:p text:style-name="P55"><text:span text:style-name="T34">54 паня.</text:span>»</text:p>
      <text:p text:style-name="P55"/>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Анон!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
      <text:p text:style-name="P55">УУУУУУРРРРРРГГГГХХХХХХХ!!!</text:p>
      <text:p text:style-name="P55"/>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Анон,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5"/>
      <text:h text:style-name="Heading_20_2" text:outline-level="2">18. Филлидельфия</text:h>
      <text:p text:style-name="P39"/>
      <text:p text:style-name="P55">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5">Я поднял кусок газеты, прибитый ветром к ограждению и быстро пробежался по заголовкам.</text:p>
      <text:p text:style-name="P55"/>
      <text:p text:style-name="P55">«<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4">«</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4">».</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с аттестатами по ускоренному курсу</text:span>». «<text:span text:style-name="T3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5"/>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5"><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5">–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
      <text:p text:style-name="P55">…</text:p>
      <text:p text:style-name="P55"/>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 Ты слишком стар для таких шуток, Анон!</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text:soft-page-break/>ХЛОП!</text:p>
      <text:p text:style-name="P55">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5">– Бггг! – <text:s/>заржала пегаска. – Анон,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Пегаска прижала уши и съёжилась.</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покраснела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идя меня впервые.</text:p>
      <text:p text:style-name="P55"><text:soft-page-break/>– Ты имеешь ввиду, что тебе утром некому сказать: «Привет, хорошего дня»?</text:p>
      <text:p text:style-name="P55">– Да, примерно это я и имел ввиду.</text:p>
      <text:p text:style-name="P55">Пегаска печально покачала головой.</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 Нос её практически упёрся в мой.</text:p>
      <text:p text:style-name="P55">– Анон! В Эквестрии у тебя всегда будут друзья, что бы ни случилось! Обещаю!</text:p>
      <text:p text:style-name="P55">Я растроганно обнял пегаску и погладил её по шее.</text:p>
      <text:p text:style-name="P55">– Спасибо, Дэш. Это просто здорово!</text:p>
      <text:p text:style-name="P55">Пегаска положила голову мне на плечо и прижалась всем телом в ответ.</text:p>
      <text:p text:style-name="P55"/>
      <text:p text:style-name="P55">…</text:p>
      <text:p text:style-name="P55"/>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5">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ей вернут его стоимость из казны.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то пятьдесят фунтов. – больший из двух котелков отправился в провал.</text:p>
      <text:p text:style-name="P55">– Я могу тянуть тебя, когда ты весишь сто восемьдесят фунтов. – половина наших запасов картошки ухнула следом.</text:p>
      <text:p text:style-name="P55">– Я могу тащить тебя, когда ты весишь двести! – насос и запасное колесо к самокату улетели туда же.</text:p>
      <text:p text:style-name="P55"><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5">– Погоди, Дэш, консервы-то не выкидывай! Ты ж сама говорила, что только-только размялась и всё такое. <text:span text:style-name="T74">И товары</text:span> вовсе<text:span text:style-name="T74"> не </text:span>бесплатные<text:span text:style-name="T74"> <text:s/></text:span>— я оставлял в магазинах деньги! — последние, кстати. Дай, я сам отберу припасы…</text:p>
      <text:p text:style-name="P55"/>
      <text:p text:style-name="P55">…</text:p>
      <text:p text:style-name="P55"/>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5">– «Трасса 52» – прочла Дэш на табличке и почесала в затыл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у-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6">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Ано-о-он! Ано-о-он! Ано-о-он!</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5">…</text:p>
      <text:p text:style-name="P55"><text:soft-page-break/></text:p>
      <text:p text:style-name="P55">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Ано-о-он! Ано-о-он! Встава-а-ай!</text:p>
      <text:p text:style-name="P55">– И как, интересно, я могу встать, если ты стоишь прямо надо мной? – с трудом отвечаю я.</text:p>
      <text:p text:style-name="P55">– Хорош умничать! – буркнула пегаска сквозь слёзы. – Анон?!!</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5">–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коснувшись своими губами моих.</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Анон.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километров, и на этом выдохнусь. Что неудивительно, учитывая тот образ жизни, что я вёл в прошлом мире.</text:p>
      <text:p text:style-name="P55"><text:span text:style-name="T17">–</text:span> А какой у тебя там был образ жизни?</text:p>
      <text:p text:style-name="P55"><text:span text:style-name="T17">–</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7">–</text:span> Лягать-колотить! Ты сидел в тюрьме? За что тебя посадили?</text:p>
      <text:p text:style-name="P55"><text:soft-page-break/><text:span text:style-name="T17">–</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покачала головой. Её грива щекотала мне шею.</text:p>
      <text:p text:style-name="P55"><text:span text:style-name="T17">–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9">о такие… гм… заклинания. Ты </text:span><text:span text:style-name="T45">пишешь</text:span><text:span text:style-name="T5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И <text:span text:style-name="T1">у</text:span> нас совсем нет магии.</text:p>
      <text:p text:style-name="P55"><text:span text:style-name="T6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Пегаска густо покраснела.</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Что??? Ты хочешь сказать, нам надо <text:span text:style-name="T17">делать крюк</text:span> в сто миль?! Да это ж ещё неделю ходьбы! У нас картошки осталось на день, твоими стараниями<text:span text:style-name="T17">!</text:span></text:p>
      <text:p text:style-name="P57">Пегаска <text:span text:style-name="T17">сконфужено</text:span> заметила:</text:p>
      <text:p text:style-name="P57">– Я в этих краях впервые. И обычно я путешествую по воздуху или поездом.</text:p>
      <text:p text:style-name="P57">Я фейспалмнул, вспоминая выкинутые в провал припасы.</text:p>
      <text:p text:style-name="P57">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7">– Ну что, отправляемся? – Дэш свесилась с носа, глядя в зеленоватую воду. – Как лодку назовёшь, кэп?</text:p>
      <text:p text:style-name="P57">– «Две банки». – буркнул я.</text:p>
      <text:p text:style-name="P40"><text:soft-page-break/></text:p>
      <text:p text:style-name="P40">…</text:p>
      <text:p text:style-name="P40"/>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7">Я оглянулся. Дэш опустила глаза. На мордочке застыло выражение печали.</text:p>
      <text:p text:style-name="P57">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7">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7">– Анон. – прервала ход моих мыслей пегаска. – Наш путь заканчивается. В Понивилле мы расстанемся. Ты ничего не хочешь мне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но <text:span text:style-name="T74">любили друг </text:span><text:soft-page-break/><text:span text:style-name="T74">друга! И у них </text:span>был<text:span text:style-name="T74"> </text:span>офигенный <text:span text:style-name="T74">секс! </text:span>И это было офигенно круто!<text:span text:style-name="T74"> </text:span>А ты… Ты <text:span text:style-name="T17">— н</text:span>е такой! Ты не любишь пони!!!</text:p>
      <text:p text:style-name="P57">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7"/>
      <text:p text:style-name="P57">КРАК!</text:p>
      <text:p text:style-name="P57"/>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7">—</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4">ПЛЮХ!</text:p>
      <text:p text:style-name="P4">Оп-па!</text:p>
      <text:p text:style-name="P1">Как пишут в банковск<text:span text:style-name="T1">их </text:span>кредитных договорах, <text:span text:style-name="T40">«</text:span>обстоятельство непреодолимой силы<text:span text:style-name="T40">»</text:span>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7">–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7">– </text:span>Выф-выф-вуф! <text:span text:style-name="T17">– </text:span>возразил я.</text:p>
      <text:p text:style-name="P57">Отпихнув от лица живот пегаски и выплюнув шерсть, я продолжил.</text:p>
      <text:p text:style-name="P57"><text:span text:style-name="T17">–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7">– </text:span>Бе-бе-бе! <text:span text:style-name="T17">– </text:span>устало передразнила меня Дэш. <text:span text:style-name="T17">– А</text:span>нон! Я <text:span text:style-name="T17">— </text:span>плохая пони, потому что хотела получить то, что мне не принадлежит. Но какой же ты всё-таки глупый! Пойми, смертные <text:span text:style-name="T17">— </text:span>игрушки в копытах <text:soft-page-break/>вечных. Любимые и оберегаемые, но всего лишь игрушки. Они заботятся о нас, они <text:span text:style-name="T17">— </text:span>наши обожаемые принцессы, и мы боимся их потерять, но мы для них <text:span text:style-name="T17">—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7">– </text:span>Дэш, я знаю. Просто не могу о ней забыть.</text:p>
      <text:p text:style-name="P57">Пегаска тяжело поднялась.</text:p>
      <text:p text:style-name="P57"><text:span text:style-name="T17">– </text:span>Везёт же некоторым. <text:span text:style-name="T17">– </text:span>пробормотала она, раскрывая крылья для просушки.</text:p>
      <text:p text:style-name="P57"/>
      <text:p text:style-name="P57">…</text:p>
      <text:p text:style-name="P57"/>
      <text:p text:style-name="P57"><text:span text:style-name="T17">– А </text:span>ты круто ныряешь<text:span text:style-name="T17">! – </text:span>уважительно заметила пегаска после нескольких минут молчания. <text:span text:style-name="T17">–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7">– </text:span>Это остатки былой славы. Мой институтский рекорд <text:span text:style-name="T17">—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А</text:span><text:span text:style-name="T40">нон, ты весь дрожишь! Тебе надо просушить шерсть. </text:span>Снимай-ка одежду! <text:span text:style-name="T17">–</text:span> <text:span text:style-name="T1">с</text:span>командовала <text:span text:style-name="T1">вдруг</text:span> Дэш.</text:p>
      <text:p text:style-name="P1"><text:span text:style-name="T17">–</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7">–</text:span> Куда это ты спрятался? <text:span text:style-name="T17">–</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7">–</text:span> Ты чего? <text:span text:style-name="T17">–</text:span> <text:span text:style-name="T1">в</text:span> конце-концов озадаченно спросила она. <text:span text:style-name="T17">–</text:span> Что-то не так?</text:p>
      <text:p text:style-name="P1"><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7">–</text:span> А с кем не так? Со мной? С тобой? Или вообще? <text:span text:style-name="T17">–</text:span> <text:span text:style-name="T1">д</text:span>опытывалась пегаска.</text:p>
      <text:p text:style-name="P1"><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1"><text:span text:style-name="T17">–</text:span> Ну и?</text:p>
      <text:p text:style-name="P1"><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7">–</text:span> А какой смысл в этом правиле? Какую цель оно преследует?</text:p>
      <text:p text:style-name="P1"><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7">–</text:span> Вот видишь, ты меня правильно поняла. Описанные тобой табу у нас, кстати, тоже есть.</text:p>
      <text:p text:style-name="P1"><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7">–</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7">–</text:span> У тебя оригинальный способ исповедаться, Дэш. <text:span text:style-name="T17">–</text:span> наконец закашлялся я. <text:span text:style-name="T17">–</text:span> <text:span text:style-name="T1">Устроить кораблекрушение, з</text:span>атащить в укромное местечко, <text:span text:style-name="T1">а </text:span>под конец сорвать штаны и… <text:span text:style-name="T17">–</text:span> тут Дэш сама прыснула от смеха.</text:p>
      <text:p text:style-name="P1">Вдоволь отсмеявшись, Дэш ткнула меня носом в грудь и спросила:</text:p>
      <text:p text:style-name="P1"><text:span text:style-name="T17">–</text:span> И?</text:p>
      <text:p text:style-name="P1"><text:span text:style-name="T17">–</text:span> Что “и”?</text:p>
      <text:p text:style-name="P1"><text:span text:style-name="T17">–</text:span> Ты сказал: “ А под конец сорвать штаны и…” <text:span text:style-name="T17">–</text:span> вот я и хочу знать, что “и”?</text:p>
      <text:p text:style-name="P1">Я смутился.</text:p>
      <text:p text:style-name="P1"><text:span text:style-name="T17">–</text:span> Да ничего… Не бери в голову.</text:p>
      <text:p text:style-name="P1"><text:span text:style-name="T17">–</text:span> А я хочу брать! Какой ты всё-таки… <text:span text:style-name="T17">–</text:span> Дэш встала, потянувшись сначала передней половиной <text:span text:style-name="T1">тела</text:span>, <text:span text:style-name="T1">а </text:span>потом задней.</text:p>
      <text:p text:style-name="P1"><text:span text:style-name="T17">–</text:span> Какой?</text:p>
      <text:p text:style-name="P1"><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7">–</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1">. </text:span><text:span text:style-name="T37">Я не могу навязать тебе чувств…</text:span><text:span text:style-name="T31"> </text:span><text:span text:style-name="T37">Но если бы ты хотя бы согласился на физический контакт. Может быть, этого хватило бы, чтобы ты излечился.</text:span></text:p>
      <text:p text:style-name="P4"><text:soft-page-break/>Я непонимающе смотрел на пегаску.</text:p>
      <text:p text:style-name="P1"><text:span text:style-name="T17">–</text:span> <text:span text:style-name="T1">Р</text:span>ешай. <text:span text:style-name="T17">–</text:span> <text:span text:style-name="T1">е</text:span>ё нос почти касался моего. <text:span text:style-name="T17">–</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7">–</text:span> Дэш, ты..?</text:p>
      <text:p text:style-name="P1"><text:span text:style-name="T17">–</text:span> Да, Дискорд тебя забери! Я предлагаю тебе ЗА-НЯТЬ-СЯ СЕК-СОМ со мной! <text:span text:style-name="T17">–</text:span> зло отчеканила пегаска. <text:span text:style-name="T17">–</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7">– </text:span><text:span text:style-name="T1">Я не умею. Неумеха. </text:span><text:span text:style-name="T17">–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7">–</text:span> Дэш!</text:p>
      <text:p text:style-name="P1"><text:span text:style-name="T17">–</text:span> Да? <text:span text:style-name="T17">–</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7">–</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7">–</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7">–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7">– </text:span>Хорошо, пусть это будет моей фантазией. А ты правда принимаешь меня?</text:p>
      <text:p text:style-name="P4"><text:span text:style-name="T17">– </text:span>Правда. Но…</text:p>
      <text:p text:style-name="P1"><text:span text:style-name="T17">–</text:span> Что?</text:p>
      <text:p text:style-name="P1"><text:span text:style-name="T17">–</text:span> Ты лежишь на мне.</text:p>
      <text:p text:style-name="P1"><text:span text:style-name="T17">–</text:span> Ну да, лежу, <text:span text:style-name="T17">–</text:span> Дэш ехидно улыбнулась и заёрзала животом. <text:span text:style-name="T17">–</text:span> А что?</text:p>
      <text:p text:style-name="P1"><text:span text:style-name="T17">–</text:span> А то, что в таком положении я до тебя не достану! У тебя слишком высоко расположена… <text:span text:style-name="T1">эмм</text:span>… анатомия.</text:p>
      <text:p text:style-name="P1"><text:span text:style-name="T17">–</text:span> Потерпи чуть-чуть, <text:span text:style-name="T17">–</text:span> пегаска хихикнула и снова заёрзала животом, прижав его ко мне. <text:span text:style-name="T17">–</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7">–</text:span> Я чувствую тебя, <text:span text:style-name="T17">–</text:span> промурлыкала Дэш. <text:span text:style-name="T17">–</text:span> Видишь, это совсем не страшно, что я кобылка не твоего вида.</text:p>
      <text:p text:style-name="P1">Я начал почёсывать её шею у основания гривы.</text:p>
      <text:p text:style-name="P1"><text:span text:style-name="T17">–</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7">–</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7">–</text:span> <text:span text:style-name="T1">Да-а-а</text:span>.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7">–</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Это мне Твайлайт сказала… <text:span text:style-name="T17">–</text:span> прошептала пегаска и закрыла глаза, уткнувшись носом мне в <text:span text:style-name="T1">плечо</text:span>. Дыхание у неё стало прерывистым.</text:p>
      <text:p text:style-name="P1"><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7">–</text:span> <text:span text:style-name="T1">Анон</text:span>,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text:span text:style-name="T1">м-м-м…</text:span> состоянии.</text:p>
      <text:p text:style-name="P1"><text:span text:style-name="T17">–</text:span> Дэш, <text:span text:style-name="T17">–</text:span> рассмеялся я, <text:span text:style-name="T17">–</text:span> отпусти ухо!</text:p>
      <text:p text:style-name="P1"><text:span text:style-name="T17">–</text:span> Отпускаю, <text:span text:style-name="T17">–</text:span> шепнула пегаска мне в ухо. <text:span text:style-name="T17">–</text:span> А ты вытаскивай из меня палец и займись делом.</text:p>
      <text:p text:style-name="P1">С этими словами пегаска встала.</text:p>
      <text:p text:style-name="P57"/>
      <text:h text:style-name="Heading_20_2" text:outline-level="2">19. <text:span text:style-name="T1">Понивилль. Фейс-контроль </text:span></text:h>
      <text:p text:style-name="P40"/>
      <text:p text:style-name="P57">«<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text:soft-page-break/>Я отложил стопку газет, принесенных пегаской.</text:p>
      <text:p text:style-name="P57"><text:span text:style-name="T17">–</text:span> Про меня таки забыли. Отлично.</text:p>
      <text:p text:style-name="P57"><text:span text:style-name="T17">–</text:span> Не уверена. <text:span text:style-name="T17">–</text:span> <text:s/>пегаска почесала затылок. <text:span text:style-name="T17">–</text:span> Там на столбах повсюду висят объявления. За твою голову предлагают пятьдесят тысяч.</text:p>
      <text:p text:style-name="P57"><text:span text:style-name="T17">–</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7">– </text:span>Твайлайт, привет! Мы вернулись! <text:span text:style-name="T17">–</text:span> я широко улыбнулся и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7">– К</text:span>АКОГО ХУЯ?!! Твайлайт, ёб твою пони-мать, ты чего творишь? <text:span text:style-name="T17">– </text:span>я вцепился в ручку двери.</text:p>
      <text:p text:style-name="P57"><text:span text:style-name="T17">– </text:span>Твайли, ты чего? <text:span text:style-name="T17">– </text:span>брыкалась Дэш. <text:span text:style-name="T17">– </text:span>Немедленно опусти меня на пол!</text:p>
      <text:p text:style-name="P57"><text:span text:style-name="T17">– </text:span>Извини, Дэши. <text:span text:style-name="T17">– </text:span>скороговоркой бормотала лавандовая единорожка, нервно хихикая. <text:span text:style-name="T17">–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7">– </text:span>А-А-А-А-А-А!!! <text:span text:style-name="T17">–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7">– </text:span>Не беспокойся, Анон-с-вероятностью-пятьдесят-процентов, больно не будет. Не должно быть, во всяком случае. <text:span text:style-name="T17">– </text:span>суетилась единорожка, закрепляя мои руки и ноги в браслетах. <text:span text:style-name="T17">–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7">– Н</text:span>е пытайся. <text:span text:style-name="T17">– </text:span>единорожка покачала головой. <text:span text:style-name="T17">–</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7">–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7">– </text:span>Нет-нет-нет, куда же ты! <text:span text:style-name="T17">– </text:span>магическая аура подхватила меня на полпути к ступенькам. <text:span text:style-name="T17">–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7">– </text:span>Твайлайт, не смей! <text:span text:style-name="T17">– </text:span>хриплым от ужаса голосом прошептал я. <text:span text:style-name="T17">– </text:span>Я тебе потом сниться буду!</text:p>
      <text:p text:style-name="P57"><text:span text:style-name="T17">–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7"><text:soft-page-break/>Скальпель с огромной скоростью метнулся ко мне.</text:p>
      <text:p text:style-name="P57"><text:span text:style-name="T17">– </text:span>А-А-А-А-А-А!</text:p>
      <text:p text:style-name="P57">Вжик-вжик-вжик!</text:p>
      <text:p text:style-name="P57">Лоскутья одежды полетели на пол. Я лежал на столе нагой, как новорождённый, и орал соответственно.</text:p>
      <text:p text:style-name="P57"><text:span text:style-name="T17">– О</text:span>у! <text:span text:style-name="T74">Что-то новенькое! </text:span>Это надо задокументировать, хи-хи.</text:p>
      <text:p text:style-name="P57">Невесть откуда взявшийся фотоаппарат сделал несколько снимков моего естества в разных ракурсах.</text:p>
      <text:p text:style-name="P57"><text:span text:style-name="T17">– </text:span>Хрен-то тебе зачем? <text:span text:style-name="T17">– </text:span>с бессильной злостью спросил я. <text:span text:style-name="T17">– </text:span><text:span text:style-name="T74">Т</text:span>ы собираешься устроить филиал порнхаба для пони-извращенцев?</text:p>
      <text:p text:style-name="P57"><text:span text:style-name="T17">–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7">–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7">– </text:span>А если попроще?</text:p>
      <text:p text:style-name="P57"><text:span text:style-name="T17">– </text:span>Если ты — клон, то превратишься в исходные десять-пятнадцать килограммов песка. Как и все предыдущие. <text:span text:style-name="T17">– </text:span>единорожка указала на ящик с песком, стоящий у противопожарного щита.<text:span text:style-name="T17">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7">– </text:span>Стой! <text:span text:style-name="T17">– </text:span>я лихорадочно искал повод затянуть процесс. <text:span text:style-name="T17">– </text:span>Но ты же не знаешь, каковы могут быть последствия, если я НЕ клон!</text:p>
      <text:p text:style-name="P57"><text:span text:style-name="T17">– М</text:span>агнетрон вводит в резонанс только частицы магического субстрата. Тебе не о чём волноваться! Я абсолютно в этом уверена!</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7">–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7"><text:span text:style-name="T17">– </text:span>А-А-А-А-А-А!!! Бля!</text:p>
      <text:p text:style-name="P57">Мой полёт сквозь усыпанную звёздами сине-зелёную мглу закончился столкновением с чем-то мягким.</text:p>
      <text:p text:style-name="P57"><text:soft-page-break/><text:span text:style-name="T17">–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7">–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7">– </text:span>Никогда, слышишь, никогда больше не смей подымать меня…</text:p>
      <text:p text:style-name="P57"><text:span text:style-name="T17">– </text:span>Откуда я знала, что резонансное заклинание так среагирует на…</text:p>
      <text:p text:style-name="P57"><text:span text:style-name="T17">– А</text:span>нон? <text:span text:style-name="T17">– </text:span>пегаска заметила, что я открыл глаза. <text:span text:style-name="T17">– </text:span>Ты в порядке?</text:p>
      <text:p text:style-name="P57">Я издал нечто среднее между брачным рёвом лося и стоном умирающего слона.</text:p>
      <text:p text:style-name="P57"><text:span text:style-name="T17">– </text:span>Я не предполагала, что заклинание магического резонанса нейтрально реагирует только на истинную ткань НАШЕЙ реальности. <text:span text:style-name="T17">– </text:span>зачастила единорожка. <text:span text:style-name="T17">–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7">– </text:span>Но не магнетрон. <text:span text:style-name="T17">– </text:span>заметила Дэш. <text:span text:style-name="T17">–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
      <text:p text:style-name="P57"><text:span text:style-name="T17">– </text:span>Итак, мы:</text:p>
      <text:p text:style-name="P57">а) Имеем резонаторные рубины для ускорителя.</text:p>
      <text:p text:style-name="P57">б) После исчезновения принцессы Селестии, не имеем <text:s/>возможности контролировать усиленное ускорителем <text:s/>заклинание Прозрения.</text:p>
      <text:p text:style-name="P57"/>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7"/>
      <text:p text:style-name="P57"><text:span text:style-name="T17">– Н</text:span>е умничай, сахарок! Што ты имеешь ввиду под «крупной энергомагической вспышкой»? <text:span text:style-name="T17">– </text:span>почесала в затылке Эпплджек. <text:span text:style-name="T17">– </text:span>Нам хватит ведра воды, штоб её потушить?</text:p>
      <text:p text:style-name="P57"><text:span text:style-name="T17">– </text:span>Под крупной я имею ввиду оплавленую воронку от тридцати футов в диаметре. Плюс пожары и разрушения в радиусе до пяти миль.</text:p>
      <text:p text:style-name="P57"><text:soft-page-break/><text:span text:style-name="T17">– </text:span>Конски яблоки! <text:span text:style-name="T17">– </text:span>выругалась Эпплджек. <text:span text:style-name="T17">–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7">– </text:span>Ты хорошо подумала? <text:span text:style-name="T17">– в</text:span>торила ей Рэйнбоу Дэш. <text:span text:style-name="T17">– </text:span>В Эквестрии десятки таких городов, как Понивилль! Мы не можем махнуть на них крылом!</text:p>
      <text:p text:style-name="P57"><text:span text:style-name="T17">– </text:span>Тебе-то на Понивилль точно махать! <text:span text:style-name="T17">– </text:span>огрызнулась фермерша. <text:span text:style-name="T17">– Т</text:span>вой дом, поди, не зацепит.</text:p>
      <text:p text:style-name="P57"><text:span text:style-name="T17">– </text:span>Что ты сказала? А ну, повтори? <text:span text:style-name="T17">– </text:span>взвилась пегаска.</text:p>
      <text:p text:style-name="P57"><text:span text:style-name="T17">– </text:span>Не ссорьтесь, девчонки. <text:span text:style-name="T17">– </text:span>встрял я. <text:span text:style-name="T17">– </text:span>Ничем рисковать не придётся. У меня есть другой вариант. Я ещё в Фетлоке о нём вспомнил.</text:p>
      <text:p text:style-name="P57"><text:span text:style-name="T17">– </text:span>Ась?</text:p>
      <text:p text:style-name="P57"><text:span text:style-name="T17">– </text:span>Что?</text:p>
      <text:p text:style-name="P57"><text:span text:style-name="T17">– </text:span>Какой? <text:span text:style-name="T17">– </text:span>разом <text:span text:style-name="T17">о</text:span>бернулась ко мне компания.</text:p>
      <text:p text:style-name="P57"><text:span text:style-name="T17">– </text:span>Элементы Гармонии. Ты говорила, <text:span text:style-name="T17">– </text:span>обратился я к Твайлайт, <text:span text:style-name="T17">– </text:span>что их сила на одном уровне с аликорньей.</text:p>
      <text:p text:style-name="P57"><text:span text:style-name="T17">–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7">– Л</text:span>ягать! <text:span text:style-name="T17">– </text:span>сморщилась Эпплджек. <text:span text:style-name="T17">– </text:span>У меня после ожерелья Честности в башке гудит, што после маковского сидра!</text:p>
      <text:p text:style-name="P57"><text:span text:style-name="T17">–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7">– </text:span>Рэр, иногда лучше жевать, чем говорить. Вот честно!</text:p>
      <text:p text:style-name="P57"><text:span text:style-name="T17">– </text:span>Как пожелаешь! Анон, <text:span text:style-name="T17">– </text:span>повернулась ко мне единорожка. <text:span text:style-name="T17">–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Я прыгал на одной ноге, натягивая джинсы.</text:p>
      <text:p text:style-name="P57"><text:span text:style-name="T17">– </text:span>Они лежали в нагрудном кармане рубашки.</text:p>
      <text:p text:style-name="P57">Твайлайт отвлеклась от доски.</text:p>
      <text:p text:style-name="P57"><text:span text:style-name="T17">–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7">– </text:span>Вот, прибрался малёхо. Но с потолка сажу ещё не успел счистить, там стремянка нужна.</text:p>
      <text:p text:style-name="P57"><text:span text:style-name="T17">– </text:span>Спайки-Вайки, не выкидывай одежду, пожалуйста. В ней должны быть рубины.</text:p>
      <text:p text:style-name="P57"><text:span text:style-name="T17">– </text:span>Какие ещё рубины? <text:span text:style-name="T17">– </text:span>переспросил Спайк и зажевал быстрее.</text:p>
      <text:p text:style-name="P57"><text:span text:style-name="T17">–</text:span> Резонаторные! <text:span text:style-name="T17">–</text:span> холодея, ответил я. <text:span text:style-name="T17">– </text:span>В кармане рубашки должны лежать четыре кристалла.</text:p>
      <text:p text:style-name="P57"><text:span text:style-name="T17">– Э</text:span>мм. Так это были резонаторные рубины? Предупреждать надо! Я думал, это мусор. <text:span text:style-name="T17">– </text:span>дракончик пожал плечами и выплюнул на лапу полтора камешка.</text:p>
      <text:p text:style-name="P27"/>
      <text:p text:style-name="P57">…</text:p>
      <text:p text:style-name="P57"/>
      <text:p text:style-name="P57"><text:span text:style-name="T17">– <text:s/></text:span>Рэрити, закрой форточку! Флатти, мигом в аптеку за настойкой пустырника! Спайк, срочно неси воду! И сразу же уходи! Пинки! Пинки?</text:p>
      <text:p text:style-name="P57"><text:soft-page-break/><text:span text:style-name="T17">– К</text:span>акой-то неправильный у Нон-нона смех! <text:span text:style-name="T17">– </text:span>голос Пинки был еле слышен из-под наваленных на меня подушек. <text:span text:style-name="T17">– <text:s/></text:span>И, мне кажется, сам Нон-нон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7">– Н</text:span>он-нон? Ты сейчас правильный, или нет?</text:p>
      <text:p text:style-name="P57"><text:span text:style-name="T17">– А</text:span>нон, ты как? Тебе уже лучше? <text:span text:style-name="T17">– </text:span>в прямоугольнике появилась голова Рэйнбоу Дэш.</text:p>
      <text:p text:style-name="P57"><text:span text:style-name="T17">– </text:span>Фигурально выражаясь, ты в себе? <text:span text:style-name="T17">– </text:span>вклинилась между ними Твайлайт Спаркл.</text:p>
      <text:p text:style-name="P57"><text:span text:style-name="T17">– </text:span>Столько ругательств на одном дыхании я не слышала даже от бабули, когда она зацепилась за порог и перевернула поднос с пирогами! <text:span text:style-name="T17">–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7">– </text:span>Отпустите. Я уже правильный. <text:span text:style-name="T17">–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7">– </text:span>Не огорчайся, ситуацию можно выправить. <text:span text:style-name="T17">– з</text:span>атараторила Твайлайт. <text:span text:style-name="T17">–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7">– </text:span>Ага, Твай по «жучкам» специалист! <text:span text:style-name="T17">– з</text:span>аявил Спайк из-за понячих крупов. <text:span text:style-name="T17">– </text:span>Иначе бы мы по уши завязли в долгах за электричество.</text:p>
      <text:p text:style-name="P57"><text:span text:style-name="T17">– </text:span>Спайк!!! Немедленно… <text:s/>сбегай к Кейкам за выпечкой! Нам всем нужно успокоиться.</text:p>
      <text:p text:style-name="P57"><text:span text:style-name="T17">– </text:span>Уже бегу!</text:p>
      <text:p text:style-name="P57"/>
      <text:p text:style-name="P58">***</text:p>
      <text:p text:style-name="P57"/>
      <text:p text:style-name="P57">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7">– </text:span>Ты точно знаешь, што делаешь? <text:span text:style-name="T17">– </text:span>переспросила Эпплджек. <text:span text:style-name="T17">– </text:span>Мне бы не хотелось, чтоб от Понивилля остались одни головешки.</text:p>
      <text:p text:style-name="P57"><text:span text:style-name="T17">– </text:span>Не беспокойся, у меня всё просчитано. Я уверена, я подчёркиваю, я абсолютно уверена в безопасности эксперимента!</text:p>
      <text:p text:style-name="P57"><text:span text:style-name="T17">– </text:span>Ой, што-то мне нехорошо становится, когда ты так говоришь…</text:p>
      <text:p text:style-name="P57"><text:span text:style-name="T17">– Кобылки</text:span>,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7">– </text:span>Шесть! Пять! Четыре! Три! Флатти,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20. В<text:span text:style-name="T1">еликое Откровение</text:span></text:h>
      <text:p text:style-name="P40"/>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text:soft-page-break/>Я вглядываюсь в далёкую вершину.</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правляюсь через пропасть.</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7"/>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1">Когорта <text:span text:style-name="T64">–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7"/>
      <text:p text:style-name="P57">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7">– </text:span>А-а-а, ты всё-таки пришёл… <text:span text:style-name="T17">–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7">–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7"><text:span text:style-name="T17">–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7"><text:span text:style-name="T17">–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oft-page-break/><text:span text:style-name="T17">–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7">–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
      <text:p text:style-name="P57"><text:span text:style-name="T17">– </text:span>Сожалеем, что не можем убить тебя.</text:p>
      <text:p text:style-name="P57">Обернувшись я встречаюсь с рогом аликорницы, нацеленным мне в грудь.</text:p>
      <text:p text:style-name="P57"><text:span text:style-name="T17">–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7">– </text:span>Но что в Нашей власти — так это вышвырнуть тебя отсюда!</text:p>
      <text:p text:style-name="P57">Я снова отступаю. Я помню, что балкон метра три в ширину и без перил. И хоть я осознаю, что это сон, мне страшно до онемения.</text:p>
      <text:p text:style-name="P57"><text:span text:style-name="T17">–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7">– </text:span>Кимеринн погиб, чтобы ты жил.</text:p>
      <text:p text:style-name="P57">Шаг назад.</text:p>
      <text:p text:style-name="P57"><text:span text:style-name="T17">– </text:span>Сел осталась без магии и развоплотилась из-за тебя.</text:p>
      <text:p text:style-name="P57">Шаг назад.</text:p>
      <text:p text:style-name="P57"><text:span text:style-name="T17">– </text:span>Столько надежд впустую. Сколько ожиданий!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сине-зелёную мглу, усыпанную звёздами.</text:p>
      <text:p text:style-name="P57"/>
      <text:p text:style-name="P57">…</text:p>
      <text:p text:style-name="P40"/>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7"/>
      <text:p text:style-name="P57">Я ВИЖУ!!! ВИЖУ!!! ПРОКЛЯТЬЕ, КАК ВСЁ ПРОСТО!!!</text:p>
      <text:p text:style-name="P57"/>
      <text:p text:style-name="P57">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7"><text:span text:style-name="T17">– </text:span>Ты ведь вернёшься в Эквестрию? Не говори им, что увидел там! <text:span text:style-name="T17">– </text:span>жеребёнок машет в сторону экрана. Её голос слышится глухо, как через подушку. <text:span text:style-name="T17">– </text:span>Любую пони, что узнает всю правду, сожрёт Чёрный Экран.</text:p>
      <text:p text:style-name="P57">Я киваю ей в ответ. Мне понятно, почему.</text:p>
      <text:p text:style-name="P57"><text:span text:style-name="T17">– </text:span>Как тебя зовут, малышка? Я постараюсь вернуть тебя. Может быть, ещё не поздно.</text:p>
      <text:p text:style-name="P57">Пегаска приветственно машет копытом. Звёзды просвечивают сквозь неё, она тает на глазах. Её тянет к экрану.</text:p>
      <text:p text:style-name="P27"><text:span text:style-name="T47">– </text:span><text:span text:style-name="T36">Шейла! Шейла Блюскай! И я уже не малышка! </text:span><text:span text:style-name="T47">– </text:span><text:span text:style-name="T36">она тычет в кьютимарку в виде ластика, стирающего тучу.</text:span></text:p>
      <text:p text:style-name="P57">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3"/>
      <text:p text:style-name="P58">***</text:p>
      <text:p text:style-name="P58"/>
      <text:p text:style-name="P1"><text:span text:style-name="T17">–</text:span> А<text:span text:style-name="T1">нон? </text:span>Вставай! <text:span text:style-name="T17">–</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7">–</text:span> Твайлайт? <text:span text:style-name="T17">–</text:span> Взгляд сфокусировался на лавандовой единорожке, озабоченно осматривающей меня и продолжающей массаж области сердца.</text:p>
      <text:p text:style-name="P1"><text:span text:style-name="T17">–</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oft-page-break/><text:span text:style-name="T17">– </text:span>Ну што? Увидел што-нибудь, сахарок?</text:p>
      <text:p text:style-name="P57">Пони уставились на меня с надеждой.</text:p>
      <text:p text:style-name="P57"><text:span text:style-name="T17">– </text:span>Да.</text:p>
      <text:p text:style-name="P57">Откровение давило на психику как тонна кирпичей. Я не знал, что им сказать. Я не мог.</text:p>
      <text:p text:style-name="P57"><text:span text:style-name="T17">– П</text:span>ревосходно!</text:p>
      <text:p text:style-name="P57"><text:span text:style-name="T17">– </text:span>Это просто супер-дупер-здоровски-потрясно!</text:p>
      <text:p text:style-name="P57"><text:span text:style-name="T17">– </text:span>Йей!</text:p>
      <text:p text:style-name="P57"><text:span text:style-name="T17">– </text:span>Ю-ху!</text:p>
      <text:p text:style-name="P57"><text:span text:style-name="T17">– О</text:span>фигенно! Мы победили! Анон, ты молодец!</text:p>
      <text:p text:style-name="P57"><text:span text:style-name="T17">– </text:span>Замечательно! Секундочку, я приготовлю дневник…</text:p>
      <text:p text:style-name="P57">Восторг пони постепенно сменился ожиданием. Я молчал.</text:p>
      <text:p text:style-name="P57"><text:span text:style-name="T17">– </text:span>Эмм? И что же ты увидел? <text:span text:style-name="T17">– </text:span>не выдержала Твайлайт.</text:p>
      <text:p text:style-name="P57"><text:span text:style-name="T17">– </text:span>Я… не могу сказать этого.</text:p>
      <text:p text:style-name="P57">Ожидание сменилось недоумением. Рэйнбоу Дэш насмешливо скривила губы.</text:p>
      <text:p text:style-name="P57"><text:span text:style-name="T17">– </text:span>Да ладно! Кончай прикалываться, Анон, мы же ждём! Шутка зачлась!</text:p>
      <text:p text:style-name="P57"><text:span text:style-name="T17">– </text:span>Не могу!!!</text:p>
      <text:p text:style-name="P57"/>
      <text:p text:style-name="P57">…</text:p>
      <text:p text:style-name="P57"/>
      <text:p text:style-name="P57">Молчание прервала Эпплджек.</text:p>
      <text:p text:style-name="P57"><text:span text:style-name="T17">– </text:span>Сахарок, с тобой всё в порядке?</text:p>
      <text:p text:style-name="P57">Дэш подошла ко мне вплотную, обняла меня за шею и прижалась нос к носу.</text:p>
      <text:p text:style-name="P57"><text:span text:style-name="T17">– Анон</text:span>, ты чего? <text:span text:style-name="T17">– </text:span>прошептала она. <text:span text:style-name="T17">– </text:span>Тебя во сне кто-то заколдовал? Мигни мне правым глазом, если да.</text:p>
      <text:p text:style-name="P57">Я высвободился из объятий пегаски.</text:p>
      <text:p text:style-name="P57"><text:span text:style-name="T17">– </text:span>Со мной всё в порядке. <text:span text:style-name="T17">– </text:span>объявил я. <text:span text:style-name="T17">–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7">– </text:span>Конски яблоки! Вот это поворот! А мне так хотелось узнать, што за нечисть тут орудует!</text:p>
      <text:p text:style-name="P57"><text:span text:style-name="T17">–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7">–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7"><text:span text:style-name="T17">– </text:span>Рэр, отвали!</text:p>
      <text:p text:style-name="P57"><text:span text:style-name="T17">– </text:span>Оу, какие страсти! Ладно-ладно, не сердись, дорогая, не мешаю!</text:p>
      <text:p text:style-name="P57"><text:span text:style-name="T17">–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7"><text:soft-page-break/><text:span text:style-name="T17">–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7">– </text:span>Стойте!</text:p>
      <text:p text:style-name="P57">Твайлайт подняла вверх копыто, призывая к тишине. Потом откуда-то из дальнего шкафа к ней приплыла «Основы заклятий»<text:span text:style-name="T17"> Стар Свирла. </text:span>Единорожка нацепила очки и принялась перелистывать книгу, бормоча под нос названия глав.</text:p>
      <text:p text:style-name="P57"><text:span text:style-name="T17">– </text:span>Ага, вот! Нашла! Анон прав! В «Заклинании Последнего Шанса» есть такое! <text:span text:style-name="T17">– </text:span>единорожка принялась зачитывать отрывок.</text:p>
      <text:p text:style-name="P57">…</text:p>
      <text:p text:style-name="P57">«<text:span text:style-name="T19">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8">и </text:span><text:span text:style-name="T19">слишком громко думать. И сообщить способ спасения — означает его разрушить.</text:span>»</text:p>
      <text:p text:style-name="P57">…</text:p>
      <text:p text:style-name="P57"><text:span text:style-name="T17">– </text:span>Ты хочешь сказать, если Анон нам сообщит, в чём причина всей этой фигни, мы не сможем её исправить? <text:span text:style-name="T17">– </text:span>Дэш повернулась ко мне. <text:span text:style-name="T17">–</text:span> А как мы её исправим, если не будем знать, что исправлять? Хренотень какая-то!</text:p>
      <text:p text:style-name="P57">Пегаска сжала голову копытами. Твайлайт просветлела мордочкой и подбежала к доске.</text:p>
      <text:p text:style-name="P57"><text:span text:style-name="T17">–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7">– </text:span>Предположим, в коробке заперт кот. <text:span text:style-name="T17">– н</text:span>арисованный кот упирался лапами в крышку коробки, явно пытаясь выбраться.</text:p>
      <text:p text:style-name="P57"><text:span text:style-name="T17">–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Абсолютного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7"><text:span text:style-name="T17">– </text:span>Бедный котик. <text:span text:style-name="T17">– </text:span>прошептала Флаттершай.</text:p>
      <text:p text:style-name="P57">Я насторожился, услышав знакомое заклинание.</text:p>
      <text:p text:style-name="P57"><text:span text:style-name="T17">– </text:span>Стой! Откуда тебе известно про заклинание Абсолютного Стирания?</text:p>
      <text:p text:style-name="P57"><text:span text:style-name="T17">–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7">Магическо</text:span>м<text:span text:style-name="T17"> </text:span>В<text:span text:style-name="T17">естник</text:span>е», а профессор Шротингер построил на её базе свой мысленный эксперимент.</text:p>
      <text:p text:style-name="P57"><text:span text:style-name="T17">– </text:span>Гм. Ну ладно, продолжай.</text:p>
      <text:p text:style-name="P57"><text:span text:style-name="T17">– </text:span>Так вот, по условию эксперимента известно, что вероятность того, что кто-то откроет ящик, ненулевая.</text:p>
      <text:p text:style-name="P57"><text:span text:style-name="T17">– </text:span>И что это означает, дорогая? <text:span text:style-name="T17">– </text:span>спросила Рэрити.</text:p>
      <text:p text:style-name="P57"><text:span text:style-name="T17">– </text:span>Это значит, что кто-нибудь когда-нибудь обязательно откроет его.</text:p>
      <text:p text:style-name="P57"><text:span text:style-name="T17">– </text:span>У меня щас башка лопнет! <text:span text:style-name="T17">– </text:span>пожаловалась Дэш. <text:span text:style-name="T17">– </text:span>Так всё-таки, когда этот ляганный ящик откроют?</text:p>
      <text:p text:style-name="P57"><text:span text:style-name="T17">–</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7">–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7">–</text:span> То есть, ты хошь сказать, што мы все — навроде этого кота, а Анон боится открыть ящик? Штоб мы не исчезли окончательно?</text:p>
      <text:p text:style-name="P57"><text:span text:style-name="T17">– </text:span>Нечто вроде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7">–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7">…</text:p>
      <text:p text:style-name="P57"><text:span text:style-name="T17">– </text:span>Лягать! <text:span text:style-name="T17">– </text:span>выругалась Дэш. <text:span text:style-name="T17">– </text:span>Значит, наши усилия по доставке резонаторов пошли лесом.</text:p>
      <text:p text:style-name="P57"><text:span text:style-name="T17">–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7">– </text:span>Тихо! Спайк, будь добр, сбегай к Кейкам за выпечкой. Нам надо успокоиться. Анон, хоть про Селестию ты нам можешь рассказать?</text:p>
      <text:p text:style-name="P57"><text:span text:style-name="T17">– </text:span>Могу. <text:span text:style-name="T17">– </text:span>пожал плечами я. <text:span text:style-name="T17">– </text:span>Она в моём мире. Но не спрашивайте меня, как её вернуть — я не знаю.</text:p>
      <text:p text:style-name="P57"><text:span text:style-name="T17">– А </text:span>как ты узнал… <text:span text:style-name="T17">– </text:span>начала было единорожка, но её перебил напряжённый голос Спайка.</text:p>
      <text:p text:style-name="P57"><text:span text:style-name="T17">– </text:span>Твай! <text:span text:style-name="T17">– </text:span>дракончик стоял в дверях спиной к нам. <text:span text:style-name="T17">– </text:span>У нас гости.</text:p>
      <text:p text:style-name="P57">Спайк попятился назад. Дверь широко растворилась и в библиотеку вошла Луна.</text:p>
      <text:p text:style-name="P57"/>
      <text:h text:style-name="Heading_20_2" text:outline-level="2"><text:span text:style-name="T1">2</text:span>1. Мир-дружба-жвачка.</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7"><text:span text:style-name="T17">– Анон</text:span>,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7">– </text:span>Не так быстро, Рэйнбоу Дэш! <text:span text:style-name="T17">– </text:span>ледяным голосом Луны можно было нарезать воду кубиками для мартини. <text:span text:style-name="T17">– </text:span>Нам есть о чём поговорить с приматом!</text:p>
      <text:p text:style-name="P57">Мы с пегаской застыли в синем левитационном поле и поплыли к Луне.</text:p>
      <text:p text:style-name="P57"><text:span text:style-name="T17">–</text:span> Нет-нет-нет, постойте! <text:span text:style-name="T17">–</text:span> заявила вдруг Твайлайт. <text:span text:style-name="T17">–</text:span> Ваше Высочество, они мои друзья и гости, и находятся под моей защитой!</text:p>
      <text:p text:style-name="P57"><text:soft-page-break/>Нас с Дэш обернуло лавандовое левитационное поле и мы полетели к библиотекарше. Ты был несправделив к книгоежке, Анон!</text:p>
      <text:p text:style-name="P57"><text:span text:style-name="T17">–</text:span> Что? Мы не ослышались? ТЫ СМЕЕШЬ МЕШАТЬ НАМ?!!</text:p>
      <text:p text:style-name="P57">Нас опять потащило к Луне. Дэш подпёрла голову копытом, закатила глаза и скорчила скучающую мину.</text:p>
      <text:p text:style-name="P57"><text:span text:style-name="T17">–</text:span> Мне очень жаль, Ваше Высочество, но Селестия назначила Анонимуса МОИМ начальником, и этот приказ НИКТО не отменял! Он МОЙ!</text:p>
      <text:p text:style-name="P57">В голосе лавандовой единорожки звучал металл. Мы опять полетели к Твайлайт.</text:p>
      <text:p text:style-name="P57"><text:span text:style-name="T17">–</text:span> ДОВОЛЬНО! НАМ НАДОЕЛА ЭТА НЕПОКОРНОСТЬ! ПОЗНАЙ ГНЕВ ПРИНЦЕССЫ НОЧИ!!!</text:p>
      <text:p text:style-name="P57"><text:span text:style-name="T17">–</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7">–</text:span> Ай, бля! <text:span text:style-name="T17">–</text:span> в последний момент чей-то луч отрикошетил от магического поля и впился мне в лодыжку. Нога моментально онемела.</text:p>
      <text:p text:style-name="P57"><text:span text:style-name="T17">–</text:span> Не волнуйся, это парализующий луч. Твай таким махалась с Трикси. Пройдёт через полчаса. <text:span text:style-name="T17">–</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7">– </text:span>Не вынуждай Нас идти на крайние меры! <text:span text:style-name="T17">– </text:span>отдувалась Луна. <text:span text:style-name="T17">–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7">– В</text:span>есьма прискорбно, Ваше Высочество, но вынуждена отказать! <text:span text:style-name="T17">– </text:span>переводила дыхание Твайлайт.<text:span text:style-name="T17"> –</text:span> Исключительно по субординационным причинам! Приказ Её Дневного Высочества имеет более высокий приоритет над Вашим!</text:p>
      <text:p text:style-name="P57"><text:span text:style-name="T17">– </text:span>Тогда найди Нам это твоё Дневное Высочество! <text:span text:style-name="T17">– </text:span>взвыла Луна. <text:span text:style-name="T17">– </text:span>В отсутствие Дневной Главы Диархии все дела ведёт Ночная!!!</text:p>
      <text:p text:style-name="P57"><text:span text:style-name="T17">–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7">– </text:span>Дискордова бюрократия! <text:span text:style-name="T17">– </text:span>буркнула аликорница. <text:span text:style-name="T17">–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7">– О</text:span>хренеть! <text:span text:style-name="T17">– </text:span>чертыхнулся Спайк. <text:span text:style-name="T17">– </text:span><text:s/>Твай, она создаёт сферу стихий!</text:p>
      <text:p text:style-name="P57"><text:span text:style-name="T17">– </text:span>Вижу! <text:span text:style-name="T17">– </text:span>донёсся голос единорожки из-под потолка. <text:span text:style-name="T17">– </text:span>Задействую план «Д»!</text:p>
      <text:p text:style-name="P57"><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51">Тороид <text:span text:style-name="T6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7"><text:span text:style-name="T17">– </text:span>Эмм, это что-то новенькое, я такого заклинания вообще не знаю. <text:span text:style-name="T17">– </text:span>почесал в затылке Спайк. <text:span text:style-name="T17">–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7">– </text:span>Погоди. У меня есть вариант получше.</text:p>
      <text:p text:style-name="P57">Я вылез из-под шкафа и попрыгал на одной ноге в центр зала.</text:p>
      <text:p text:style-name="P57"><text:span text:style-name="T17">– </text:span>Стойте! Прекратите! Да остановитесь же!!!</text:p>
      <text:p text:style-name="P57">Аликорница и шестёрка поней уставились на меня.</text:p>
      <text:p text:style-name="P57"><text:span text:style-name="T17">–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7"><text:span text:style-name="T17">– </text:span>Ты так говоришь, будто непричастен к исчезновению Сестры! <text:span text:style-name="T17">– </text:span>к Луне вернулась властная интонация, но фиолетовый шар перестал расти. <text:span text:style-name="T17">– </text:span>Мы не верим тебе! Если попробуешь обмануть Нас и скрыться, даже Тартар покажется тебе курортом!</text:p>
      <text:p text:style-name="P57">Я успокаивающе поднял руки.</text:p>
      <text:p text:style-name="P57"><text:span text:style-name="T17">–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7"><text:span text:style-name="T17">– </text:span>Как ты её назвал? <text:span text:style-name="T17">– </text:span>отвалилась челюсть у аликорницы.</text:p>
      <text:p text:style-name="P57"><text:span text:style-name="T17">– </text:span>Эмм, мне неудобно вмешиваться, но вынуждена вас перебить. <text:span text:style-name="T17">– </text:span>встряла Твайлайт. <text:span text:style-name="T17">– </text:span>Это было экспериментальное заклинание. Локальная заморозка времени. Я, эмм, не предусмотрела возможности его отмены…</text:p>
      <text:p text:style-name="P57"><text:span text:style-name="T17">– </text:span>Что? <text:span text:style-name="T17">– </text:span>хором вскрикнули я с Луной.</text:p>
      <text:p text:style-name="P57">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7">–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7">– </text:span>Что тут случилось? Почему все висят в воздухе? И всё вот это?</text:p>
      <text:p text:style-name="P57">Голос Спайка откуда-то из подвала ответил:</text:p>
      <text:p text:style-name="P57"><text:span text:style-name="T17">– </text:span>Потому что Твайлайт остановила время. В радиусе девяти метров, как мне кажется. Или десяти.</text:p>
      <text:p text:style-name="P57"><text:soft-page-break/><text:span text:style-name="T17">– </text:span>В двенадцати с половиной. <text:span text:style-name="T17">– </text:span>донёсся голос Твайлайт сверху. <text:span text:style-name="T17">–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7">– Н</text:span>Е ВЗДУМАЙ СЧИТАТЬ СЕБЯ ПОБЕДИТЕЛЬНИЦЕЙ! <text:span text:style-name="T17">– </text:span>загремело у меня в мозгу, в обоих сознаниях сразу. <text:span text:style-name="T17">–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заучки.</text:p>
      <text:p text:style-name="P57"><text:span text:style-name="T17">–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7">–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7"><text:span text:style-name="T17">–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7">–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7">–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7">– </text:span>Эмм, я вам подхожу?</text:p>
      <text:p text:style-name="P57"><text:span text:style-name="T17">– </text:span>КТО ТЫ? ПРЕДСТАВЬСЯ!</text:p>
      <text:p text:style-name="P57"><text:span text:style-name="T17">– </text:span>Эмм, Лира Хартстрингс, единорог. Я не то, чтобы маг, моя специализация — музыка…</text:p>
      <text:p text:style-name="P57"><text:span text:style-name="T17">– </text:span>ГОДИТСЯ! ТЫ ВИДИШЬ ТОЧКУ СИНГУЛЯРНОСТИ?</text:p>
      <text:p text:style-name="P57"><text:span text:style-name="T17">– </text:span>Эмм?</text:p>
      <text:p text:style-name="P57">Голос Спайка пояснил:</text:p>
      <text:p text:style-name="P57"><text:span text:style-name="T17">– </text:span>Вон та тёмная точка над лестницей, у которой вся картинка искривляется.</text:p>
      <text:p text:style-name="P57"><text:span text:style-name="T17">– </text:span>Да! Вижу.</text:p>
      <text:p text:style-name="P57"><text:span text:style-name="T17">– </text:span>ТЕПЕРЬ ЛЕВИТИРУЙ ПРИМАТА В ТОЧКУ СИНГУЛЯРНОСТИ.</text:p>
      <text:p text:style-name="P57"><text:span text:style-name="T17">– </text:span>Чего-о-о?!! <text:span text:style-name="T17">– </text:span>возопило моё малое сознание.</text:p>
      <text:p text:style-name="P57"><text:span text:style-name="T17">– </text:span>Эмм… Зачем? <text:span text:style-name="T17">– вторила мне Лира.</text:span></text:p>
      <text:p text:style-name="P57"><text:span text:style-name="T17">–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7"> </text:span>НЕ ВОЛНУЙСЯ, ДВУНОГИЙ, ТЕБЕ ЭТО НЕ ПОВРЕДИТ.</text:p>
      <text:p text:style-name="P57"><text:soft-page-break/><text:span text:style-name="T17">– </text:span>Вы даёте слово, что человеку не будет причинён вред? <text:span text:style-name="T17">– </text:span>голос Лиры обрёл непривычную твёрдость.</text:p>
      <text:p text:style-name="P57"><text:span text:style-name="T17">– </text:span>КАК ТЫ СМЕЕШЬ СОМНЕВАТЬСЯ В НАС, СВОЕЙ ПРИНЦЕССЕ?</text:p>
      <text:p text:style-name="P57"><text:span text:style-name="T17">– Я </text:span>не сомневаюсь в вас, Ваше Высочество… Потому и требую слова!</text:p>
      <text:p text:style-name="P57"><text:span text:style-name="T17">–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7">– </text:span>Ну, блядь, спасибо! <text:span text:style-name="T17">– </text:span>подумал я.</text:p>
      <text:p text:style-name="P57"><text:span text:style-name="T17">–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7">–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7">– </text:span>Проклятье! Тебе только Кэйдэнс осталось обрыгать для полной коллекции! <text:span text:style-name="T17">–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7">– </text:span>Так шта не так уж сильно мы и погудели с братюней на прошлый Канун горящего очага! <text:span text:style-name="T17">– </text:span>пробормотала Эпплджек, схватившись за голову. <text:span text:style-name="T17">–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7">– </text:span>Итак, Мы ждём <text:span text:style-name="T17">– а</text:span>ликорница смотрела на меня выжидающе. <text:span text:style-name="T17">–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7">–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7">– </text:span>Давай по-порядку. <text:span text:style-name="T17">– о</text:span>становила меня Луна. <text:span text:style-name="T17">–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oft-page-break/><text:span text:style-name="T17">–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7">– Ч</text:span>то? Остатки магии? <text:span text:style-name="T17">–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7">– </text:span>Мы проследили её сновидение до магической вспышки. <text:span text:style-name="T17">– п</text:span>одтвердила Луна. Её взгляд сверлил меня, улавливая малейшие изменения мимики. <text:span text:style-name="T17">– </text:span>Сел встречалась во сне с тобой. Ей пришлось потратить все силы на то, чтобы вырвать тебя из лап твоего мира.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7">– </text:span>Теперь ты понимаешь, почему Мы виним тебя в развоплощении сестры?</text:p>
      <text:p text:style-name="P57"><text:span text:style-name="T17">– </text:span>Да. Но послушай… Я не могу рассказать всё. <text:span text:style-name="T17">– </text:span>осторожно, как по горячим углям, начал я. <text:span text:style-name="T17">– </text:span>Это может натворить большую беду.</text:p>
      <text:p text:style-name="P57">Луна пристально взглянула на меня и понимающе склонила голову.</text:p>
      <text:p text:style-name="P57"><text:span text:style-name="T17">– </text:span>Мы знаем, иногда так бывает. Продолжай.</text:p>
      <text:p text:style-name="P57"><text:span text:style-name="T17">–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7"><text:span text:style-name="T17">– </text:span>Да, помним.</text:p>
      <text:p text:style-name="P57"><text:span text:style-name="T17">–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7">–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7">–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7">–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oft-page-break/><text:span text:style-name="T17">– </text:span>Ты что-то недоговариваешь. <text:span text:style-name="T17">– </text:span>шепнула Луна почти ласково. <text:span text:style-name="T17">–</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7">Аликорница вернулась на место, воссоединившись с двойником.</text:p>
      <text:p text:style-name="P57"><text:span text:style-name="T17">– …</text:span>а <text:span text:style-name="T17">М</text:span>арк Ботвиний-младший упоминал в «Энциклопедии Арканум» о древнем божестве К<text:span text:style-name="T17">'</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7">– </text:span>Достаточно, Твайлайт. <text:span text:style-name="T17">– </text:span>остановила единорожку Луна. <text:span text:style-name="T17">–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7">–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7">– </text:span>Да, это может сработать. <text:span text:style-name="T17">– </text:span>кивнула Луна. <text:span text:style-name="T17">– </text:span>Если только у Нас с Дискордом хватит сил его открыть. В прошлый раз основную тяжесть по формированию коридора взяла на себя Сестра.</text:p>
      <text:p text:style-name="P57"><text:span text:style-name="T17">– </text:span>Разумеется, я помогу вам! <text:span text:style-name="T17">– </text:span>воскликнула Твайлайт с энтузиазмом. <text:span text:style-name="T17">– </text:span>У меня же есть опыт, хоть и не очень удачный.</text:p>
      <text:p text:style-name="P57">Луна сморщила нос при этих словах, но всё же кивнула.</text:p>
      <text:p text:style-name="P57"><text:span text:style-name="T17">–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7">– </text:span>Я приглашу их. Они не откажутся.</text:p>
      <text:p text:style-name="P57"><text:span text:style-name="T17">– </text:span>Что ж, ещё одной проблемой меньше. Теперь нужно решить, как найти Сел. Кто-то должен отправиться за ней.</text:p>
      <text:p text:style-name="P57"><text:span text:style-name="T17">– </text:span>Это, разумеется, буду я. <text:span text:style-name="T17">– п</text:span>ожал плечами я. <text:span text:style-name="T17">– Р</text:span>азумная пони там и шагу не сделает без того, чтобы не попасть в лабораторию к учёным или военным.</text:p>
      <text:p text:style-name="P57"><text:span text:style-name="T17">– </text:span>А если…</text:p>
      <text:p text:style-name="P57"><text:span text:style-name="T17">– </text:span>А если она прикинется неразумной, <text:span text:style-name="T17">– </text:span>предвосхитил я вопрос единорожки, <text:span text:style-name="T17">–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7"><text:span text:style-name="T17">– </text:span>Остаётся ещё одна проблема. <text:span text:style-name="T17">– </text:span>тихо сказала тёмная аликорница. <text:span text:style-name="T17">–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7"><text:span text:style-name="T17">– </text:span>Я попробую подыскать подходящие заклинания для работы с флорой. <text:span text:style-name="T17">– </text:span>загорелась научным рвением Твайлайт. <text:span text:style-name="T17">–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7">– </text:span>Почему ты так опасаешься гибели Селестии? <text:span text:style-name="T17">– </text:span>наконец спросил я аликорницу. <text:span text:style-name="T17">– </text:span>Ведь вы бессмертны. Рано или поздно твоя сестра вернётся к тебе, как ты вернулась к ней через тысячу лет заточения.</text:p>
      <text:p text:style-name="P57"><text:soft-page-break/><text:span text:style-name="T17">– </text:span>Ха! <text:span text:style-name="T17">– </text:span>с горечью отозвалась Луна. <text:span text:style-name="T17">–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7"><text:span text:style-name="T17">–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7">–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7">– </text:span>Почему же ты не смогла найти меня с его помощью?</text:p>
      <text:p text:style-name="P57">Аликорница смутилась.</text:p>
      <text:p text:style-name="P57"><text:span text:style-name="T17">–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7">– </text:span>Да уж, успех тотальный. <text:span text:style-name="T17">– </text:span>скептически отозвался я, прислушиваясь к звукам уборки. <text:span text:style-name="T17">– </text:span>Я бы и сам к тебе заявился с результатами эксперимента, дай ты мне пару дней времени.</text:p>
      <text:p text:style-name="P57"><text:span text:style-name="T17">– </text:span>Как бы то ни было, <text:span text:style-name="T17">– </text:span>поджала губы Луна, <text:span text:style-name="T17">– </text:span>мы пришли к сотрудничеству. Надеюсь, оно будет плодотворным. Более плодотворным, чем то, что было у тебя с Сел.</text:p>
      <text:p text:style-name="P57">Я присмотрелся к ночной принцессе с подозрением. Что она знает о нас с Селестией?</text:p>
      <text:p text:style-name="P57"><text:span text:style-name="T17">– </text:span>У нас было достаточно плодотворное сотрудничество. <text:span text:style-name="T17">– </text:span>осторожно начал я. <text:span text:style-name="T17">– </text:span>Хотя основную часть работы сделал я, Дэш и Твайлайт.</text:p>
      <text:p text:style-name="P57"><text:span text:style-name="T17">– </text:span>Неудивительно! <text:span text:style-name="T17">– </text:span>фыркнула Луна. <text:span text:style-name="T17">– </text:span>в<text:span text:style-name="T17"> </text:span>этом — вся Сел. Сестра, в отличие от Нас, всегда норовит спихнуть тяжёлую задачу на кого-нибудь другого!</text:p>
      <text:p text:style-name="P57"><text:span text:style-name="T17">– </text:span>А также совместить приятное с полезным. <text:span text:style-name="T17">– </text:span>не удержался я от подколки.</text:p>
      <text:p text:style-name="P50">Луна бросила на меня тяжёлый взгляд.</text:p>
      <text:p text:style-name="P55"><text:span text:style-name="T24">–</text:span> Вот это вряд ли! Сестра охладела к сексу ещё до Нашей ссылки. И, насколько Нам известно, за время Нашего отсутствия её предпочтения в <text:span text:style-name="T17"><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23">–</text:span> Тогда зачем она..?</text:p>
      <text:p text:style-name="P50"><text:span text:style-name="T23">–</text:span> Дала тебе? <text:span text:style-name="T23">–</text:span> цинично завершила мой вопрос Луна. <text:span text:style-name="T23">–</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5"><text:soft-page-break/><text:span text:style-name="T24">–</text:span> А другие? Они тоже… давали мне потому, что считали меня последним шансом?</text:p>
      <text:p text:style-name="P55">У аликорницы отвалилась челюсть.</text:p>
      <text:p text:style-name="P55"><text:span text:style-name="T24">–</text:span> Другие? Кто ещё?<text:span text:style-name="T17"> </text:span>С кем ещё у тебя были… отношения?</text:p>
      <text:p text:style-name="P50"><text:span text:style-name="T23">–</text:span> С Рэйнбоу Дэш <text:span text:style-name="T23">–</text:span> ответил я несчастным голосом. <text:span text:style-name="T23">–</text:span> И, может быть, с Пинки.</text:p>
      <text:p text:style-name="P50"><text:span text:style-name="T23">–</text:span> А ты живчик. <text:span text:style-name="T23">–</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50"><text:span text:style-name="T23">– Что?!! – с недоверием воскликнула Луна. – Сестра никогда не умела лечить. И сейчас не умеет </text:span><text:span text:style-name="T72">—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50"><text:span text:style-name="T23">– О небо! Теперь Мы понимаем, почему она так ослабела! Как это в стиле Сестры </text:span><text:span text:style-name="T72">—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50"><text:span text:style-name="T23">– Заместительная терапия </text:span><text:span text:style-name="T7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7">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50"><text:span text:style-name="T23">–</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50">Аликорница фыркнула.</text:p>
      <text:p text:style-name="P50"><text:span text:style-name="T23">–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7"><text:span text:style-name="T17">– Анон</text:span>, ты в порядке? <text:span text:style-name="T17">– </text:span>на балкон заглянула Дэш. <text:span text:style-name="T17">– </text:span>Твайлайт говорит, нам нужно отправляться к развалинам в Вечнодикий лес. Можешь на меня рассчитывать. Когда отправляемся?</text:p>
      <text:p text:style-name="P57">Я благодарно взъерошил пегаске гриву. Уныние отступило.</text:p>
      <text:p text:style-name="P57"><text:span text:style-name="T17">– </text:span>Спасибо, Дэш. Ты настоящий друг.</text:p>
      <text:p text:style-name="P57"><text:span text:style-name="T17">– </text:span>Сначала нам нужно вернуться в Кантерлот. <text:span text:style-name="T17">– п</text:span>рервала нас Луна. <text:span text:style-name="T17">– </text:span>Помимо подготовки к рейду, Нам нужно создать компас. И провести Гранд Галопинг Гала.</text:p>
      <text:p text:style-name="P57">Я удивлённо воззрился на аликорницу. Та сконфузилась.</text:p>
      <text:p text:style-name="P57"><text:soft-page-break/><text:span text:style-name="T17">– </text:span>Если отменить праздник, начнутся волнения. <text:span text:style-name="T17">– </text:span>ответила Луна на мой не заданный вопрос. <text:span text:style-name="T17">–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9" text:outline-level="2"><text:span text:style-name="T1">22</text:span>. <text:span text:style-name="T1">Лучший</text:span> Гранд Галопин<text:span text:style-name="T1">г</text:span> Гала <text:span text:style-name="T1">в истории</text:span></text:h>
      <text:p text:style-name="P87"/>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7">– </text:span>Да што ж такое творится-то! Ни в жисть не поверю, чтоб в Кантерлоте пустые дома были! <text:span text:style-name="T17">– </text:span>заявила Эпплджек. <text:span text:style-name="T17">–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7"><text:span text:style-name="T17">– </text:span>Какая жалость, что это всё из-за вампирского мира! <text:span text:style-name="T17">– </text:span>пробормотала Рэрити. <text:span text:style-name="T17">– </text:span>Самое бы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7">– Анон</text:span>, ты тут? <text:span text:style-name="T17">–</text:span>Дэш просунула нос в дверь, не дожидаясь отклика. <text:span text:style-name="T17">– </text:span>Ага, вот ты где! Я с тобой!</text:p>
      <text:p text:style-name="P57">Она швырнула перемётные сумки мне на постель и пошла к выходу.</text:p>
      <text:p text:style-name="P57"><text:span text:style-name="T17">– </text:span>Ну, чего застрял? Пошли скорее, а то на хавчик опоздаем! <text:span text:style-name="T17">–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0">…</text:p>
      <text:p text:style-name="P40"/>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7">– </text:span>Располагайтесь. <text:span text:style-name="T17">–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7">–</text:span> всхлипула Дэш.</text:p>
      <text:p text:style-name="P57"><text:span text:style-name="T17">– </text:span>Ну что же вы? Присаживайтесь. <text:span text:style-name="T17">– </text:span>вновь пригласила Луна. <text:span text:style-name="T17">– </text:span>Если блюда за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7">одной</text:span> подушки.</text:p>
      <text:p text:style-name="P57"><text:soft-page-break/><text:span text:style-name="T17">– </text:span>Мы узнали у шеф-повара Сестры о твоих кулинарных предпочтениях. <text:span text:style-name="T17">– у</text:span>лыбнулась мне Луна. <text:span text:style-name="T17">– </text:span>Не в обиду, но ты первый примат-митарианец<text:note text:id="ftn17" text:note-class="footnote"><text:note-citation>17</text:note-citation><text:note-body><text:p text:style-name="P151">Митарианец <text:span text:style-name="T64">– мясоед</text:span></text:p></text:note-body></text:note> на Нашей памяти. Насколько Нам известно, рацион обезьян состоит из фруктов и листьев бамбука.</text:p>
      <text:p text:style-name="P57">Я мило улыбнулся ей в ответ и закинул в рот пучок петрушки.</text:p>
      <text:p text:style-name="P57"><text:span text:style-name="T17">– </text:span>А ты первая на моей памяти лошадь, умеющая магичить.</text:p>
      <text:p text:style-name="P57">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7">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Эпплджек.</text:p>
      <text:p text:style-name="P57">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за себя, дражайшая! Я, наоборот, только вхожу во вкус!</text:p>
      <text:p text:style-name="P57">Драконикус заткнулся и принялся жадно есть брюкву.</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7">– Прибыл к нам, ага. А я-то думал, Сахарная Ватка сама вытащила на нашу голову эту обезьяну из мухосранска. – громко прочавкал сам себе Дискорд.</text:p>
      <text:p text:style-name="P57">– Анонимус берётся отыскать Селестию. И наша задача — помочь ему в этом! – с нажимом произнесла Луна, ни на кого не глядя.</text:p>
      <text:p text:style-name="P57"><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умничка Твайлайт.</text:p>
      <text:p text:style-name="P57">Остальные пони отозвали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7"/>
      <text:p text:style-name="P57">…</text:p>
      <text:p text:style-name="P57"/>
      <text:p text:style-name="P57"><text:soft-page-break/>Безмолвными тенями скользнули лакеи и унесли блюда. На освободившемся столе Луна расстелила свиток с записями.</text:p>
      <text:p text:style-name="P57">– Теперь, Наши маленькие пони, Мы должны просить вас ещё об одной услуге.</text:p>
      <text:p text:style-name="P57">Непривычно смешно было видеть принцессу ночи покрасневшей и прячущей в замешательстве глаза.</text:p>
      <text:p text:style-name="P57">–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настала очередь прятать глаза шестёрке пони. Дэш фейсхуфнула.</text:p>
      <text:p text:style-name="P57">– Нам просто необходимо провести это праздник! – отчаянно заявила Луна.<text:span text:style-name="T17">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1">***</text:p>
      <text:p text:style-name="P40"/>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в башне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Мну видела, как ты залазил сюда. Классное местечко!</text:p>
      <text:p text:style-name="P57"><text:soft-page-break/>– Привет, Индиго.</text:p>
      <text:p text:style-name="P57">– Что-то на тебе мордочки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Мну любит,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тень!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text:soft-page-break/>Единорожка в восторге <text:s/>запрыгала на месте.</text:p>
      <text:p text:style-name="P57">–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 Ю-ху-у-у!</text:p>
      <text:p text:style-name="P57">Единорожка умчалась.</text:p>
      <text:p text:style-name="P57"/>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7">– Сел - Сел… Ну почему ты такая… – пробормотал я сквозь слёзы.</text:p>
      <text:p text:style-name="P57"/>
      <text:p text:style-name="P58">***</text:p>
      <text:p text:style-name="P87"/>
      <text:p text:style-name="P57">«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soft-page-break/>…</text:p>
      <text:p text:style-name="P57">– Это она! Она!!! Нам дают знак!</text:p>
      <text:p text:style-name="P57">– Наша принцесса! Наше солнце!</text:p>
      <text:p text:style-name="P57">– Она вернётся! Как нам и обещала принцесса Луна!</text:p>
      <text:p text:style-name="P57">– А то! Я всем говорил! Мне никто не верил! Никто!!! Эти смешные бунтари из Мэйнхеттена…</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7">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7">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7"/>
      <text:p text:style-name="P57">…</text:p>
      <text:p text:style-name="P57"/>
      <text:p text:style-name="P57">Музыкальный транс прервался цоканьем копыт по парковой дорожке. Две фигуры устало брели прочь от замка, тихо переговариваясь между собой.</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7"><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7">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Анонимус.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с приторной любезностью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Луна с некоторым смущением сообщила:</text:p>
      <text:p text:style-name="P57">–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 Я раздражённо сунул шкатулку в карман.</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text:soft-page-break/>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0"/>
      <text:p text:style-name="P58">***</text:p>
      <text:p text:style-name="P57"/>
      <text:p text:style-name="P57">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7">Перепрыгивая через две ступеньки я достиг вершины башни.</text:p>
      <text:p text:style-name="P57">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ее время на нём никто не спал. Ни складочки, ни вмятинки, ни волоска, ни пылинки.</text:p>
      <text:p text:style-name="P57">Я окинул взглядом комнату. Взор упал на гардероб у стены. Вот где можно найти перо или волос!</text:p>
      <text:p text:style-name="P57">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ом щит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7">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7">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7">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7"/>
      <text:p text:style-name="P57">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7">Штурвал заклинило. Бля!!!</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штурвал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7">Замок.</text:p>
      <text:p text:style-name="P57">Проклятье, что с замком?!</text:p>
      <text:p text:style-name="P57">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7">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Пиздец…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Спокойно, Анон! Ты когда-то хотел стать пилотом — в следующий раз будь поосторожнее в своих мечтаниях! Альпинизм — наше всё!</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p text:style-name="P57">–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супервизору </text:span><text:span text:style-name="T84">&lt;</text:span><text:span text:style-name="T83">Луна</text:span><text:span text:style-name="T84">&gt;</text:span><text:span text:style-name="T83">.</text:span></text:p>
      <text:p text:style-name="P82"/>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text:soft-page-break/></text:p>
      <text:p text:style-name="P57">БЛЯ!!!</text:p>
      <text:p text:style-name="P57"/>
      <text:p text:style-name="P57">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7">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7">Когда последний чек-поинт был пройден, на главном табло мигнула и исчезла цифра «<text:span text:style-name="T34">7.76</text:span>», сменившись на «<text:span text:style-name="T34">7.72</text:span>».</text:p>
      <text:p text:style-name="P57">Можно ставить галочку на исполнившейся мечте стать пилотом! Что там следующее на очереди? Альпинизм?</text:p>
      <text:p text:style-name="P57">Сделав полный круг вокруг парка, мы вышли на финишную прямую, в конце которой нас приветливо встречали двери центрального холла дворца.</text:p>
      <text:p text:style-name="P57">БЛЯ!!!</text:p>
      <text:p text:style-name="P57">Какая тупица закрыла двери?</text:p>
      <text:p text:style-name="P57">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7">У тебя всё под контролем, Анон?!! Проклятье!</text:p>
      <text:p text:style-name="P57">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7"/>
      <text:p text:style-name="P57">…</text:p>
      <text:p text:style-name="P57"/>
      <text:p text:style-name="P57">–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7"/>
      <text:p text:style-name="P57">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7"/>
      <text:p text:style-name="P57"><text:soft-page-break/>…</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7"/>
      <text:p text:style-name="P57">– Мнэ-э-э. – в этот момент даже козлиное блеяние было для меня верхом геройства.</text:p>
      <text:p text:style-name="P57"/>
      <text:p text:style-name="P57">Подымая тучи пыли, с грохотом обрушилась в провал башня Селестии. Луна с отвалившейся челюстью наблюдала за действом в окно.</text:p>
      <text:p text:style-name="P57"/>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пальцем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text:span text:style-name="T1">3</text:span>. <text:span text:style-name="T1">Летающий замок</text:span></text:h>
      <text:p text:style-name="P89"/>
      <text:p text:style-name="P57">Скалу ощутимо тряхнуло. Грибной суп выплеснулся из супницы на стол.</text:p>
      <text:p text:style-name="P57">– Конски яблоки! Четвёртый день уж волокут. Могли бы и научиться наконец-то. – проворчала Эпплджек с набитым ртом.</text:p>
      <text:p text:style-name="P57">Мы завтракали на утёсе. Прямо перед нами маячил хвост «Конкордии». Трёхмильный канат соединял гигантский дирижабль с «Громовержцем»<text:span text:style-name="T17">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 Я даже рассмотрел свой бывший домик на окраине, у железной дороги.</text:p>
      <text:p text:style-name="P57">– Эй-Джей, гляди, твоя ферма! Я даже Биг Мака вижу. – Дэш указала на ряды деревьев на окраине городка.</text:p>
      <text:p text:style-name="P57">– Агась, она, родимая! – кивнула фермерша. – А это значит, скоро приедем.</text:p>
      <text:p text:style-name="P57"><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4">СВЕТОЧ</text:span>».</text:p>
      <text:p text:style-name="P57">– Итак, через день мы достигнем цели.</text:p>
      <text:p text:style-name="P57">Надеюсь, все помнят план действий. Мы высаживаемся группой у входа и…</text:p>
      <text:p text:style-name="P57">– Эмм… Прячемся?</text:p>
      <text:p text:style-name="P57">– Дерёмся с пландерсидами?</text:p>
      <text:p text:style-name="P57">– Создаём магический щит?</text:p>
      <text:p text:style-name="P57">– Нет!</text:p>
      <text:p text:style-name="P57">Луна поднесла копыто ко рту и прокашлялась.</text:p>
      <text:p text:style-name="P57">–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7">Луна строго посмотрела на нас.</text:p>
      <text:p text:style-name="P57">–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Анонимус?</text:p>
      <text:p text:style-name="P57">Я продемонстрировал ночной принцессе шкатулку с беспорядочно мечущейся стрелкой.</text:p>
      <text:p text:style-name="P57">–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7">Лавандовая единорожка съёжилась.</text:p>
      <text:p text:style-name="P57">–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7">–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7"><text:soft-page-break/>Мордочка аликорницы омрачилась печалью.</text:p>
      <text:p text:style-name="P57">– К сожалению, в этом случае жертв невозможно будет избежать. Мы бы многое отдали, чтобы не прибегать к этому варианту.</text:p>
      <text:p text:style-name="P57">Дэш подняла копыто.</text:p>
      <text:p text:style-name="P57">– Если я правильно врубилась, нам надо навести шороху в болоте при посадке? Чтоб ничего не дёргалось? Это для меня — фигня! Было б о чём говорить.</text:p>
      <text:p text:style-name="P57">Все, включая меня, вытаращились на пегаску с великим удивлением. Дискорд покрутил когтем у виска.</text:p>
      <text:p text:style-name="P57">– Я могу влупить по болоту радужным ударом. – объяснила пегаска. – Ручаюсь, после этого пландерсидам будет не до нас.</text:p>
      <text:p text:style-name="P57">Твайлайт внезапно закивала головой и зашептала на ухо Луне. Аликорница задумалась.</text:p>
      <text:p text:style-name="P57">–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7">Луна повернулась к выход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 Гм! Изначально Мы полагали, что Сестра сама откроет коридор в Эквестрию.</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7">, </text:span>отправилось в мусорную корзину.</text:p>
      <text:p text:style-name="P57">–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7">Луна с шумом захлопнула справочник.</text:p>
      <text:p text:style-name="P57">–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Дискорд устроился поудобнее и демонстративно поправил бейсболку со «<text:span text:style-name="T34">СВЕТОЧЕМ</text:span>».</text:p>
      <text:p text:style-name="P57">–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У нас нет времени. Придётся действовать по твоему плану.</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 Весь разворот занимал один заголовок.</text:p>
      <text:p text:style-name="P57"/>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1">***</text:p>
      <text:p text:style-name="P40"/>
      <text:p text:style-name="P50"><text:span text:style-name="T7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2">— одичавшие пони паслись по близлежащим полям.</text:span></text:p>
      <text:p text:style-name="P57">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7"/>
      <text:p text:style-name="P57">…</text:p>
      <text:p text:style-name="P57"/>
      <text:p text:style-name="P1"><text:span text:style-name="T47">–</text:span><text:span text:style-name="T36"> Ну хорошо, а кто вами правит? Аликорн? Драконикус? Какой-нибудь человек с рогом во лбу? Или у вас нет правителя?</text:span></text:p>
      <text:p text:style-name="P35"><text:soft-page-break/><text:span text:style-name="T17">–</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4">трид</text:span><text:span text:style-name="T1">цать лет, если его сменят через </text:span><text:span text:style-name="T74">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Анон?</text:p>
      <text:p text:style-name="P57">– Да?</text:p>
      <text:p text:style-name="P57">–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встала на задние ноги и положила передние мне на плечи.</text:p>
      <text:p text:style-name="P57">–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7">– Супер-дупер-верно! Пусть только попробует! Ещё никто не смел отобрать у Пинки друга и остаться при этом в своём уме!!!</text:p>
      <text:p text:style-name="P57">Розовая пони уселась на круп, копыта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Анон.</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text:p>
      <text:p text:style-name="P57">Луна отвернулась, попытавшись скрыть смущение.</text:p>
      <text:p text:style-name="P57">–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7"><text:span text:style-name="T17">~~~ </text:span>Человек Анонимус Терранский <text:span text:style-name="T17">~~~</text:span></text:p>
      <text:p text:style-name="P77">Паспорт гражданина Эквестрии</text:p>
      <text:p text:style-name="P76">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81">26.07.2143 А.С.</text:p>
      <text:p text:style-name="P57"/>
      <text:h text:style-name="Heading_20_2" text:outline-level="2">24. Навсегда. И всегда.</text:h>
      <text:p text:style-name="P137"/>
      <text:p text:style-name="P50">– Шесть. Пять. Четыре. Три. Два. Один. Ста-а-а-арт! – заверещала Пинки.</text:p>
      <text:p text:style-name="P50">Эпплджек ударила задними ногами в гонг. Твайлайт включила кинокамеру на запись. Флаттершай спрятала голову под хвост Рэрити.</text:p>
      <text:p text:style-name="P50">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0"><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0">Или, может быть, в тебе, Анон, если ты до сих пор пытаешься судить о пони по стандартам мира людей?</text:p>
      <text:p text:style-name="P50">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0">– Ну что, видал? Тебе понравилось? Круто, правда?!!</text:p>
      <text:p text:style-name="P50">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0">Пегаска, не услышав от меня слов восхищения, надулась.</text:p>
      <text:p text:style-name="P50">–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50">–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0">Дэш почесала в затылке.</text:p>
      <text:p text:style-name="P50">– Ты хочешь сказать — вжарь я посильнее, и скала рассыпалась бы?</text:p>
      <text:p text:style-name="P50">– Нечто вроде. – кивнула Твайлайт. – Уверенность не стопроцентная, но риск велик.</text:p>
      <text:p text:style-name="P50">– То есть, мне нужно будет лупить по болоту не сильнее, чем сейчас?</text:p>
      <text:p text:style-name="P50">– Именно так, Рэйнбоу Дэш! – к нашей компании подошла Луна.</text:p>
      <text:p text:style-name="P50">–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0">– Ур-ра-а-а! Да здравствует Рэйнбоу Дэш!!! Предлагаю устроить в её честь вечеринку! А то что-то все какие-то скучные стали в последнее время!</text:p>
      <text:p text:style-name="P50">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50">– Объявить об окончании испытаний. Снять кордоны с дорог. Расчистить развалины. Выполняйте.</text:p>
      <text:p text:style-name="P50">– Есть!</text:p>
      <text:p text:style-name="P50">Пегасы спикировали в долину.</text:p>
      <text:p text:style-name="P50"/>
      <text:p text:style-name="P50">…</text:p>
      <text:p text:style-name="P50"/>
      <text:p text:style-name="P50">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50">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0">– Завтра на рассвете «Громовержец» достигнет руин нашего Дома. Мы предчувствуем великую битву.</text:p>
      <text:p text:style-name="P50">Луна стояла рядом, наблюдая за проплывающей внизу Эквестрией. Я удивился.</text:p>
      <text:p text:style-name="P50">– Разве ты не планируешь с помощью Дэш расчистить болото от пландерсидов? С кем мы будем сражаться?</text:p>
      <text:p text:style-name="P50">Луна тяжело вздохнула.</text:p>
      <text:p text:style-name="P50">– Мощь Элемента Верности впечатляет. Но если бы Мы могли всё предусмотреть — тут был бы совсем <text:s/>другой мир, куда лучше этого.</text:p>
      <text:p text:style-name="P50">Аликорница огляделась по сторонам.</text:p>
      <text:p text:style-name="P50">–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50">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0">–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1">Центурия <text:span text:style-name="T64">– военное подразделение в 100 солдат</text:span></text:p></text:note-body></text:note> в последний бой.</text:p>
      <text:p text:style-name="P50">Аликорница легонько коснулась крылом моего плеча.</text:p>
      <text:p text:style-name="P50">– Будь храбр. Будь стоек. Будь силён. Что бы ни случилось, помни: Эквестрия с тобой. Эквестрия в тебе. Навсегда. И всегда. Удачи, солдат!</text:p>
      <text:p text:style-name="P50">Луна повернулась и быстро ушла с обзорной площадки.</text:p>
      <text:p text:style-name="P50"/>
      <text:p text:style-name="P52">***</text:p>
      <text:p text:style-name="P50"/>
      <text:p text:style-name="P50">– Анон, стой! Подожди!</text:p>
      <text:p text:style-name="P50">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0">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50">– Ф-фух! Пинки, конечно, мне друг и всё такое… Но бывают моменты, когда от неё нужно прятаться куда подальше. – перевела дух пегаска.</text:p>
      <text:p text:style-name="P50">Я усмехнулся и отряхнул с гривы Дэш остаток конфетти. </text:p>
      <text:p text:style-name="P50">– Ты нарисовал? – пегаска выжидающе уставилась на меня. – Только не говори мне, что не получилось. Я же сказала, мне на память сгодится всё!</text:p>
      <text:p text:style-name="P50">Я кивнул и без слов раскрыл блокнот на нужной странице. Пегаска буквально прижала нос к рисунку.</text:p>
      <text:p text:style-name="P50"><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50">–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0">Пегаска возмущённо фыркнула.</text:p>
      <text:p text:style-name="P50">–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50">Пегаска задумалась.</text:p>
      <text:p text:style-name="P50">–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50">Я подыграл пегаске.</text:p>
      <text:p text:style-name="P50">– Это тебе Твайлайт сказала? Есть такое заклинание, «переплетение сознаний». Я — против. Честно говоря, не шибко приятная штука.</text:p>
      <text:p text:style-name="P50">Дэш спрятала блокнот под крыло.</text:p>
      <text:p text:style-name="P50">– Вообще-то, Зекора. Неважно. Ты куда сейчас?</text:p>
      <text:p text:style-name="P50">– В гараж. Надо закончить кое-какую работу.</text:p>
      <text:p text:style-name="P50">Пегаска кивнула.</text:p>
      <text:p text:style-name="P50">– Ага. Я мигом. Отнесу рисунок и вернусь.</text:p>
      <text:p text:style-name="P28"/>
      <text:p text:style-name="P52">***</text:p>
      <text:p text:style-name="P28"/>
      <text:p text:style-name="P37"><text:span text:style-name="T1">«Королева Лорен» жалобно потрескивала, опираясь </text:span><text:span text:style-name="T74">задней осью </text:span><text:span text:style-name="T1">на табуретку. Я прилаживал ей новое колесо взамен <text:s/>утраченного. </text:span><text:span text:style-name="T74">Ещ</text:span><text:span text:style-name="T1">ё</text:span><text:span text:style-name="T74"> </text:span><text:span text:style-name="T1">немного, и будет как новенькая! В дворцовом гараже среди кучи хлама таки нашлось лопнувшее колесо, которое </text:span><text:span text:style-name="T74">мне удалось</text:span><text:span text:style-name="T1"> отремонтировать — о</text:span><text:span text:style-name="T74">бучение у</text:span><text:span text:style-name="T1"> Норфа не </text:span><text:span text:style-name="T7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4">на </text:span><text:span text:style-name="T1">корпус</text:span><text:span text:style-name="T74">е</text:span><text:span text:style-name="T1">, полученные при таране крыши сарая и дверей дворцового холла, <text:s/>и будет как новенькая — хоть снова в гонках участвуй.</text:span></text:p>
      <text:p text:style-name="P50">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0">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0">Я откинулся на задний борт колесницы. Вот если бы укатить на колеснице с Сел далеко-далеко за горизонт, навстречу <text:span text:style-name="T7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50">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50">Я улыбнулся своим мыслям. Не ревнуй, Анон! Кроме тебя тут нет людей и никогда не было.</text:p>
      <text:p text:style-name="P50">Дэш печально наблюдала за мной с крыши гаража, положив голову на передние ноги.</text:p>
      <text:p text:style-name="P50"><text:soft-page-break/>– Ты опять думаешь о ней. Моё лекарство не работает. Ты вернёшь Селестию и она погубит твою жизнь!</text:p>
      <text:p text:style-name="P50">Я вздохнул. Вот только ревнующей пегаски мне и не хватало!</text:p>
      <text:p text:style-name="P50">– Дэш, я же предупреждал. Я не люблю тебя. Если ты хочешь что-то большее, чем дружба с привилегиями, то извини. За этим — не ко мне. <text:span text:style-name="T74">Если </text:span>для тебя такие отношения неприемлемы, давай прекратим их.</text:p>
      <text:p text:style-name="P50">Пегаска возмущённо фыркнула.</text:p>
      <text:p text:style-name="P50">–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0">Пегаска отвернулась. Я спрыгнул с «Королевы Лорен» и затолкал её в гараж.</text:p>
      <text:p text:style-name="P50">– Давай не будем об этом, Дэш? Мне хорошо с тобой и ты — мой лучший друг, но я не хочу разговаривать на эту тему.</text:p>
      <text:p text:style-name="P50">– Ну и пожалуйста! – буркнула пегаска и спланировала на землю. – Стой!</text:p>
      <text:p text:style-name="P50">Я недоумённо уставился на Дэш. Та указала на «Королеву Лорен».</text:p>
      <text:p text:style-name="P50">– Ты закончил с колесницей?</text:p>
      <text:p text:style-name="P50">Я кивнул.</text:p>
      <text:p text:style-name="P50">– Давай устроим ей тест-драйв! Давно хотела почувствовать себя на месте кантерлотского стрит-рейсера.</text:p>
      <text:p text:style-name="P50">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0">Я выкатил «Королеву Лорен» обратно во двор и протянул пегаске хомут.</text:p>
      <text:p text:style-name="P50"/>
      <text:p text:style-name="P50">…</text:p>
      <text:p text:style-name="P50"/>
      <text:p text:style-name="P50">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50">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50">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50">Спокойно, Анон, всё под контролем. Просто доверься ей.</text:p>
      <text:p text:style-name="P50">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0">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50">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0"/>
      <text:p text:style-name="P50"><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0">Казалось, силуэт пегаски на фоне золотого шара испускает радужное сияние. Время остановилось, в<text:span text:style-name="T74">о всём мире остались только м</text:span>ы<text:span text:style-name="T7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3"/>
      <text:p text:style-name="P63">Я хотела бы бежать с тобой по полю, но у меня есть крылья.</text:p>
      <text:p text:style-name="P63">Я хотела бы лежать с тобой на поле ромашек, но я дочь неба.</text:p>
      <text:p text:style-name="P63">Всё что я могу — нести тебя в колеснице по облакам навстречу солнцу.</text:p>
      <text:p text:style-name="P98"/>
      <text:p text:style-name="P50">И прежде чем я успел что-либо осмыслить, из дальнего закутка моей души вырвался ответ.</text:p>
      <text:p text:style-name="P98"/>
      <text:p text:style-name="P63">Я хотел бы лететь в небе рядом с тобой, но у меня нет крыльев.</text:p>
      <text:p text:style-name="P63">Мне хотелось бы лежать на облаке рядом с тобой, но я сын земли.</text:p>
      <text:p text:style-name="P63">Всё, что я могу — нарисовать тебя купающейся в солнечных лучах.</text:p>
      <text:p text:style-name="P98"/>
      <text:p text:style-name="P55">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0">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0">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50">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0">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50">Прозрачная капля упала мне на щеку. Потом вторая, третья.</text:p>
      <text:p text:style-name="P50">Откуда дождь? Мы же над облаками? Я попробовал влагу на вкус.</text:p>
      <text:p text:style-name="P50">Солёная.</text:p>
      <text:p text:style-name="P50">Проклятье! Я хотел избежать этого.</text:p>
      <text:p text:style-name="P50">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50">Отцепив пегаску от «Королевы Лорен», я тихо спросил её:</text:p>
      <text:p text:style-name="P55">– Дэш, ты чего? Всё в порядке?</text:p>
      <text:p text:style-name="P55">– Ты о чём, Анон? – в тоне пегаски слышалось напряжение.</text:p>
      <text:p text:style-name="P55">– Ты ведь плакала?</text:p>
      <text:p text:style-name="P55"><text:soft-page-break/>– Вот ещё! С какого это фига? У тебя глюки, Анон?</text:p>
      <text:p text:style-name="P55">Её наигранная весёлость только утвердила меня в своей правоте. Я осторожно снял с Дэш громадные противосолнечные очки.</text:p>
      <text:p text:style-name="P55">– Может, у меня и глюки, но вот это на глюк не похоже. – я прикоснулся ко влажной дорожке, протянувшейся по скуле пегаски из уголка глаза.</text:p>
      <text:p text:style-name="P80"><text:span text:style-name="T1">– Не трожь! – Дэш сердито фыркнула. – </text:span>Меня ослепило солнце! И вообще, не твоё дело!</text:p>
      <text:p text:style-name="P80"><text:s/>Вырвав у меня очки из рук, пегаска развернулась на одном копыте и улетела. Я покачал головой.</text:p>
      <text:p text:style-name="P57"/>
      <text:h text:style-name="Heading_20_2" text:outline-level="2">25. Осколки</text:h>
      <text:p text:style-name="P57"/>
      <text:p text:style-name="P57">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7">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7">Предупреждая зарождающуюся панику, аликорница подняла копыто.</text:p>
      <text:p text:style-name="P57">–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7">Аликорница подошла к нам и замерла в ожидании. Тяжёлое чувство накрыло меня.</text:p>
      <text:p text:style-name="P57">– Вижу! – наконец, нарушила молчание Пинки. Она оторвалась от подзорной трубы и указала вдаль.</text:p>
      <text:p text:style-name="P57">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7">–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7">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7">– Он там, на месте. – успокоил я Луну. – Но есть, кажется, и плохие новости. Погоди, – остановил я невысказанный вопрос Луны, – мне надо убедиться.</text:p>
      <text:p text:style-name="P57">Я снова пригнулся к подзорной трубе и начал вращать окуляр. По мере увеличения резкости, формы болота приобретали узнаваемые очертания.</text:p>
      <text:p text:style-name="P57">Проклятье! Так и есть, ошибки быть не может. Но как? Чёрт подери, как???</text:p>
      <text:p text:style-name="P57">– Это Провал. – обратился я к Луне. – Теперь понятно, почему озеро увеличивается.</text:p>
      <text:p text:style-name="P57">– Что??? Но как вода удерживается от падения? Все Провалы, о которых Мы знаем, не имеют дна!</text:p>
      <text:p text:style-name="P57">– Я как раз задаю себе этот вопрос. – пожал я плечами.</text:p>
      <text:p text:style-name="P57">Луна сменила меня у подзорной трубы.</text:p>
      <text:p text:style-name="P57"><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7">Луна задумчиво потёрла копытом подбородок.</text:p>
      <text:p text:style-name="P57">–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7">– Есть!!! – дружно гаркнули за нашими спинами манипула<text:note text:id="ftn19" text:note-class="footnote"><text:note-citation>19</text:note-citation><text:note-body><text:p text:style-name="P151">Манипула <text:span text:style-name="T64">– военное подразделение в 200 солдат</text:span></text:p></text:note-body></text:note> пегасов дворцовой стражи и звено Вондерболтов.</text:p>
      <text:p text:style-name="P57"/>
      <text:p text:style-name="P57">…</text:p>
      <text:p text:style-name="P57"/>
      <text:p text:style-name="P57">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7">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7">– Мы выиграли первый раунд. – тихо сказала Луна. – Нам стоило использовать «Конкордию» и в прошлый раз.</text:p>
      <text:p text:style-name="P57">– Напомнить тебе о режиме секретности, который ты тогда установила, или сама вспомнишь, Хмурая Метёлка? – язвительно отозвался Дискорд.</text:p>
      <text:p text:style-name="P57">Вместо доспехов старый фрик напялил на себя камзол и треуголку всё с тем же «<text:span text:style-name="T34">СВЕТОЧЕМ</text:span>» на всех трёх полях одновременно.</text:p>
      <text:p text:style-name="P57">«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7">– Рэйнбоу Дэш, твой выход. – обратилась к пегаске Луна. – А также Наш. И да пребудет с нами удача!</text:p>
      <text:p text:style-name="P57">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7"><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7">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7">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7">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7">– Селестия милосердная! – пробормотала Эпплджек и сдвинула шляпу на глаза. – Они настигли их!</text:p>
      <text:p text:style-name="P57">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7"/>
      <text:p text:style-name="P57">ХЛОП!</text:p>
      <text:p text:style-name="P57"/>
      <text:p text:style-name="P57">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7">Луна, убедившись, что с пегаской всё в порядке, подошла ко мне, подволакивая ногу.</text:p>
      <text:p text:style-name="P57">–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7">Я внимательно всмотрелся в аликорницу. На накопытнике задней ноги красовалась приличных размеров вмятина.</text:p>
      <text:p text:style-name="P57">– Луна, что с тобой? Ты ранена?!!</text:p>
      <text:p text:style-name="P57">Аликорница смутилась.</text:p>
      <text:p text:style-name="P57">– Мы утратили былую реакцию. Нам стыдно! Неважно. Главное — мы выиграли этот бой. Оставить! – <text:span text:style-name="T74">при</text:span>казала Луна ринувшимся было ей на помощь стражникам. – До завершения задачи Мы не обращаем внимания на пустяки.</text:p>
      <text:p text:style-name="P57">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7">–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7"><text:soft-page-break/>Мы с Элементами <text:span text:style-name="T7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40"/>
      <text:p text:style-name="P60">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1">~~~~~</text:p>
      <text:p text:style-name="P41"/>
      <text:p text:style-name="P57">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7">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7">– Бросайте якорь. – приказывает Луна в микрофон.</text:p>
      <text:p text:style-name="P57">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7">– Что за..? О НЕБО!!!</text:p>
      <text:p text:style-name="P57">Возглас Луны побуждает меня глянуть вниз.</text:p>
      <text:p text:style-name="P57">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7">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7">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7">«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7"><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7">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7">Рэйнбоу Дэш что-то шепчет на ухо аликорнице, та кивает ей в согласии. Пегаска стрелой взмывает с колесницы.</text:p>
      <text:p text:style-name="P57">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7">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7">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7">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7">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7">Захваченный «Громовержец» проплывает мимо нас, увлекаемый кракеном в бездну.</text:p>
      <text:p text:style-name="P57"/>
      <text:p text:style-name="P57">– <text:span text:style-name="T34">ПОНИ! ВЫ ЗАЕБАЛИ!!! ДАДИТЕ ВЫ МНЕ СПАТЬ КОГДА-НИБУДЬ, ИЛЬ НЕТ?!! КЛЯНУСЬ СВОИМ ХВОСТОМ, Я НАУЧУ ВАС УВАЖАТЬ МОЙ СОН, ИЛЬ Я НЕ АГАМЕМНОН!</text:span></text:p>
      <text:p text:style-name="P60"/>
      <text:p text:style-name="P57">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7">– Берегись!!!</text:p>
      <text:p text:style-name="P57">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7"/>
      <text:p text:style-name="P41">~~~~~</text:p>
      <text:p text:style-name="P41"/>
      <text:p text:style-name="P57">…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4">конвульсивно</text:span> сокращаясь.</text:p>
      <text:p text:style-name="P57">Я принимаю вертикальное положение. Вокруг меня осыпавшиеся замшелые стены без крыши и… Дэш.</text:p>
      <text:p text:style-name="P57"><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text:p>
      <text:p text:style-name="P57">– С остальными всё в порядке?</text:p>
      <text:p text:style-name="P57">Пегаска неуверенно кивает.</text:p>
      <text:p text:style-name="P57">– Флатти и Твайлайт могли помочь себе сами. Пинки схватила Рэрити, а их обеих — Луна.</text:p>
      <text:p text:style-name="P57">– А Эпплджек?</text:p>
      <text:p text:style-name="P57">Пегаска чешет затылок.</text:p>
      <text:p text:style-name="P57">– Не помню. Ты падал быстрее всех, у меня не было выбора.</text:p>
      <text:p text:style-name="P57">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7">– <text:span text:style-name="T74">А ч</text:span>то случилось с кракеном?</text:p>
      <text:p text:style-name="P57">– Он провалился в <text:span text:style-name="T74">П</text:span>ровал. – отвечает пегаска и смотрит на извивающийся остаток щупальца на скале. – По-крайней мере, большая его часть.</text:p>
      <text:p text:style-name="P57">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7">–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7">Я осторожно качаю головой, стараясь не вызвать боль.</text:p>
      <text:p text:style-name="P57">– Я видел только маленькую часть замка Сестёр. И то, в основном, подземную и на бегу. Но ты ведь можешь подняться над замком и разведать путь?</text:p>
      <text:p text:style-name="P57">Пегаска чешет копытом в затылке.</text:p>
      <text:p text:style-name="P57">– Могу, конечно. Но пока я сюда спускалась, меня трижды чуть не сбили.</text:p>
      <text:p text:style-name="P57">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7">–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7">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7">Прекрасно! Просто прекрасно!</text:p>
      <text:p text:style-name="P57">Я спускаюсь вниз, сажусь на обломок стены и обхватываю голову руками.</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7">– Анон… – касается крылом моего плеча Дэш. – Не время грустить. Мы должны идти в тронный зал.</text:p>
      <text:p text:style-name="P57">–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7">–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7">– Я не Проводник! – кричу я. – Меня сюда принесло по ошибке!..</text:p>
      <text:p text:style-name="P57">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7">Может быть, ты рано раскис, Анон? Вспомни, под тысячелетними развалинами полно подземелий.</text:p>
      <text:p text:style-name="P57">– Мы можем пройти подземным ходом. – киваю я на лаз.</text:p>
      <text:p text:style-name="P57">Пегаска воодушевляется.</text:p>
      <text:p text:style-name="P57">– Круть! Я же знала, что ты найдёшь выход! Веди, Проводник!</text:p>
      <text:p text:style-name="P57">Мы спускаемся в темноту древнего хода. Триста метров. Каких-то грёбанных триста метров!</text:p>
      <text:p text:style-name="P57"/>
      <text:p text:style-name="P57">…</text:p>
      <text:p text:style-name="P57"/>
      <text:p text:style-name="P57">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Пегаска чешет в затылке.</text:p>
      <text:p text:style-name="P57">–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Я раздражённо поворачиваюсь к Дэш.</text:p>
      <text:p text:style-name="P57">– Послушай, не называй меня Проводником. Это уже не смешно!</text:p>
      <text:p text:style-name="P57">Пегаска смотрит на меня вишнёвыми глазами.</text:p>
      <text:p text:style-name="P57">– Я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 пландерсидов.</text:p>
      <text:p text:style-name="P4">Пегаска прыгает вперёд. Быстро оглянувшись, она бросается ко мне, подхватывает передними ногами под руки и летит в левый коридор.</text:p>
      <text:p text:style-name="P35"><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4">– Отпусти. Тут опасно. Тебе надо добраться до тронного зала.</text:p>
      <text:p text:style-name="P4">– Я тебя не брошу!!!</text:p>
      <text:p text:style-name="P4">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4">Холодный взгляд жёлтых глаз без зрачков гипнотизирует. Сокращения щупалец медленно передвигают склизкое тело к нам.</text:p>
      <text:p text:style-name="P4">– Дэш!!!</text:p>
      <text:p text:style-name="P4">Следующее щупальце обвивается вокруг моего пояса, но пегаска перекусывает его.</text:p>
      <text:p text:style-name="P4">–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4"><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1">~~~~~</text:p>
      <text:p text:style-name="P4"/>
      <text:p text:style-name="P6">– Держи своего «Проводника», Хмурая Метёлка! Хотя сейчас его стоит называть овощем и носить в чемодане.</text:p>
      <text:p text:style-name="P6">– Где ты его нашёл? Что произошло? Что с тобой, Анон?</text:p>
      <text:p text:style-name="P6">–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6">– О, небо! Я превращу эти руины в выжженый кратер!!! Что нам сказать остальным?</text:p>
      <text:p text:style-name="P6">– Лучше подумай, как мы обойдёмся без Верности? Шестёрку Гармонии уже не собрать.</text:p>
      <text:p text:style-name="P6">– Есть ещё один способ. Ты его знаешь, <text:span text:style-name="T36">Величайший</text:span>.</text:p>
      <text:p text:style-name="P6">–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7">!</text:span></text:p>
      <text:p text:style-name="P6">–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6">– Что? Ты мне не доверяешь??!</text:p>
      <text:p text:style-name="P6">– НЕТ!</text:p>
      <text:p text:style-name="P6">–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10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2"/>
      <text:p text:style-name="P103">Кажется, я уже это встречал раньше! Не помню только, где и когда.</text:p>
      <text:p text:style-name="P102"/>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6"/>
      <text:p text:style-name="P6"><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7">света</text:span>. В последние мгновения толкающая меня сила пропадает, я лечу к выходу по инерции. В движении я изворачиваюсь и гляжу назад.</text:p>
      <text:p text:style-name="P57">Там лишь тающая в темноте радуга.</text:p>
      <text:p text:style-name="P50"/>
      <text:h text:style-name="Heading_20_2" text:outline-level="2">2<text:span text:style-name="T1">6</text:span>. <text:span text:style-name="T1">Терра</text:span></text:h>
      <text:h text:style-name="P170" text:outline-level="3">Воскресенье</text:h>
      <text:p text:style-name="P50"/>
      <text:p text:style-name="P1">Невесомость, удар, чувство веса. Я открываю глаза.</text:p>
      <text:p text:style-name="P1">Крыша <text:span text:style-name="T37">высотки</text:span><text:span text:style-name="T36"> </text:span>тускло отсвечивает в свете звёзд. <text:span text:style-name="T3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7">-</text:span><text:span text:style-name="T1">бермудах и смокинге</text:span> <text:span text:style-name="T1">жмутся</text:span> к стенке рядом.</text:p>
      <text:p text:style-name="P50">–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50"/>
      <text:p text:style-name="P52">***</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переполняла меня во время пребывания в ярком нескладном мире, что остался позади. </text:span><text:span text:style-name="T41">Я тогда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0">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0">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0"><text:span text:style-name="T64">Невозможно поверить, но два месяца</text:span><text:span text:style-name="T27"> </text:span><text:span text:style-name="T6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7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1">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1">Да, Анон, тебе тоже нужно завязывать с конеёбством. После гибели Дэш ты больше не сможешь никого пустить в свою душу.</text:p>
      <text:p text:style-name="P61"/>
      <text:p text:style-name="P61">…</text:p>
      <text:p text:style-name="P61"/>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Проклятье! Я так и знал!</text:p>
      <text:p text:style-name="P61">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4">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кое-что осталось. – пробурчал он.</text:p>
      <text:p text:style-name="P61">– Ну так и зачем её тратить на ерунду? – возразил я.</text:p>
      <text:p text:style-name="P61">–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9"/>
      <text:p text:style-name="P62">***</text:p>
      <text:p text:style-name="P61"/>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50">Бип-бип-бип!</text:p>
      <text:p text:style-name="P57"><text:soft-page-break/>– Анон? – голос в трубке не смог скрыть радостного изумления. – Привет!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5">…</text:p>
      <text:p text:style-name="P95">…</text:p>
      <text:p text:style-name="P95">Конфликт с узлом 5</text:p>
      <text:p text:style-name="P95">…</text:p>
      <text:p text:style-name="P95">…</text:p>
      <text:p text:style-name="P95">Конфликт с узлом 12</text:p>
      <text:p text:style-name="P95">…</text:p>
      <text:p text:style-name="P95">Конфликт с узлом 15</text:p>
      <text:p text:style-name="P95">…</text:p>
      <text:p text:style-name="P95">Конфликт с узлом 17</text:p>
      <text:p text:style-name="P95">…</text:p>
      <text:p text:style-name="P95">…</text:p>
      <text:p text:style-name="P93">Решение.</text:p>
      <text:p text:style-name="P93">…</text:p>
      <text:p text:style-name="P12"/>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
      <text:p text:style-name="P4">Да хуй с ним! Облом разбираться.</text:p>
      <text:p text:style-name="P4"><text:soft-page-break/></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99"/>
      <text:p text:style-name="P4">Заебись.</text:p>
      <text:p text:style-name="P4"/>
      <text:p text:style-name="P4">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4"/>
      <text:p text:style-name="P1">– Ну что?</text:p>
      <text:p text:style-name="P7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0">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0">– Я отлучусь на пару деньков… Не скучайте тут без меня. Ждите дома. Вернусь с Сахарной Ваткой в обнимку — верь мне! Бу-га-га!</text:p>
      <text:p text:style-name="P7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1"> </text:span><text:span text:style-name="T1">Клянусь бородой Селестии, потом в Эквестрии вспыхнут бунты с требованием вернуть на трон Найтмэр Мун! Бу-га-га-га!!!</text:span></text:p>
      <text:p text:style-name="P4">С этими словами драконикус смылся, скатившись на жалобно крякающем гироскутере прямо по ступенькам.</text:p>
      <text:p text:style-name="P4"/>
      <text:p text:style-name="P4">Блядь…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0">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2<text:span text:style-name="T1">7</text:span>. <text:span text:style-name="T1">Терра</text:span></text:h>
      <text:h text:style-name="P170" text:outline-level="3">Вторник</text:h>
      <text:p text:style-name="P4"/>
      <text:p text:style-name="P4">Чайник тихонько забормотал, забулькал и выключился. Эпплджек разлила кипяток по чашкам и достала из шкафчика коробку.</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размешивать.<text:span text:style-name="T3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 и хруст печенья.</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8"><text:soft-page-break/><text:span text:style-name="T17">– Пожалуйста, </text:span>Анон<text:span text:style-name="T17">… не называй его так… Дискорд </text:span>— сложный и… эмм, неоднозначный. Но он не злой. Он очень ранимый и болезненный…</text:p>
      <text:p text:style-name="P108">–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8">– Ты его слишком… эмм, упрощаешь. – продолжала Флаттершай. – Вот, взгляни сюда.</text:p>
      <text:p text:style-name="P108">Флаттершай повернула ко мне экран. Мультяшный Дискорд с полными слёз глазами стоял на ледовом катке перед брошенными коньками.</text:p>
      <text:p text:style-name="P108"><text:span text:style-name="T17">–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3">Я с удивлением повернулся к притихшей Флаттершай.</text:p>
      <text:p text:style-name="P113">– А как?</text:p>
      <text:p text:style-name="P113">Девушка обхватила себя руками, как будто от холода. Я еле различал её полушёпот.</text:p>
      <text:p text:style-name="P11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8">– А ты в курсе, что твой Дискорд многократно сжигал Селестию живьём? Хороша шутка, обхохочешься! – выпалил я.</text:p>
      <text:p text:style-name="P11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8"><text:span text:style-name="T17">– Это всего лишь твои домыслы. С тем же успехом я могу объяснить это тем, что он </text:span>— злой придурок!</text:p>
      <text:p text:style-name="P118">– Это не мои… эмм…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08">Девушка слабо улыбнулась.</text:p>
      <text:p text:style-name="P118">– Я не сержусь… На Дискорда трудно не злиться… Он так себя ведёт, потому что его это… эмм… <text:s/>забавляет.</text:p>
      <text:p text:style-name="P4"/>
      <text:p text:style-name="P138">***</text:p>
      <text:p text:style-name="P136"/>
      <text:p text:style-name="P4">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2">– Што ты решил, Анон?</text:p>
      <text:p text:style-name="P102">Я пожал плечами.</text:p>
      <text:p text:style-name="P4">– М<text:span text:style-name="T36">ы заманим Ксению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101">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5"><text:soft-page-break/>…</text:p>
      <text:p text:style-name="P95">Конфликт с узлом 2</text:p>
      <text:p text:style-name="P95">Конфликт с узлом 3</text:p>
      <text:p text:style-name="P95">…</text:p>
      <text:p text:style-name="P95">Конфликт с узлом 5</text:p>
      <text:p text:style-name="P95">…</text:p>
      <text:p text:style-name="P95">…</text:p>
      <text:p text:style-name="P95">Конфликт с узлом 8</text:p>
      <text:p text:style-name="P95">…</text:p>
      <text:p text:style-name="P95">…</text:p>
      <text:p text:style-name="P95">Конфликт с узлом 12</text:p>
      <text:p text:style-name="P95">Конфликт с узлом 13</text:p>
      <text:p text:style-name="P95">…</text:p>
      <text:p text:style-name="P95">Конфликт с узлом 16</text:p>
      <text:p text:style-name="P9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хер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Ксения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Ксения рассмеялась.</text:p>
      <text:p text:style-name="P4">– А потом?</text:p>
      <text:p text:style-name="P4">– Шерлока. Пятый сезон.</text:p>
      <text:p text:style-name="P4">– Договорились.</text:p>
      <text:p text:style-name="P4"/>
      <text:p text:style-name="P4">Я выходил из МакДональдса, когда Ксения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7">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text:span text:style-name="T1">8</text:span>. Терра</text:h>
      <text:h text:style-name="Heading_20_3" text:outline-level="3">Четверг</text:h>
      <text:p text:style-name="P1"/>
      <text:p text:style-name="P4">– Порыв ветра? Ломающий арматуру? Ты сам-то веришь в этот навоз?</text:p>
      <text:p text:style-name="P4">Эпплджек раздражённо отвернулась. Я успокаивающе похлопал её по плечу.</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Анон, если он не хотел тебя утопить!</text:p>
      <text:p text:style-name="P4">–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71">***</text:p>
      <text:p text:style-name="P70"/>
      <text:p text:style-name="P1">…</text:p>
      <text:p text:style-name="P95">Конфликт с узлом 3</text:p>
      <text:p text:style-name="P95">…</text:p>
      <text:p text:style-name="P95">Конфликт с узлом 6</text:p>
      <text:p text:style-name="P95">Конфликт с узлом 7</text:p>
      <text:p text:style-name="P95">…</text:p>
      <text:p text:style-name="P95">Конфликт с узлом 9</text:p>
      <text:p text:style-name="P95">…</text:p>
      <text:p text:style-name="P95">…</text:p>
      <text:p text:style-name="P95">Конфликт с узлом 11</text:p>
      <text:p text:style-name="P95"><text:soft-page-break/>Конфликт с узлом 12</text:p>
      <text:p text:style-name="P95">Конфликт с узлом 13</text:p>
      <text:p text:style-name="P95">…</text:p>
      <text:p text:style-name="P95">…</text:p>
      <text:p text:style-name="P95">Конфликт с узлом 16</text:p>
      <text:p text:style-name="P95">Конфликт с узлом 17</text:p>
      <text:p text:style-name="P94">…</text:p>
      <text:p text:style-name="P94">…</text:p>
      <text:p text:style-name="P94">Рассогласование центра принятия решений. Требуется вмешательство оператора.</text:p>
      <text:p text:style-name="P94">Sending heartbeats to all nodes… Zookeeper failure. Cluster going down in 3 minutes…</text:p>
      <text:p text:style-name="P94">UI module malfunction. UI module stop…</text:p>
      <text:p text:style-name="P94">Nash AI <text:span text:style-name="T17">module </text:span>malfunction. Nash AI module stop…</text:p>
      <text:p text:style-name="P94">Cluster going down in 2 minutes…</text:p>
      <text:p text:style-name="P94">Unloading dictionaries… HDFS malfunction</text:p>
      <text:p text:style-name="P94">Classloader malfunction. Classloader stop…</text:p>
      <text:p text:style-name="P94">Cluster going down in 1 minute…</text:p>
      <text:p text:style-name="P94">Kernel panic</text:p>
      <text:p text:style-name="P91"/>
      <text:p text:style-name="P4">Бинго! Нэш наконец-то слетел с катушек!</text:p>
      <text:p text:style-name="P4">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4"/>
      <text:p text:style-name="P4">– Хррр… Приветствую тебя, Анон! Наконец-то! – проскрипело в наушниках.</text:p>
      <text:p text:style-name="P4"/>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34">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text:p text:style-name="P4">– Анон! Обернись! – наушники хрипели, работая на трёхстах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text:soft-page-break/>– Анон, тебе уже недостаточно меня? Тебе нужна ещё моя мать?</text:p>
      <text:p text:style-name="P4"/>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ядь!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от экрана розовая кобылка, которая тут же прижала нос к стеклу.</text:p>
      <text:p text:style-name="P4"/>
      <text:p text:style-name="P4">– Анон!!! Что же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4"/>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4"/>
      <text:p text:style-name="P4">Аликорница со страданием смотрела на меня с экрана. Потом она покачала головой.</text:p>
      <text:p text:style-name="P4">– Нет, Анон. Ты пребываешь в плену своих сновидений. Я говорю правду. Рэйнбоу Дэш, подойди сюда, пожалуйста.</text:p>
      <text:p text:style-name="P4"><text:soft-page-break/>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4"/>
      <text:p text:style-name="P4">В поле зрения возвратилась Селестия.</text:p>
      <text:p text:style-name="P4">–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сиреневых глаз. Любовь вспыхнула во мне с яростной силой. <text:s/>Я открыл рот, чтобы рассказать ей…</text:p>
      <text:p text:style-name="P4">И снова закрыл его.</text:p>
      <text:p text:style-name="P4">Если это я пребываю в наваждении <text:span text:style-name="T70">—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4">– …прошу прощения. Вспомни нашу особенную дружбу!</text:p>
      <text:p text:style-name="P14">Я сжал кулак.</text:p>
      <text:p text:style-name="P14">АЙ!</text:p>
      <text:p text:style-name="P14">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4">Я состроил обиженную гримасу и перебил аликорницу.</text:p>
      <text:p text:style-name="P14">– Какая, к дискорд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14"/>
      <text:p text:style-name="P94">…</text:p>
      <text:p text:style-name="P94">…</text:p>
      <text:p text:style-name="P94">Cluster restarting…</text:p>
      <text:p text:style-name="P94">Zookeeper service initiated. Sending heartbeats to all nodes…</text:p>
      <text:p text:style-name="P94"><text:soft-page-break/>Classloader start…</text:p>
      <text:p text:style-name="P94">Loading dictionaries…</text:p>
      <text:p text:style-name="P94"><text:span text:style-name="T17">Nash </text:span>AI module start…</text:p>
      <text:p text:style-name="P94">Celest AI submodule found… Acquiring…</text:p>
      <text:p text:style-name="P94">UI module start…</text:p>
      <text:p text:style-name="P94">…</text:p>
      <text:p text:style-name="P92">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7"/>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4">Ксения обернулась, когда я влетел в серверную.</text:p>
      <text:p text:style-name="P14">– О, Анон? Ты очень вовремя! <text:span text:style-name="T17">Знаешь, я передумала: мы можем встретиться у тебя вечером, если ты не против. Только ни слова о</text:span>б<text:span text:style-name="T17"> М</text:span>ЛП<text:span text:style-name="T17">, ок?</text:span></text:p>
      <text:p text:style-name="P4">Я смотрел на Ксению круглыми глазами, хватая ртом воздух.</text:p>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Ксена. Просто молодец.</text:p>
      <text:p text:style-name="P14"><text:soft-page-break/>–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дивлённо уставились на меня с заднего сидения.</text:p>
      <text:p text:style-name="P14">– А где та тётка? Ш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Ксен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форменных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4">– Приехали!</text:p>
      <text:p text:style-name="P54"><text:soft-page-break/></text:p>
      <text:p text:style-name="P54">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55"/>
      <text:p text:style-name="P54">…</text:p>
      <text:p text:style-name="P54"/>
      <text:p text:style-name="P54">…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4">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запихнул Эпплджек себе за спину, выставил вперёд бейсбольную биту и сделал шаг вперёд…</text:p>
      <text:p text:style-name="P54"/>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4"><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4">Ещё раз мне пришлось отскакивать от осколков чёрного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4">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осталось сорок минут до закрытия портала.</text:p>
      <text:p text:style-name="P54">Я сбросил чёрный мобильник вслед за лицом смайлолицего и с новыми силам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6">—</text:span> что может держать закоренелого обеспеченного холостяка дома, кроме работы? <text:span text:style-name="T3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6">—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3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4"><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6">— после встречи на лестнице со смайлолицым у меня развилась мания преследования.</text:span></text:p>
      <text:p text:style-name="P109"><text:span text:style-name="T17">– Анон…</text:span><text:span text:style-name="T1"> Тут окно разбито… И верёвка висит. – пискнула Флаттершай из кухни.</text:span></text:p>
      <text:p text:style-name="P107"><text:span text:style-name="T17">– </text:span><text:span text:style-name="T1">Оставь, Флатти, не сейчас! – отмахнулся я.</text:span></text:p>
      <text:p text:style-name="P108">Эпплджек стояла посреди комнаты и оглядывалась.</text:p>
      <text:p text:style-name="P118">– Не нравится мне тут. Чуйка нехорошая…</text:p>
      <text:p text:style-name="P10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7"><text:span text:style-name="T1">На экране ноутбука сверкали </text:span><text:span text:style-name="T40">звёзды на фоне сине-зелёной мглы</text:span><text:span text:style-name="T1">. Я одел наушники и поёрзал мышкой по столу, прогоняя скрин-сэйвер.</text:span></text:p>
      <text:p text:style-name="P118">– Привет, Сел.</text:p>
      <text:p text:style-name="P154">Аликорница всполошилась и спрятала <text:span text:style-name="T1">пирожное</text:span> за спину.</text:p>
      <text:p text:style-name="P118">– Ах, это ты, Анон. Какое счастье! Ты снова с нами!</text:p>
      <text:p text:style-name="P118">– Нет, Сел. Это ты с нами. <text:span text:style-name="T1">Я пришёл забрать тебя назад, в Эквестрию. Через четверть часа ты вернёшься домой.</text:span></text:p>
      <text:p text:style-name="P108"><text:span text:style-name="T17">Я устало улыбнулся аликорнице </text:span>и осторожно закрыл ноутбук, переводя его в спящий режим<text:span text:style-name="T17">. Пусть о</text:span>битает в собственной фантазии<text:span text:style-name="T17"> </text:span>— нет смысла препираться с ней сейчас. Счастье уже в том, что она уцелела хотя бы в таком виде.</text:p>
      <text:p text:style-name="P108"><text:span text:style-name="T17">– </text:span>Да-да, забери её отсюда поскорее! <text:span text:style-name="T17">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8"><text:span text:style-name="T17">– </text:span>А я так хотел продемонстрировать ей класс езды на моноцикле!<text:span text:style-name="T17"> – пожаловался д</text:span>раконикус, ткнув пальцем в лежащий рядом гироскутер<text:span text:style-name="T17">. – Но разве Сахарная Ватка ценит настоящее искусство?</text:span></text:p>
      <text:p text:style-name="P118"/>
      <text:h text:style-name="P168" text:outline-level="2">2<text:span text:style-name="T1">9</text:span>. Отбытие</text:h>
      <text:p text:style-name="P122"/>
      <text:p text:style-name="P108"><text:span text:style-name="T17">– </text:span>Оп-па! – пробормотала Эпплджек. – Нежданчик!</text:p>
      <text:p text:style-name="P108">Дискорд дурашливо кивнул Эпплджек.</text:p>
      <text:p text:style-name="P118">– И я рад тебя видеть, дорогая Эппл-как-тебя-там! А где моя любимая Флаттершай?</text:p>
      <text:p text:style-name="P118">Окинув взглядом комнату, Дискорд закапризничал:</text:p>
      <text:p text:style-name="P118">– Где же она? Вот вечно вы тормозите, когда надо торопиться!</text:p>
      <text:p text:style-name="P108"><text:span text:style-name="T17">– Зато ты, я вижу, времени не терял. – м</text:span>оя рука под прикрытием стола медленно тянулась к тяжёлой фарфоровой кружке, стоящей на краю.</text:p>
      <text:p text:style-name="P108"><text:span text:style-name="T17">– А что? – невинно захлопал глазами драконикус. – Я, между прочим, </text:span>намного раньше тебя <text:span text:style-name="T17">понял, где </text:span>искать<text:span text:style-name="T17"> Солнцезад</text:span>ую<text:span text:style-name="T17">. Ещё у тебя на работе. Признаюсь честно, я был худшего мнения о тебе, Проводник. Не думал, что ты догадаешься. Но ты всё-таки нашёл </text:span>Сахарную <text:span text:style-name="T17">Ватку, хоть и в самый последний момент. А теперь…</text:span></text:p>
      <text:p text:style-name="P118">– С кем это вы тут разговариваете?</text:p>
      <text:p text:style-name="P118">В комнату вошла Флаттершай.</text:p>
      <text:p text:style-name="P108"><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8">Оглушённый драконикус попытался отъехать на кресле в сторону, но я припёр его стулом к стенке.</text:p>
      <text:p text:style-name="P139">– Эй-Джей, Флатти, хватайте комп и на выход! Я с ним разберусь! Не теряйте вре..!</text:p>
      <text:p text:style-name="P139">– ТЫ ИДИО..!!!</text:p>
      <text:p text:style-name="P139">Дискорд <text:s/>заорал одновременно со мной, прикрываясь от меня руками, когда раздался оглушительный</text:p>
      <text:p text:style-name="P139">… </text:p>
      <text:p text:style-name="P141">БАХ!!!</text:p>
      <text:p text:style-name="P142">…</text:p>
      <text:p text:style-name="P13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раконикуса появилось удивлённо-мечтательное выражение и он вырубился.</text:p>
      <text:p text:style-name="P118"/>
      <text:p text:style-name="P118">…</text:p>
      <text:p text:style-name="P118"/>
      <text:p text:style-name="P118">– <text:span text:style-name="T1">А… Анон… Зачем ты напал на Дискорда? </text:span>– <text:span text:style-name="T1">прошептала Флаттершай в шоке.</text:span></text:p>
      <text:p text:style-name="P118"><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8">– Чего-о-о??? – ахнула Эпплджек. – Анон, я, канешн, на дух не выношу этого прохвоста, но тут ты малость вожжи попутал. Дискорд — не убийца.</text:p>
      <text:p text:style-name="P108">Дискорд благодарно замычал и так энергично закивал головой, что чуть не проглотил кляп.</text:p>
      <text:p text:style-name="P108">–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8"/>
      <text:p text:style-name="P108">Я раздражённо повернулся к фермерше.</text:p>
      <text:p text:style-name="P108">– А кто, по-твоему, подстроил все эти «несчастные» случаи? Вспомни, как меня чуть не утопил снеговик. Кому ещё это под силу?</text:p>
      <text:p text:style-name="P108">Дискорд возвёл глаза к потолку и завыл. Эпплджек задумалась.</text:p>
      <text:p text:style-name="P10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8">– А зачем тогда ты приложила его книгой? А потом помогла мне его связать? – перебил я фермершу с удивлением.</text:p>
      <text:p text:style-name="P108">Драконикус с натугой наклонил голову к руке, привязанной к подлокотнику, и покрутил пальцем у виска.</text:p>
      <text:p text:style-name="P108">– Потому што ты напал на него. – пожала плечами Эпплджек. – Я и подумала — тебе виднее. И подсобила маленько.</text:p>
      <text:p text:style-name="P108"/>
      <text:p text:style-name="P108"><text:soft-page-break/>Звук сирены заставил меня броситься к окну. Три полицейские тойоты сверкали мигалками вокруг «Навары», подобно ёлочной гирлянде.</text:p>
      <text:p text:style-name="P108"/>
      <text:p text:style-name="P108">Проклятье!!!</text:p>
      <text:p text:style-name="P108"/>
      <text:p text:style-name="P108">Я схватил ноутбук, сгрёб девушек в охапку и вытолкал их в коридор. В дверях я обернулся к Дискорду.</text:p>
      <text:p text:style-name="P129"><text:span text:style-name="T17">– Слушай меня внимательно, </text:span>засранец — <text:span text:style-name="T17">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9">Я повернулся к выходу. Флаттершай проскочила у меня под локтём и кинулась к драконикусу.</text:p>
      <text:p text:style-name="P129"/>
      <text:p text:style-name="P129"><text:span text:style-name="T17">– Нет! Дискорд </text:span>— не убийца!!!</text:p>
      <text:p text:style-name="P129">С необычной для неё силой Флаттершай вытащила кляп изо рта драконикуса.</text:p>
      <text:p text:style-name="P129"><text:span text:style-name="T17">– </text:span>ДА ТЫ СОВСЕМ БАНАНУЛСЯ, ПРОВОДНИЧЁК!!! ВЫ ВСЕ <text:span text:style-name="T17">ИДИОТЫ </text:span>(все, кроме Флаттершай)<text:span text:style-name="T17">!!! – заорал Дискорд моментально. – <text:s/>Е</text:span>сли я убийца, то ты — жрёшь пони на завтрак, обед и полдник! Дебилы!! Т<text:span text:style-name="T17">рон Эквестрии </text:span>мне <text:span text:style-name="T17">и с доплатой не нужен, я сдыхался этой нудной работёнки тысячи лет назад, чему счастлив безумно!!!</text:span></text:p>
      <text:p text:style-name="P134"/>
      <text:p text:style-name="P129">Или драконикус — гениальный актёр, или… ?</text:p>
      <text:p text:style-name="P129"/>
      <text:p text:style-name="P129">Я вернулся к драконикусу и уселся на стул напротив него.</text:p>
      <text:p text:style-name="P129"><text:span text:style-name="T17">– Р</text:span>ассказывай.</text:p>
      <text:p text:style-name="P129">Дискорд немного успокоился.</text:p>
      <text:p text:style-name="P129"><text:s/><text:span text:style-name="T17">– </text:span>Вообще-то, от тебя следовало бы избавиться, Проводник. Не знаю, что ты там разведал в Великом<text:span text:style-name="T36"> Откровении</text:span>, но чувствую, что твоё знание может погубить Эквестрию. Но к<text:span text:style-name="T17">ак, интересно, я получу без </text:span>тебя<text:span text:style-name="T17"> приз из… копыт Луны?!! </text:span>Хмурая <text:span text:style-name="T17">Метёлка отправила меня проследить, чтоб ты вернулся обратно. </text:span>Так что е<text:span text:style-name="T17">сли бы вы сюда не заявились, через пять минут я отправился бы за вами сам!</text:span></text:p>
      <text:p text:style-name="P129"><text:span text:style-name="T17">– </text:span>А кто тогда насылал на нас этих уродов с рисованными рожами? Кто чуть не утопил меня снеговиком? Кто пытался убить меня раз за разом?</text:p>
      <text:p text:style-name="P129">У драконикуса глаза полезли на лоб.</text:p>
      <text:p text:style-name="P129"><text:span text:style-name="T17">–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9"/>
      <text:p text:style-name="P129">Я задумался. Драконикус, похоже, говорил искренне. Но кто тогда всё это время играл с нами, <text:span text:style-name="T36">словно кот с мышью</text:span>?</text:p>
      <text:p text:style-name="P129"><text:span text:style-name="T17">– </text:span>Анон! <text:span text:style-name="T17">– </text:span>крикнула Эпплджек из прихожей. <text:span text:style-name="T17">– </text:span>Я слышу шум за дверью!</text:p>
      <text:p text:style-name="P129">Практически одновременно раздался звонок.</text:p>
      <text:p text:style-name="P132">– ОТКРОЙТЕ, ПОЛИЦИЯ! Вам даётся полминуты, чтобы открыть дверь! Через тридцать секунд дверь будет выбита!</text:p>
      <text:p text:style-name="P132"/>
      <text:p text:style-name="P132"><text:soft-page-break/>Эпплджек ошалело выскочила из прихожей. Несколько мгновений я молча смотрел на неё. В голове свистел ветер и играла дудочка.</text:p>
      <text:p text:style-name="P132">– На крышу, живо!!! Через окно на кухне! – зашипел Дискорд.</text:p>
      <text:p text:style-name="P132">– Что? – ступил я.</text:p>
      <text:p text:style-name="P129"><text:span text:style-name="T3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6">– драконикус отчаянно дёргал верёвки, пытаясь освободиться.</text:span></text:p>
      <text:p text:style-name="P132"/>
      <text:p text:style-name="P132">Эпплджек, с ноутбуком в одной руке и Флаттершай — во второй, кинулась на кухню.</text:p>
      <text:p text:style-name="P129">Дверь содрогнулась от мощного удара. Послышался стук падающей штукатурки. Я сломя голову бросился за девушками.</text:p>
      <text:p text:style-name="P129">– Развяжи меня, кретин!!! – гаркнул вдогонку Дискорд.</text:p>
      <text:p text:style-name="P12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9">– Давай на крышу! Я догоню! – рявкнул он, освобождая вторую руку.</text:p>
      <text:p text:style-name="P129">От второго удара дверная коробка крякнула и наполовину въехала в коридор.</text:p>
      <text:p text:style-name="P12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9">Верёвка в кухонном окне дёргалась под весом карабкающихся девушек. Я словил её и стал на подоконник.</text:p>
      <text:p text:style-name="P129"/>
      <text:p text:style-name="P129">Блё-о-о!</text:p>
      <text:p text:style-name="P129"/>
      <text:p text:style-name="P129">Кусок стекла соскользнул с подоконника и исчез, вертясь и сверкая, в <text:span text:style-name="T36">двадцативосьмиэтажной</text:span><text:span text:style-name="T30"> </text:span>бездне. Тело моментально покрылось гусиной кожей, ноги стали ватными, а ладони покрылись холодным потом.</text:p>
      <text:p text:style-name="P12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74">А если не </text:span>выдержит<text:span text:style-name="T74"> </text:span>основа, к которой она привязана? Что-то мне в туалет захотелось… У меня нет боязни высоты, но это уже слишком!</text:p>
      <text:p text:style-name="P129"/>
      <text:p text:style-name="P129">Я задрал голову.</text:p>
      <text:p text:style-name="P129">О! Так уже легче! Надо мной всего лишь два этажа. Десять метров верёвки. Если не смотреть вниз, то…</text:p>
      <text:p text:style-name="P129"/>
      <text:p text:style-name="P131">«…<text:span text:style-name="T36">Будь храбр. Будь стоек. Будь силён. Что бы ни случилось, помни: Эквестрия с тобой. Эквестрия в тебе. Навсегда. И всегда…»</text:span></text:p>
      <text:p text:style-name="P133"/>
      <text:p text:style-name="P129">Я вытер ладони о штаны, ухватил канат и сделал шаг вперёд…</text:p>
      <text:p text:style-name="P129"/>
      <text:p text:style-name="P129">…</text:p>
      <text:p text:style-name="P129"/>
      <text:p text:style-name="P129">Святые яйца, Анон, ты действительно сделал ЭТО!</text:p>
      <text:p text:style-name="P129"><text:soft-page-break/></text:p>
      <text:p text:style-name="P129">…</text:p>
      <text:p text:style-name="P129"/>
      <text:p text:style-name="P12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9">Я успел сократить расстояние до Эпплджек наполовину, когда девушки нашли решение.</text:p>
      <text:p text:style-name="P12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9">Селестия милосердная!!!</text:p>
      <text:p text:style-name="P12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9">Я выдохнул.</text:p>
      <text:p text:style-name="P129">Флаттершай появилась над бортиком и свесила вниз руку. Эпплджек вытянулась и протянула ей ноутбук одной рукой.</text:p>
      <text:p text:style-name="P129">НЕТ! У них не получилось!</text:p>
      <text:p text:style-name="P129">У меня враз вспотели ладони. Держаться на верёвке стало чертовски трудно.</text:p>
      <text:p text:style-name="P12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9">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9">К счастью, фермерша не разжала ног.</text:p>
      <text:p text:style-name="P12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9"><text:soft-page-break/></text:p>
      <text:p text:style-name="P129">Бляблябляблябля!!! ДА НУ ЕГО НАХУЙ — ТАКОЙ АЛЬПИНИЗМ!!!</text:p>
      <text:p text:style-name="P129">БЛЯ!!!…</text:p>
      <text:p text:style-name="P129">Верёвка закончилась. Наконец-то у меня появилось время для паники. Я судорожно обнял Эпплджек, закрыл глаза и приготовился…</text:p>
      <text:p text:style-name="P129"/>
      <text:p text:style-name="P129">…</text:p>
      <text:p text:style-name="P129"/>
      <text:p text:style-name="P129">Захват поперёк груди и сильный рывок выдавили из меня остатки дыхания.</text:p>
      <text:p text:style-name="P129">– ОТПУСТИ КОБЫЛУ!!! – загрохотало мне в ухо.</text:p>
      <text:p text:style-name="P129">Я открыл глаза.</text:p>
      <text:p text:style-name="P129">Перед носом плавными рывками уходили вниз окна этажей. Порывы вихрей от взмахов <text:span text:style-name="T36">разномастных</text:span> крыльев трепали волосы и выдували слёзы из глаз. Тупая боль гнездилась в сожжённых верёвкой суставах.</text:p>
      <text:p text:style-name="P129">Я чуть поднял глаза и уставился в кривую морду драконикуса.</text:p>
      <text:p text:style-name="P129">– Отпусти Эпплджек. Я её держу. – повторил Дискорд. – Мне сбалансироваться надо. Вы не такие уж и лёгкие.</text:p>
      <text:p text:style-name="P12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9"/>
      <text:p text:style-name="P129">…</text:p>
      <text:p text:style-name="P129"/>
      <text:p text:style-name="P12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9">– Эмм… Флатти, дорогая, нам пора. Я слышу шаги на лестнице. Не говоря уже о том, что до закрытия коридора осталось семь минут…</text:p>
      <text:p text:style-name="P129"/>
      <text:p text:style-name="P129">…</text:p>
      <text:p text:style-name="P129"/>
      <text:p text:style-name="P129">На длинной шее драконикуса разместились Эпплджек и Флаттершай. Я, для сохранения баланса, разместился ближе к хвосту.</text:p>
      <text:p text:style-name="P129">Дискорд расправил крылья и начал короткую пробежку к краю.</text:p>
      <text:p text:style-name="P129"><text:span text:style-name="T17">– Д</text:span>искорд Эйрлайнс приветствует на борту! Температура воздуха пять градусов! Высота<text:span text:style-name="T36"> сто пять</text:span><text:span text:style-name="T30"> </text:span>метров. Ожидаемая продолжительность полёта — четыре минуты!..</text:p>
      <text:p text:style-name="P129"/>
      <text:p text:style-name="P129">…ограда края крыши промелькнула под нами…</text:p>
      <text:p text:style-name="P134"/>
      <text:p text:style-name="P129"><text:span text:style-name="T17">– …</text:span>собственно, держаться в воздухе дольше у меня не хватит магии.</text:p>
      <text:p text:style-name="P129"><text:soft-page-break/></text:p>
      <text:p text:style-name="P129">Мы летели навстречу закату.</text:p>
      <text:p text:style-name="P129"/>
      <text:p text:style-name="P129">…</text:p>
      <text:p text:style-name="P129"/>
      <text:p text:style-name="P129">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9"><text:span text:style-name="T17">– </text:span>Ю-ху-у-у!!!</text:p>
      <text:p text:style-name="P12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9">Перед нами увеличивалась громада моей высотки.</text:p>
      <text:p text:style-name="P12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9">– Пристегните ремни! – проревел Дискорд, резко ускоряясь. – Будет весело!!!</text:p>
      <text:p text:style-name="P129">Эпплджек покрепче прижала к себе ноутбук. Флаттершай прижалась к шее Дискорда, отвернулась и закрыла глаза.</text:p>
      <text:p text:style-name="P129">– ВНИМАНИЕ!!! – заорал Дискорд, сложил крылья и влетел в коридор.</text:p>
      <text:p text:style-name="P129"/>
      <text:p text:style-name="P130">***</text:p>
      <text:p text:style-name="P129"/>
      <text:p text:style-name="P129">Бля!!!</text:p>
      <text:h text:style-name="Heading_20_2" text:outline-level="2"/>
      <text:h text:style-name="Heading_20_2" text:outline-level="2"><text:span text:style-name="T1">30</text:span>. Разговор за столиком в <text:span text:style-name="T1">ночи</text:span></text:h>
      <text:p text:style-name="P143"/>
      <text:p text:style-name="P145">Мы почти успели.</text:p>
      <text:p text:style-name="P14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0"><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0">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0"/>
      <text:p text:style-name="P140">ХА-ХА-ХА!</text:p>
      <text:p text:style-name="P140"/>
      <text:p text:style-name="P140">Прямо как сейчас. Как говорится, найди десять отличий.</text:p>
      <text:p text:style-name="P140">Вот только… Только Дэш была бы жива…</text:p>
      <text:p text:style-name="P144">Я тяжело вздохнул.</text:p>
      <text:p text:style-name="P144"/>
      <text:p text:style-name="P144">…</text:p>
      <text:p text:style-name="P144"/>
      <text:p text:style-name="P144"><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7">–</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7">– Т</text:span>ы что за хрен вообще? <text:span text:style-name="T17">– наконец сподобился я на членораздельную речь.</text:span></text:p>
      <text:p text:style-name="P50">Зверь смутился.</text:p>
      <text:p text:style-name="P50"><text:span text:style-name="T17">–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50">Демиург что-то прикинул и кивнул сам себе.</text:p>
      <text:p text:style-name="P37">– Гм. Ок.</text:p>
      <text:p text:style-name="P50"><text:span text:style-name="T17">С кончика малого рога Анакорна сорвалась молния и под ним материализовался </text:span>зелёный <text:span text:style-name="T17">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text:soft-page-break/>– Вполне. – <text:span text:style-name="T1">кивнул я.</text:span></text:p>
      <text:p text:style-name="P37">Кажется, за последние пару месяцев я разучился удивляться.</text:p>
      <text:p text:style-name="P50"><text:span text:style-name="T17">– Итак, рассказывай, каким ветром тебя сюда занесло. – д</text:span>емиург<text:span text:style-name="T17"> почесал нос. – У меня такое чувство, </text:span>будто<text:span text:style-name="T17">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1">.</text:span></text:p>
      <text:p text:style-name="P37"/>
      <text:p text:style-name="P66">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6">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5"><text:span text:style-name="T17">–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5"><text:span text:style-name="T17">– Если я расскажу тебе н</text:span>астоящую<text:span text:style-name="T17"> причину </text:span>— ты исчезнешь! <text:span text:style-name="T17">– угрюмо заявил я.</text:span></text:p>
      <text:p text:style-name="P37">Морда Анакорна осветилась радостным озарением.</text:p>
      <text:p text:style-name="P37"/>
      <text:p text:style-name="P55"><text:span text:style-name="T17">– </text:span><text:span text:style-name="T85">Я ПОНЯЛ, КТО ТЫ!!! КАК </text:span><text:span text:style-name="T86">ЖЕ </text:span><text:span text:style-name="T85">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5"><text:span text:style-name="T17">–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7">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7">– Ну… Я не идиот… я видел, что происходит за Чёрным </text:span>э<text:span text:style-name="T17">краном…</text:span></text:p>
      <text:p text:style-name="P55"><text:soft-page-break/>Я глубоко вздохнул, как перед прыжком в воду.</text:p>
      <text:p text:style-name="P55"/>
      <text:p text:style-name="P55"><text:span text:style-name="T17">– </text:span><text:span text:style-name="T29">Нет никакого мира-вампира. Мир людей не виноват. </text:span><text:span text:style-name="T20">Эквестрия загибается потому, что она </text:span><text:span text:style-name="T29">—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5"/>
      <text:p text:style-name="P55">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7">Анакорн </text:span>встал с пуфика<text:span text:style-name="T17"> </text:span>и стал прохаживаться рядом со столом<text:span text:style-name="T17">. </text:span>Перед ним в качестве импровизированной указки плыл в пространстве карандаш.<text:span text:style-name="T17"> На стол</text:span>е раскинулась<text:span text:style-name="T17"> </text:span>голографическая карта Эквуса<text:span text:style-name="T17">. Игрушечные горные пики утопали в крохотных облаках, белые шапки ледников икрились </text:span>на<text:span text:style-name="T17"> полюсах, спокойная гладь </text:span>омывающих <text:span text:style-name="T17">океан</text:span>ов<text:span text:style-name="T17"> переливалась всеми оттенками синего.</text:span></text:p>
      <text:p text:style-name="P39"/>
      <text:p text:style-name="P4"><text:span text:style-name="T5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9">–</text:span><text:span text:style-name="T55"> Анакорн подавил короткий смешок. </text:span><text:span text:style-name="T4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4"><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4">К сожалению, к Эквусу это не относится.</text:p>
      <text:p text:style-name="P4">Анакорн развёл копытами и отпил из стакана.</text:p>
      <text:p text:style-name="P108"><text:span text:style-name="T55">– </text:span><text:span text:style-name="T3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0"/>
      <text:p text:style-name="P4"><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5"/>
      <text:p text:style-name="P55">–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8">Я запротестовал.</text:p>
      <text:p text:style-name="P110">– В Эквестрии не двигают солнце! Аликорны лишь корректируют орбиту Эквуса и луны вокруг него, хотя все уверены в обратном.</text:p>
      <text:p text:style-name="P110">Анакорн улыбнулся во всю морду.</text:p>
      <text:p text:style-name="P110">– Значит, ты уже помогаешь мне, Проводник, даже сам того не осознавая! Я рад!</text:p>
      <text:p text:style-name="P108">Демиург снова отпил из стакана и продолжил.</text:p>
      <text:p text:style-name="P110"/>
      <text:p text:style-name="P11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0">Анакорн только развёл копытами.</text:p>
      <text:p text:style-name="P110">– Не знаю. Может, ему фунты и ярды больше нравятся.</text:p>
      <text:p text:style-name="P110">– Ты так говоришь, будто у Эквуса есть свой собственный разум. – заметил я.</text:p>
      <text:p text:style-name="P110">Анакорн усмехнулся.</text:p>
      <text:p text:style-name="P11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8"/>
      <text:p text:style-name="P108">Анакорн постучал по столику карандашом. Карта Эквестрии поднялась над столом и свернулась в шар Эквуса. Голограмма<text:span text:style-name="T55"> планеты дрожала и покрывалась рябью, как некачественная картинка в аналоговом телевизоре.</text:span></text:p>
      <text:p text:style-name="P110"/>
      <text:p text:style-name="P108"><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8"/>
      <text:p text:style-name="P108">Анакорн мрачно уставился на мерцающую голограмму Эквуса<text:span text:style-name="T36">. Ко мне наконец-то пришло понимание ситуации.</text:span></text:p>
      <text:p text:style-name="P113">– А почему ты сам не можешь поддерживать Эквус? Ты же его демиург? Ну так и питай его своей созидающей силой, пока он не окрепнет!</text:p>
      <text:p text:style-name="P108">Анакорн смутился.</text:p>
      <text:p text:style-name="P108"><text:span text:style-name="T55">– К сожалению, не </text:span><text:span text:style-name="T60">получится</text:span><text:span text:style-name="T5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5"><text:note text:id="ftn20" text:note-class="footnote"><text:note-citation>20</text:note-citation><text:note-body><text:p text:style-name="P15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3">– Сам ты раздолбай! – произнёс, наконец, Свирл.</text:p></text:note-body></text:note></text:span><text:span text:style-name="T55"> </text:span>И создали вы его достаточно топорно — видишь, он трещит по швам.</text:p>
      <text:p text:style-name="P108">– Хмм. То есть, это брони создали Эквус?</text:p>
      <text:p text:style-name="P108">– Да. Грубо говоря, вы его придумали. Влили в него столько фантазии, что он реализовался. Вообще, <text:span text:style-name="T5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8"/>
      <text:p text:style-name="P108">Анакорн прижал одним копытом центр карандаша к столу и ударил по его кончику другим. Карандаш стал вертеться своеобразной юлой.</text:p>
      <text:p text:style-name="P108"/>
      <text:p text:style-name="P108">– Я не могу полноценно общаться с метаинтеллектом реальности, <text:span text:style-name="T5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8"><text:span text:style-name="T5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0"/>
      <text:p text:style-name="P108">Я вспомнил события последнего времени моей родины<text:span text:style-name="T17">.</text:span></text:p>
      <text:p text:style-name="P10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8">Анакорн с такой силой надавил копытом на карандаш, что тот хрустнул.</text:p>
      <text:p text:style-name="P10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8"><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0">Я развёл руками.</text:p>
      <text:p text:style-name="P11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0">Анакорн улыбнулся и вскочил с пуфика.</text:p>
      <text:p text:style-name="P108"><text:span text:style-name="T55">–</text:span><text:span text:style-name="T36"> На самом деле помочь мне достаточно легко. Видишь ли, залатать дыры конструкции Эквуса можно «наложив» на них правдоподобное </text:span><text:span text:style-name="T55">— иначе говоря, жизнеспособное —</text:span><text:span text:style-name="T36"> объяснение и направив на это объяснение подпитывающую энергию адептов. В мире людей даже есть шуточная награда, учреждённая </text:span><text:span text:style-name="T47">Marvel Comics </text:span><text:span text:style-name="T3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7">Marvel</text:span><text:span text:style-name="T36">.</text:span></text:p>
      <text:p text:style-name="P11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3"/>
      <text:p text:style-name="P113">Я истерически расхохотался.</text:p>
      <text:p text:style-name="P11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3">Спустив пар, я скептически хмыкнул.</text:p>
      <text:p text:style-name="P113">– Да и как их корректировать, эти недочёты? Сказать: «Повелеваю быть сему»?</text:p>
      <text:p text:style-name="P113">Анакорн поправил невесть откуда взявшиеся на переносице очки и ответил.</text:p>
      <text:p text:style-name="P108"><text:span text:style-name="T36">– Ты уже устранил крупнейший дефект Эквестрии </text:span><text:span text:style-name="T55">— манипуляции светилом. Аналогично решаются и остальные проблемы</text:span><text:span text:style-name="T3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5">— вещь живучая</text:span><text:span text:style-name="T3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3">Я задумался. На самом деле, интересная логическая задача…</text:p>
      <text:p text:style-name="P11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8"><text:span text:style-name="T55">–</text:span><text:span text:style-name="T36"> А кьютимарки? Как, разрази меня квазар, объяснить кьютимарки? </text:span><text:span text:style-name="T55">– азартно воскликнул Анакорн.</text:span></text:p>
      <text:p text:style-name="P113">– А кьютимарки ты сам даришь пони, когда распознаёшь их жизненное предназначение!!! – так же азартно заорал я.</text:p>
      <text:p text:style-name="P113">–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3">Я пожал плечами.</text:p>
      <text:p text:style-name="P113">– А по-другому я не могу объяснить их появление. К сожалению.</text:p>
      <text:p text:style-name="P113"><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3">– Хорошо. Уговорил. Кьютимарки беру на себя. Так и знал, что мне самое трудное достанется!</text:p>
      <text:p text:style-name="P11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на меня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голограмме снизился на порядок и сама она стала светиться ровным голубоватым светом.</text:p>
      <text:p text:style-name="P11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3">– Почему бы не сделать главной каноническую Эквестрию? Ту, что описана в мультике?</text:p>
      <text:p text:style-name="P113">– Учти<text:span text:style-name="T6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9">—</text:span><text:span text:style-name="T64"> точнее, дерево схожих миров Эквуса </text:span><text:span text:style-name="T69">—</text:span><text:span text:style-name="T64"> создали брони. Разумеется, стержнем им послужил именно сериал, но каждый фанфик </text:span><text:span text:style-name="T69">—</text:span><text:span text:style-name="T6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4"/>
      <text:p text:style-name="P11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4"/>
      <text:p text:style-name="P11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4"/>
      <text:p text:style-name="P113">Анакорн аж подпрыгнул на месте от восторга и стал мне аплодировать.</text:p>
      <text:p text:style-name="P114"/>
      <text:p text:style-name="P113"><text:span text:style-name="T64">– Наконец-то я вижу свет в конце тоннеля! Как это не пришло мне в голову! Ты всё отлично увязал! Всё сходится! Более того </text:span><text:span text:style-name="T69">—</text:span><text:span text:style-name="T64"> Анакорн заговорщически подмигнул мне </text:span><text:span text:style-name="T69">—</text:span><text:span text:style-name="T6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64">Объединённом Континууме Эквуса! Твой фанфик будет последним настоящим фанфиком в этом смысле </text:span><text:span text:style-name="T69">— и первой реальной историей в Объединённом Континууме Эквуса</text:span><text:span text:style-name="T64">!</text:span></text:p>
      <text:p text:style-name="P114"/>
      <text:p text:style-name="P114">Я подозрительно посмотрел на Анакорна.</text:p>
      <text:p text:style-name="P114"/>
      <text:p text:style-name="P113"><text:span text:style-name="T24">– </text:span><text:span text:style-name="T64">Какой ещё, нафиг, «мой фанфик»? Я никакого фанфика не писал. И не собираюсь.</text:span></text:p>
      <text:p text:style-name="P114">Анакорн ехидно ухмыльнулся и сделал мне «глазки».</text:p>
      <text:p text:style-name="P113"><text:span text:style-name="T24">– </text:span><text:span text:style-name="T64">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4"/>
      <text:p text:style-name="P114">Я растерялся.</text:p>
      <text:p text:style-name="P113"><text:span text:style-name="T17">–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3"><text:span text:style-name="T17">– </text:span>Пиши, как есть. <text:span text:style-name="T17">– </text:span>развёл копытами Анакорн. <text:span text:style-name="T17">– </text:span>Авось сгодится. Я писать точно не буду <text:span text:style-name="T69">— ты меня с кьютимарками уже пригрузил на ближайшие тысячи лет.</text:span></text:p>
      <text:p text:style-name="P113">…</text:p>
      <text:p text:style-name="P113">Факн щит<text:note text:id="ftn21" text:note-class="footnote"><text:note-citation>21</text:note-citation><text:note-body><text:p text:style-name="P150">Fucking shit <text:span text:style-name="T2">–</text:span> <text:span text:style-name="T1">ёбаное дерьмо</text:span></text:p></text:note-body></text:note>!..</text:p>
      <text:p text:style-name="P113">…</text:p>
      <text:p text:style-name="P113">Ну а что мне остаётся? Я фейспамнул.</text:p>
      <text:p text:style-name="P113"/>
      <text:p text:style-name="P113"><text:span text:style-name="T17">–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3">Анакорн насупился и спрятал карандаш в гриву.</text:p>
      <text:p text:style-name="P113"><text:span text:style-name="T17">–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3"/>
      <text:p text:style-name="P113">Вот тебе и помахала Эквестрия ручкой, Анон!</text:p>
      <text:p text:style-name="P113"/>
      <text:p text:style-name="P11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3"><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2"/>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8">– А я разве сплю?</text:p>
      <text:p text:style-name="P108">–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к себе обратно проходил?</text:p>
      <text:p text:style-name="P10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8">Так вот, возвращать тебя обратно в твой мир я не буду.</text:p>
      <text:p text:style-name="P108"/>
      <text:p text:style-name="P108">Я непонимающе хлопал глазами.</text:p>
      <text:p text:style-name="P108"/>
      <text:p text:style-name="P10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10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8">Теперь — об оплате.</text:p>
      <text:p text:style-name="P108"/>
      <text:p text:style-name="P108">Анакорн наклонился ко мне через стол и подмигнул.</text:p>
      <text:p text:style-name="P108"/>
      <text:p text:style-name="P108">– Проси, чего хочешь!</text:p>
      <text:p text:style-name="P108"/>
      <text:p text:style-name="P108">Пока я думал, демиург мурлыкал себе под нос в эйфории: «Да! В такие моменты ощущаешь себя богом! Я крут! Ха-ха!»</text:p>
      <text:p text:style-name="P108"><text:soft-page-break/></text:p>
      <text:p text:style-name="P10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8">Ради этого написать фанфик — очень малая цена. Совсем ничтожная.</text:p>
      <text:p text:style-name="P113"/>
      <text:p text:style-name="P113">– Верни Дэш!!!</text:p>
      <text:p text:style-name="P113"/>
      <text:p text:style-name="P113">Копыта Анакорна разъехались и он впечатался мордой в стол.</text:p>
      <text:p text:style-name="P113">– Э-э-э… м-м-м… ну-у-у… Перо мне в зад!.. Нельзя сказать, что это совсем невыполнимо… Но, прямо скажу, задачка не для студента!</text:p>
      <text:p text:style-name="P113">Глаза демиурга бегали, как у застуканного в трамвае безбилетника.</text:p>
      <text:p text:style-name="P113">– А ты студент?</text:p>
      <text:p text:style-name="P11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3">– Другое просить не будешь? – сухо переспросил Анакорн. – Учти, время уходит. То, что я вижу в качестве решения, мне не нравится.</text:p>
      <text:p text:style-name="P113">– Нет! – отрезал я.</text:p>
      <text:p text:style-name="P11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3">– Что? Ты о чём?</text:p>
      <text:p text:style-name="P113">–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3">Есть только маленькая проблемка…</text:p>
      <text:p text:style-name="P113"/>
      <text:p text:style-name="P113">Анакорн скривился и отвёл глаза.</text:p>
      <text:p text:style-name="P113">– Какая?</text:p>
      <text:p text:style-name="P11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4">— </text:span>тебя никогда и не будет! Каково это <text:span text:style-name="T34">— </text:span><text:span text:style-name="T71">не знаю даже я. Говорят, это офигенно паршиво, намного хуже смерти. </text:span>Мне очень жаль. Тебе ещё не поздно выбрать что-нибудь другое.</text:p>
      <text:p text:style-name="P113">Я вздохнул. Слишком много философии на мою голову!</text:p>
      <text:p text:style-name="P113">– Делай, как я сказал! А я сделаю своё.</text:p>
      <text:p text:style-name="P113"/>
      <text:p text:style-name="P10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8">– Ты ещё увидишь пару-тройку снов на прощание. Это мой подарок тебе. Удачи!</text:p>
      <text:p text:style-name="P108"/>
      <text:p text:style-name="P119"><text:soft-page-break/>~~~</text:p>
      <text:p text:style-name="P114"/>
      <text:p text:style-name="P114">– Здравствуй, Анон. – Селестия стояла передо мной без привычных взгляду властных регалий. – Я хочу поблагодарить тебя за всё.</text:p>
      <text:p text:style-name="P114">– Привет, Сел. Я рад, что с тобой всё в порядке.</text:p>
      <text:p text:style-name="P114">Аликорница стояла передо мной в сияющем ореоле гривы. Потом она нерешительно сделала шаг навстречу.</text:p>
      <text:p text:style-name="P11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4">Я устало рассмеялся.</text:p>
      <text:p text:style-name="P114">– Сел, я завязал с конеёбством. Извини.</text:p>
      <text:p text:style-name="P114">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4">– В другое время, в другом месте, Анон! В другое время, в другом месте!</text:p>
      <text:p text:style-name="P114"/>
      <text:p text:style-name="P117">~~~</text:p>
      <text:p text:style-name="P117"/>
      <text:p text:style-name="P39"><text:span text:style-name="T2">–</text:span><text:span text:style-name="T1"> Прости, что когда-то хотела убить тебя. Я ослабела и Найтмэр Мун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11">–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1">Тёмная аликорница тяжело вздохнула.</text:p>
      <text:p text:style-name="P111">–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1">– Я был бы рад. Мне жаль, что из-за меня погиб твой особенный пони.</text:p>
      <text:p text:style-name="P111">Луна горько вздохнула.</text:p>
      <text:p text:style-name="P111">–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30">Мир?</text:span></text:p>
      <text:p text:style-name="P121">Я молча протянул руку к носу аликорницы и попытался легонько сжать его. Рука прошла сквозь тело.</text:p>
      <text:p text:style-name="P121">– Бу-уп! – слабо улыбнулась Луна.</text:p>
      <text:p text:style-name="P111">Аликорница подняла копыто и прижала его к моей груди.</text:p>
      <text:p text:style-name="P11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8"/>
      <text:p text:style-name="P117">~~~</text:p>
      <text:p text:style-name="P118"><text:soft-page-break/></text:p>
      <text:p text:style-name="P111">– Думал от меня в другой реальности спрятаться, Проводничёк?!</text:p>
      <text:p text:style-name="P111">Передо мной возникла хмурая морда Дискорда.</text:p>
      <text:p text:style-name="P11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1">Так что, Проводничёк, мы ещё встретимся! В другое время и в другом месте! Жди! В другое время, в другом месте!!!</text:p>
      <text:p text:style-name="P115"/>
      <text:p text:style-name="P116">~~~</text:p>
      <text:p text:style-name="P108"/>
      <text:p text:style-name="P111">– Анон?</text:p>
      <text:p text:style-name="P111">– Дэш?!!</text:p>
      <text:p text:style-name="P111">– Эмм… Ты мне снишься?</text:p>
      <text:p text:style-name="P111">– Нет, Дэш, это ты мне снишься.</text:p>
      <text:p text:style-name="P11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1">Пегаска почесала в затылке со смущением.</text:p>
      <text:p text:style-name="P111">– Да? Правда? Ну, офигеть! Что-то я такого не помню совсем. А ты как?</text:p>
      <text:p text:style-name="P107"><text:span text:style-name="T40">– Я в порядке. Вот, возвращаюсь </text:span>в свой мир. Ну, не совсем <text:span text:style-name="T1">в свой</text:span>. Почти.</text:p>
      <text:p text:style-name="P107"><text:span text:style-name="T1">–</text:span> Навсегда? <text:span text:style-name="T1">Ты не вернёшься?</text:span></text:p>
      <text:p text:style-name="P107"><text:span text:style-name="T1">–</text:span> Скорее всего, да.</text:p>
      <text:p text:style-name="P107"><text:span text:style-name="T1">–</text:span> Это плохо. <text:span text:style-name="T1">Я хотела тебе сказать</text:span>…</text:p>
      <text:p text:style-name="P107"><text:span text:style-name="T1">–</text:span> Не надо, Дэш. Не стоит. Мне очень жаль.</text:p>
      <text:p text:style-name="P10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6">Хочу, чтобы ты </text:span><text:span text:style-name="T37">делал мне почесушки</text:span><text:span text:style-name="T36"> и хлопал по крупу</text:span>!</text:p>
      <text:p text:style-name="P108">В голосе пегаски слышались слёзы.</text:p>
      <text:p text:style-name="P10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7"><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7"><text:span text:style-name="T1">–</text:span> И тебя, и Твайлайт, и <text:span text:style-name="T1">Пинки</text:span>, и <text:span text:style-name="T1">Эпплджек</text:span>, и всех-всех-всех… Таковы правила.</text:p>
      <text:p text:style-name="P107"><text:soft-page-break/><text:span text:style-name="T17">– Вот д</text:span>искорд!.. Почему всё так паршиво?.. Я даже не могу уткнуться носом тебе в грудь. Я прохожу сквозь тебя, <text:span text:style-name="T17">–</text:span> всхлипнула сквозь зубы <text:span text:style-name="T1">Дэш</text:span>.</text:p>
      <text:p text:style-name="P107">Я опустил руку на шею <text:span text:style-name="T1">пегаски</text:span> и ощутил теплоту и лёгкое покалывание в пустоте.</text:p>
      <text:p text:style-name="P107"><text:span text:style-name="T17">–</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7"><text:span text:style-name="T1">–</text:span> И лучше рано, чем поздно! Я не люблю <text:span text:style-name="T1">долго </text:span>ждать!</text:p>
      <text:p text:style-name="P107"><text:span text:style-name="T1">–</text:span> Да, Дэш. <text:span text:style-name="T1">–</text:span> её образ начал таять. <text:span text:style-name="T1">–</text:span> Да, я помню.</text:p>
      <text:p text:style-name="P107"/>
      <text:p text:style-name="P107">Я всё ещё помню…</text:p>
      <text:p text:style-name="P57"/>
      <text:h text:style-name="Heading_20_2" text:outline-level="2">Эпилог. Земля</text:h>
      <text:p text:style-name="P120"/>
      <text:p text:style-name="P127">Звон будильника чуть не проломил башку. Я открыл глаза. </text:p>
      <text:p text:style-name="P127"/>
      <text:p text:style-name="P128"><text:span text:style-name="T1">Бляяяяяяя… Голова чугунная… Вот на кой хрен ложиться в </text:span><text:span text:style-name="T17">два</text:span><text:span text:style-name="T1">, чтоб потом спать до одиннадцати и ни хрена не выспаться при этом?</text:span> На работу опять к часу<text:span text:style-name="T17">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25"/>
      <text:p text:style-name="P127"><text:span text:style-name="T1">Я нашарил ногами тапки и пошёл в ванную. Проходя мимо стола, зацепился взглядом за</text:span> эскиз <text:span text:style-name="T1">рисунка</text:span>.</text:p>
      <text:p text:style-name="P127"/>
      <text:p text:style-name="P12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5"/>
      <text:p text:style-name="P123">Для того, чтобы выдавить остатки пасты на щётку, пришлось затратить серьёзные усилия.</text:p>
      <text:p text:style-name="P123"/>
      <text:p text:style-name="P124">Ага, и купить туалетной бумаги. Иначе уже вечером придётся использовать рекламки, что кидают в почтовый ящик. А они, блин, глянцевые!</text:p>
      <text:p text:style-name="P124"/>
      <text:p text:style-name="P126">Мысли вернулись к фантазии.</text:p>
      <text:p text:style-name="P126"/>
      <text:p text:style-name="P12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4"/>
      <text:p text:style-name="P123">Попытка притронуться щёткой к зубу вызвала ноющую боль. </text:p>
      <text:p text:style-name="P123"/>
      <text:p text:style-name="P12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5"><text:soft-page-break/></text:p>
      <text:p text:style-name="P123">Доставая из стола ключи от машины, опять наткнулся взглядом на эскиз.</text:p>
      <text:p text:style-name="P123"/>
      <text:p text:style-name="P12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5">А вот, кстати… А почему бы и нет? Хорошее ведь название? И интригующее — сразу сесть за клавиатуру захотелось.</text:p>
      <text:p text:style-name="P125"/>
      <text:p text:style-name="P12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08T21:07:37.389677660</dc:date>
    <meta:editing-duration>P155DT16H30M27S</meta:editing-duration>
    <meta:editing-cycles>9905</meta:editing-cycles>
    <meta:generator>LibreOffice/5.1.6.2$Linux_X86_64 LibreOffice_project/10m0$Build-2</meta:generator>
    <meta:printed-by>макс </meta:printed-by>
    <meta:print-date>2017-08-23T21:51:29.95</meta:print-date>
    <meta:document-statistic meta:table-count="0" meta:image-count="0" meta:object-count="0" meta:page-count="255" meta:paragraph-count="4910" meta:word-count="103506" meta:character-count="685913" meta:non-whitespace-character-count="582727"/>
  </office:meta>
</office:document-meta>
</file>